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37" style:family="table-column">
      <style:table-column-properties fo:break-before="auto" style:column-width="3.413cm"/>
    </style:style>
    <style:style style:name="co38" style:family="table-column">
      <style:table-column-properties fo:break-before="auto" style:column-width="5.105cm"/>
    </style:style>
    <style:style style:name="co39" style:family="table-column">
      <style:table-column-properties fo:break-before="auto" style:column-width="13.624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609cm"/>
    </style:style>
    <style:style style:name="co30" style:family="table-column">
      <style:table-column-properties fo:break-before="auto" style:column-width="1.192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0.804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0.942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0.526cm"/>
    </style:style>
    <style:style style:name="co40" style:family="table-column">
      <style:table-column-properties fo:break-before="auto" style:column-width="1.774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6" style:family="table-cell" style:parent-style-name="Default" style:data-style-name="N30"/>
    <style:style style:name="ce12" style:family="table-cell" style:parent-style-name="Default" style:data-style-name="N118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 style:data-style-name="N116"/>
    <style:style style:name="ce11" style:family="table-cell" style:parent-style-name="Default" style:data-style-name="N116">
      <style:table-cell-properties fo:background-color="#ccffff"/>
    </style:style>
    <style:style style:name="ce13" style:family="table-cell" style:parent-style-name="Default" style:data-style-name="N116">
      <style:table-cell-properties fo:background-color="#ffcc99"/>
    </style:style>
    <style:style style:name="ce14" style:family="table-cell" style:parent-style-name="Default" style:data-style-name="N116">
      <style:table-cell-properties fo:background-color="#ffffcc"/>
    </style:style>
    <style:style style:name="ce15" style:family="table-cell" style:parent-style-name="Default" style:data-style-name="N117"/>
    <style:style style:name="ce17" style:family="table-cell" style:parent-style-name="Default" style:data-style-name="N2"/>
    <style:style style:name="ce18" style:family="table-cell" style:parent-style-name="Default" style:data-style-name="N30">
      <style:table-cell-properties fo:background-color="#ffffcc"/>
    </style:style>
    <style:style style:name="ce19" style:family="table-cell" style:parent-style-name="Default" style:data-style-name="N118">
      <style:table-cell-properties fo:background-color="#ffffcc"/>
    </style:style>
    <style:style style:name="ce20" style:family="table-cell" style:parent-style-name="Default">
      <style:table-cell-properties fo:background-color="#ffd320"/>
    </style:style>
    <style:style style:name="ce21" style:family="table-cell" style:parent-style-name="Default" style:data-style-name="N2">
      <style:table-cell-properties fo:background-color="#ccffff"/>
    </style:style>
    <style:style style:name="ce22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0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0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0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0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0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0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0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0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0"/>
          <table:table-cell table:number-columns-repeated="997"/>
        </table:table-row>
        <table:table-row table:style-name="ro1">
          <table:table-cell table:style-name="ce6" office:value-type="float" office:value="2915.95">
            <text:p>2915.950</text:p>
          </table:table-cell>
          <table:table-cell office:value-type="float" office:value="10">
            <text:p>10</text:p>
          </table:table-cell>
          <table:table-cell table:formula="of:=[.C3]*1.01" office:value-type="float" office:value="3221.0228865928">
            <text:p>3221.0229</text:p>
          </table:table-cell>
          <table:table-cell table:style-name="ce6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0" table:formula="of:=[.F3]*1.01" office:value-type="float" office:value="1.12781919004484">
            <text:p>1.1278</text:p>
          </table:table-cell>
          <table:table-cell table:style-name="ce6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0" table:formula="of:=[.I3]*1.01" office:value-type="float" office:value="0.767712377160787">
            <text:p>0.7677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0" table:formula="of:=[.L3]*1.01" office:value-type="float" office:value="19.3308871946961">
            <text:p>19.3309</text:p>
          </table:table-cell>
          <table:table-cell table:style-name="ce6" office:value-type="float" office:value="72.93">
            <text:p>72.930</text:p>
          </table:table-cell>
          <table:table-cell office:value-type="float" office:value="10">
            <text:p>10</text:p>
          </table:table-cell>
          <table:table-cell table:style-name="ce10" table:formula="of:=[.O3]*1.01" office:value-type="float" office:value="80.5600916062391">
            <text:p>80.5601</text:p>
          </table:table-cell>
          <table:table-cell table:style-name="ce6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0" table:formula="of:=[.R3]*1.01" office:value-type="float" office:value="26.5551158948854">
            <text:p>26.5551</text:p>
          </table:table-cell>
          <table:table-cell table:style-name="ce6" office:value-type="float" office:value="71.6">
            <text:p>71.600</text:p>
          </table:table-cell>
          <table:table-cell office:value-type="float" office:value="10">
            <text:p>10</text:p>
          </table:table-cell>
          <table:table-cell table:style-name="ce10" table:formula="of:=[.U3]*1.01" office:value-type="float" office:value="79.0909441794423">
            <text:p>79.0909</text:p>
          </table:table-cell>
          <table:table-cell table:style-name="ce6" office:value-type="float" office:value="64.3">
            <text:p>64.300</text:p>
          </table:table-cell>
          <table:table-cell office:value-type="float" office:value="10">
            <text:p>10</text:p>
          </table:table-cell>
          <table:table-cell table:style-name="ce10" table:formula="of:=[.X3]*1.01" office:value-type="float" office:value="71.0272026639404">
            <text:p>71.0272</text:p>
          </table:table-cell>
          <table:table-cell table:style-name="ce6" office:value-type="float" office:value="68.6">
            <text:p>68.600</text:p>
          </table:table-cell>
          <table:table-cell office:value-type="float" office:value="10">
            <text:p>10</text:p>
          </table:table-cell>
          <table:table-cell table:style-name="ce10" table:formula="of:=[.AA3]*1.01" office:value-type="float" office:value="75.7770778032087">
            <text:p>75.777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915.95">
            <text:p>2915.9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189.13157088396">
            <text:p>3189.1316</text:p>
          </table:table-cell>
          <table:table-cell table:style-name="ce7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0" table:formula="of:=[.F4]*1.01" office:value-type="float" office:value="1.11665266341073">
            <text:p>1.1167</text:p>
          </table:table-cell>
          <table:table-cell table:style-name="ce7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0" table:formula="of:=[.I4]*1.01" office:value-type="float" office:value="0.760111264515631">
            <text:p>0.7601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0" table:formula="of:=[.L4]*1.01" office:value-type="float" office:value="19.1394922719763">
            <text:p>19.1395</text:p>
          </table:table-cell>
          <table:table-cell table:style-name="ce7" table:formula="of:=[.M2]" office:value-type="float" office:value="72.93">
            <text:p>72.930</text:p>
          </table:table-cell>
          <table:table-cell table:formula="of:=[.N2]-1" office:value-type="float" office:value="9">
            <text:p>9</text:p>
          </table:table-cell>
          <table:table-cell table:style-name="ce10" table:formula="of:=[.O4]*1.01" office:value-type="float" office:value="79.7624669368704">
            <text:p>79.7625</text:p>
          </table:table-cell>
          <table:table-cell table:style-name="ce7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0" table:formula="of:=[.R4]*1.01" office:value-type="float" office:value="26.292193955332">
            <text:p>26.2922</text:p>
          </table:table-cell>
          <table:table-cell table:style-name="ce7" table:formula="of:=[.S2]" office:value-type="float" office:value="71.6">
            <text:p>71.600</text:p>
          </table:table-cell>
          <table:table-cell table:formula="of:=[.T2]-1" office:value-type="float" office:value="9">
            <text:p>9</text:p>
          </table:table-cell>
          <table:table-cell table:style-name="ce10" table:formula="of:=[.U4]*1.01" office:value-type="float" office:value="78.3078655242003">
            <text:p>78.3079</text:p>
          </table:table-cell>
          <table:table-cell table:style-name="ce7" table:formula="of:=[.V2]" office:value-type="float" office:value="64.3">
            <text:p>64.300</text:p>
          </table:table-cell>
          <table:table-cell table:formula="of:=[.W2]-1" office:value-type="float" office:value="9">
            <text:p>9</text:p>
          </table:table-cell>
          <table:table-cell table:style-name="ce10" table:formula="of:=[.X4]*1.01" office:value-type="float" office:value="70.3239630336044">
            <text:p>70.3240</text:p>
          </table:table-cell>
          <table:table-cell table:style-name="ce7" table:formula="of:=[.Y2]" office:value-type="float" office:value="68.6">
            <text:p>68.600</text:p>
          </table:table-cell>
          <table:table-cell table:formula="of:=[.Z2]-1" office:value-type="float" office:value="9">
            <text:p>9</text:p>
          </table:table-cell>
          <table:table-cell table:style-name="ce10" table:formula="of:=[.AA4]*1.01" office:value-type="float" office:value="75.0268097061472">
            <text:p>75.0268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915.95">
            <text:p>2915.9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157.5560107762">
            <text:p>3157.5560</text:p>
          </table:table-cell>
          <table:table-cell table:style-name="ce7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0" table:formula="of:=[.F5]*1.01" office:value-type="float" office:value="1.10559669644627">
            <text:p>1.1056</text:p>
          </table:table-cell>
          <table:table-cell table:style-name="ce7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0" table:formula="of:=[.I5]*1.01" office:value-type="float" office:value="0.752585410411516">
            <text:p>0.7526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0" table:formula="of:=[.L5]*1.01" office:value-type="float" office:value="18.9499923484914">
            <text:p>18.9500</text:p>
          </table:table-cell>
          <table:table-cell table:style-name="ce7" table:formula="of:=[.M3]" office:value-type="float" office:value="72.93">
            <text:p>72.930</text:p>
          </table:table-cell>
          <table:table-cell table:formula="of:=[.N3]-1" office:value-type="float" office:value="8">
            <text:p>8</text:p>
          </table:table-cell>
          <table:table-cell table:style-name="ce10" table:formula="of:=[.O5]*1.01" office:value-type="float" office:value="78.9727395414559">
            <text:p>78.9727</text:p>
          </table:table-cell>
          <table:table-cell table:style-name="ce7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0" table:formula="of:=[.R5]*1.01" office:value-type="float" office:value="26.031875203299">
            <text:p>26.0319</text:p>
          </table:table-cell>
          <table:table-cell table:style-name="ce7" table:formula="of:=[.S3]" office:value-type="float" office:value="71.6">
            <text:p>71.600</text:p>
          </table:table-cell>
          <table:table-cell table:formula="of:=[.T3]-1" office:value-type="float" office:value="8">
            <text:p>8</text:p>
          </table:table-cell>
          <table:table-cell table:style-name="ce10" table:formula="of:=[.U5]*1.01" office:value-type="float" office:value="77.5325401229705">
            <text:p>77.5325</text:p>
          </table:table-cell>
          <table:table-cell table:style-name="ce7" table:formula="of:=[.V3]" office:value-type="float" office:value="64.3">
            <text:p>64.300</text:p>
          </table:table-cell>
          <table:table-cell table:formula="of:=[.W3]-1" office:value-type="float" office:value="8">
            <text:p>8</text:p>
          </table:table-cell>
          <table:table-cell table:style-name="ce10" table:formula="of:=[.X5]*1.01" office:value-type="float" office:value="69.6276861718855">
            <text:p>69.6277</text:p>
          </table:table-cell>
          <table:table-cell table:style-name="ce7" table:formula="of:=[.Y3]" office:value-type="float" office:value="68.6">
            <text:p>68.600</text:p>
          </table:table-cell>
          <table:table-cell table:formula="of:=[.Z3]-1" office:value-type="float" office:value="8">
            <text:p>8</text:p>
          </table:table-cell>
          <table:table-cell table:style-name="ce10" table:formula="of:=[.AA5]*1.01" office:value-type="float" office:value="74.2839700060863">
            <text:p>74.284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915.95">
            <text:p>2915.9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126.29307997644">
            <text:p>3126.2931</text:p>
          </table:table-cell>
          <table:table-cell table:style-name="ce7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0" table:formula="of:=[.F6]*1.01" office:value-type="float" office:value="1.09465019450126">
            <text:p>1.0947</text:p>
          </table:table-cell>
          <table:table-cell table:style-name="ce7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0" table:formula="of:=[.I6]*1.01" office:value-type="float" office:value="0.745134069714372">
            <text:p>0.745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0" table:formula="of:=[.L6]*1.01" office:value-type="float" office:value="18.7623686618727">
            <text:p>18.7624</text:p>
          </table:table-cell>
          <table:table-cell table:style-name="ce7" table:formula="of:=[.M4]" office:value-type="float" office:value="72.93">
            <text:p>72.930</text:p>
          </table:table-cell>
          <table:table-cell table:formula="of:=[.N4]-1" office:value-type="float" office:value="7">
            <text:p>7</text:p>
          </table:table-cell>
          <table:table-cell table:style-name="ce10" table:formula="of:=[.O6]*1.01" office:value-type="float" office:value="78.1908312291642">
            <text:p>78.1908</text:p>
          </table:table-cell>
          <table:table-cell table:style-name="ce7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0" table:formula="of:=[.R6]*1.01" office:value-type="float" office:value="25.7741338646525">
            <text:p>25.7741</text:p>
          </table:table-cell>
          <table:table-cell table:style-name="ce7" table:formula="of:=[.S4]" office:value-type="float" office:value="71.6">
            <text:p>71.600</text:p>
          </table:table-cell>
          <table:table-cell table:formula="of:=[.T4]-1" office:value-type="float" office:value="7">
            <text:p>7</text:p>
          </table:table-cell>
          <table:table-cell table:style-name="ce10" table:formula="of:=[.U6]*1.01" office:value-type="float" office:value="76.7648912108619">
            <text:p>76.7649</text:p>
          </table:table-cell>
          <table:table-cell table:style-name="ce7" table:formula="of:=[.V4]" office:value-type="float" office:value="64.3">
            <text:p>64.300</text:p>
          </table:table-cell>
          <table:table-cell table:formula="of:=[.W4]-1" office:value-type="float" office:value="7">
            <text:p>7</text:p>
          </table:table-cell>
          <table:table-cell table:style-name="ce10" table:formula="of:=[.X6]*1.01" office:value-type="float" office:value="68.9383031404807">
            <text:p>68.9383</text:p>
          </table:table-cell>
          <table:table-cell table:style-name="ce7" table:formula="of:=[.Y4]" office:value-type="float" office:value="68.6">
            <text:p>68.600</text:p>
          </table:table-cell>
          <table:table-cell table:formula="of:=[.Z4]-1" office:value-type="float" office:value="7">
            <text:p>7</text:p>
          </table:table-cell>
          <table:table-cell table:style-name="ce10" table:formula="of:=[.AA6]*1.01" office:value-type="float" office:value="73.5484851545409">
            <text:p>73.548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915.95">
            <text:p>2915.9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095.33968314499">
            <text:p>3095.3397</text:p>
          </table:table-cell>
          <table:table-cell table:style-name="ce7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0" table:formula="of:=[.F7]*1.01" office:value-type="float" office:value="1.08381207376362">
            <text:p>1.0838</text:p>
          </table:table-cell>
          <table:table-cell table:style-name="ce7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0" table:formula="of:=[.I7]*1.01" office:value-type="float" office:value="0.737756504667695">
            <text:p>0.737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0" table:formula="of:=[.L7]*1.01" office:value-type="float" office:value="18.5766026355175">
            <text:p>18.5766</text:p>
          </table:table-cell>
          <table:table-cell table:style-name="ce7" table:formula="of:=[.M5]" office:value-type="float" office:value="72.93">
            <text:p>72.930</text:p>
          </table:table-cell>
          <table:table-cell table:formula="of:=[.N5]-1" office:value-type="float" office:value="6">
            <text:p>6</text:p>
          </table:table-cell>
          <table:table-cell table:style-name="ce10" table:formula="of:=[.O7]*1.01" office:value-type="float" office:value="77.4166645833309">
            <text:p>77.4167</text:p>
          </table:table-cell>
          <table:table-cell table:style-name="ce7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0" table:formula="of:=[.R7]*1.01" office:value-type="float" office:value="25.518944420448">
            <text:p>25.5189</text:p>
          </table:table-cell>
          <table:table-cell table:style-name="ce7" table:formula="of:=[.S5]" office:value-type="float" office:value="71.6">
            <text:p>71.600</text:p>
          </table:table-cell>
          <table:table-cell table:formula="of:=[.T5]-1" office:value-type="float" office:value="6">
            <text:p>6</text:p>
          </table:table-cell>
          <table:table-cell table:style-name="ce10" table:formula="of:=[.U7]*1.01" office:value-type="float" office:value="76.0048427830316">
            <text:p>76.0048</text:p>
          </table:table-cell>
          <table:table-cell table:style-name="ce7" table:formula="of:=[.V5]" office:value-type="float" office:value="64.3">
            <text:p>64.300</text:p>
          </table:table-cell>
          <table:table-cell table:formula="of:=[.W5]-1" office:value-type="float" office:value="6">
            <text:p>6</text:p>
          </table:table-cell>
          <table:table-cell table:style-name="ce10" table:formula="of:=[.X7]*1.01" office:value-type="float" office:value="68.2557456836443">
            <text:p>68.2557</text:p>
          </table:table-cell>
          <table:table-cell table:style-name="ce7" table:formula="of:=[.Y5]" office:value-type="float" office:value="68.6">
            <text:p>68.600</text:p>
          </table:table-cell>
          <table:table-cell table:formula="of:=[.Z5]-1" office:value-type="float" office:value="6">
            <text:p>6</text:p>
          </table:table-cell>
          <table:table-cell table:style-name="ce10" table:formula="of:=[.AA7]*1.01" office:value-type="float" office:value="72.8202823312286">
            <text:p>72.820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915.95">
            <text:p>2915.950</text:p>
          </table:table-cell>
          <table:table-cell table:style-name="ce5" table:formula="of:=[.B6]-1" office:value-type="float" office:value="5">
            <text:p>5</text:p>
          </table:table-cell>
          <table:table-cell table:style-name="ce11" table:formula="of:=[.C8]*1.01" office:value-type="float" office:value="3064.69275558909">
            <text:p>3064.6928</text:p>
          </table:table-cell>
          <table:table-cell table:style-name="ce7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1" table:formula="of:=[.F8]*1.01" office:value-type="float" office:value="1.0730812611521">
            <text:p>1.0731</text:p>
          </table:table-cell>
          <table:table-cell table:style-name="ce7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1" table:formula="of:=[.I8]*1.01" office:value-type="float" office:value="0.7304519848195">
            <text:p>0.7305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1" table:formula="of:=[.L8]*1.01" office:value-type="float" office:value="18.39267587675">
            <text:p>18.3927</text:p>
          </table:table-cell>
          <table:table-cell table:style-name="ce7" table:formula="of:=[.M6]" office:value-type="float" office:value="72.93">
            <text:p>72.930</text:p>
          </table:table-cell>
          <table:table-cell table:style-name="ce5" table:formula="of:=[.N6]-1" office:value-type="float" office:value="5">
            <text:p>5</text:p>
          </table:table-cell>
          <table:table-cell table:style-name="ce11" table:formula="of:=[.O8]*1.01" office:value-type="float" office:value="76.650162953793">
            <text:p>76.6502</text:p>
          </table:table-cell>
          <table:table-cell table:style-name="ce7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1" table:formula="of:=[.R8]*1.01" office:value-type="float" office:value="25.266281604404">
            <text:p>25.2663</text:p>
          </table:table-cell>
          <table:table-cell table:style-name="ce7" table:formula="of:=[.S6]" office:value-type="float" office:value="71.6">
            <text:p>71.600</text:p>
          </table:table-cell>
          <table:table-cell table:style-name="ce5" table:formula="of:=[.T6]-1" office:value-type="float" office:value="5">
            <text:p>5</text:p>
          </table:table-cell>
          <table:table-cell table:style-name="ce11" table:formula="of:=[.U8]*1.01" office:value-type="float" office:value="75.25231958716">
            <text:p>75.2523</text:p>
          </table:table-cell>
          <table:table-cell table:style-name="ce7" table:formula="of:=[.V6]" office:value-type="float" office:value="64.3">
            <text:p>64.300</text:p>
          </table:table-cell>
          <table:table-cell table:style-name="ce5" table:formula="of:=[.W6]-1" office:value-type="float" office:value="5">
            <text:p>5</text:p>
          </table:table-cell>
          <table:table-cell table:style-name="ce11" table:formula="of:=[.X8]*1.01" office:value-type="float" office:value="67.57994622143">
            <text:p>67.5799</text:p>
          </table:table-cell>
          <table:table-cell table:style-name="ce7" table:formula="of:=[.Y6]" office:value-type="float" office:value="68.6">
            <text:p>68.600</text:p>
          </table:table-cell>
          <table:table-cell table:style-name="ce5" table:formula="of:=[.Z6]-1" office:value-type="float" office:value="5">
            <text:p>5</text:p>
          </table:table-cell>
          <table:table-cell table:style-name="ce11" table:formula="of:=[.AA8]*1.01" office:value-type="float" office:value="72.09928943686">
            <text:p>72.0993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915.95">
            <text:p>2915.9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034.3492629595">
            <text:p>3034.3493</text:p>
          </table:table-cell>
          <table:table-cell table:style-name="ce7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0" table:formula="of:=[.F9]*1.01" office:value-type="float" office:value="1.06245669421">
            <text:p>1.0625</text:p>
          </table:table-cell>
          <table:table-cell table:style-name="ce7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0" table:formula="of:=[.I9]*1.01" office:value-type="float" office:value="0.72321978695">
            <text:p>0.7232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0" table:formula="of:=[.L9]*1.01" office:value-type="float" office:value="18.210570175">
            <text:p>18.2106</text:p>
          </table:table-cell>
          <table:table-cell table:style-name="ce7" table:formula="of:=[.M7]" office:value-type="float" office:value="72.93">
            <text:p>72.930</text:p>
          </table:table-cell>
          <table:table-cell table:formula="of:=[.N7]-1" office:value-type="float" office:value="4">
            <text:p>4</text:p>
          </table:table-cell>
          <table:table-cell table:style-name="ce10" table:formula="of:=[.O9]*1.01" office:value-type="float" office:value="75.8912504493">
            <text:p>75.8913</text:p>
          </table:table-cell>
          <table:table-cell table:style-name="ce7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0" table:formula="of:=[.R9]*1.01" office:value-type="float" office:value="25.0161204004">
            <text:p>25.0161</text:p>
          </table:table-cell>
          <table:table-cell table:style-name="ce7" table:formula="of:=[.S7]" office:value-type="float" office:value="71.6">
            <text:p>71.600</text:p>
          </table:table-cell>
          <table:table-cell table:formula="of:=[.T7]-1" office:value-type="float" office:value="4">
            <text:p>4</text:p>
          </table:table-cell>
          <table:table-cell table:style-name="ce10" table:formula="of:=[.U9]*1.01" office:value-type="float" office:value="74.507247116">
            <text:p>74.5072</text:p>
          </table:table-cell>
          <table:table-cell table:style-name="ce7" table:formula="of:=[.V7]" office:value-type="float" office:value="64.3">
            <text:p>64.300</text:p>
          </table:table-cell>
          <table:table-cell table:formula="of:=[.W7]-1" office:value-type="float" office:value="4">
            <text:p>4</text:p>
          </table:table-cell>
          <table:table-cell table:style-name="ce10" table:formula="of:=[.X9]*1.01" office:value-type="float" office:value="66.910837843">
            <text:p>66.9108</text:p>
          </table:table-cell>
          <table:table-cell table:style-name="ce7" table:formula="of:=[.Y7]" office:value-type="float" office:value="68.6">
            <text:p>68.600</text:p>
          </table:table-cell>
          <table:table-cell table:formula="of:=[.Z7]-1" office:value-type="float" office:value="4">
            <text:p>4</text:p>
          </table:table-cell>
          <table:table-cell table:style-name="ce10" table:formula="of:=[.AA9]*1.01" office:value-type="float" office:value="71.385435086">
            <text:p>71.3854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915.95">
            <text:p>2915.9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04.30620095">
            <text:p>3004.3062</text:p>
          </table:table-cell>
          <table:table-cell table:style-name="ce7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0" table:formula="of:=[.F10]*1.01" office:value-type="float" office:value="1.051937321">
            <text:p>1.0519</text:p>
          </table:table-cell>
          <table:table-cell table:style-name="ce7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0" table:formula="of:=[.I10]*1.01" office:value-type="float" office:value="0.716059195">
            <text:p>0.7161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0" table:formula="of:=[.L10]*1.01" office:value-type="float" office:value="18.0302675">
            <text:p>18.0303</text:p>
          </table:table-cell>
          <table:table-cell table:style-name="ce7" table:formula="of:=[.M8]" office:value-type="float" office:value="72.93">
            <text:p>72.930</text:p>
          </table:table-cell>
          <table:table-cell table:formula="of:=[.N8]-1" office:value-type="float" office:value="3">
            <text:p>3</text:p>
          </table:table-cell>
          <table:table-cell table:style-name="ce10" table:formula="of:=[.O10]*1.01" office:value-type="float" office:value="75.13985193">
            <text:p>75.1399</text:p>
          </table:table-cell>
          <table:table-cell table:style-name="ce7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0" table:formula="of:=[.R10]*1.01" office:value-type="float" office:value="24.76843604">
            <text:p>24.7684</text:p>
          </table:table-cell>
          <table:table-cell table:style-name="ce7" table:formula="of:=[.S8]" office:value-type="float" office:value="71.6">
            <text:p>71.600</text:p>
          </table:table-cell>
          <table:table-cell table:formula="of:=[.T8]-1" office:value-type="float" office:value="3">
            <text:p>3</text:p>
          </table:table-cell>
          <table:table-cell table:style-name="ce10" table:formula="of:=[.U10]*1.01" office:value-type="float" office:value="73.7695516">
            <text:p>73.7696</text:p>
          </table:table-cell>
          <table:table-cell table:style-name="ce7" table:formula="of:=[.V8]" office:value-type="float" office:value="64.3">
            <text:p>64.300</text:p>
          </table:table-cell>
          <table:table-cell table:formula="of:=[.W8]-1" office:value-type="float" office:value="3">
            <text:p>3</text:p>
          </table:table-cell>
          <table:table-cell table:style-name="ce10" table:formula="of:=[.X10]*1.01" office:value-type="float" office:value="66.2483543">
            <text:p>66.2484</text:p>
          </table:table-cell>
          <table:table-cell table:style-name="ce7" table:formula="of:=[.Y8]" office:value-type="float" office:value="68.6">
            <text:p>68.600</text:p>
          </table:table-cell>
          <table:table-cell table:formula="of:=[.Z8]-1" office:value-type="float" office:value="3">
            <text:p>3</text:p>
          </table:table-cell>
          <table:table-cell table:style-name="ce10" table:formula="of:=[.AA10]*1.01" office:value-type="float" office:value="70.6786486">
            <text:p>70.6786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915.95">
            <text:p>2915.950</text:p>
          </table:table-cell>
          <table:table-cell table:style-name="ce8" table:formula="of:=[.B9]-1" office:value-type="float" office:value="2">
            <text:p>2</text:p>
          </table:table-cell>
          <table:table-cell table:style-name="ce13" table:formula="of:=[.C11]*1.01" office:value-type="float" office:value="2974.560595">
            <text:p>2974.5606</text:p>
          </table:table-cell>
          <table:table-cell table:style-name="ce7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0" table:formula="of:=[.F11]*1.01" office:value-type="float" office:value="1.0415221">
            <text:p>1.0415</text:p>
          </table:table-cell>
          <table:table-cell table:style-name="ce7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0" table:formula="of:=[.I11]*1.01" office:value-type="float" office:value="0.7089695">
            <text:p>0.709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0" table:formula="of:=[.L11]*1.01" office:value-type="float" office:value="17.85175">
            <text:p>17.8518</text:p>
          </table:table-cell>
          <table:table-cell table:style-name="ce7" table:formula="of:=[.M9]" office:value-type="float" office:value="72.93">
            <text:p>72.930</text:p>
          </table:table-cell>
          <table:table-cell table:formula="of:=[.N9]-1" office:value-type="float" office:value="2">
            <text:p>2</text:p>
          </table:table-cell>
          <table:table-cell table:style-name="ce10" table:formula="of:=[.O11]*1.01" office:value-type="float" office:value="74.395893">
            <text:p>74.3959</text:p>
          </table:table-cell>
          <table:table-cell table:style-name="ce7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0" table:formula="of:=[.R11]*1.01" office:value-type="float" office:value="24.523204">
            <text:p>24.5232</text:p>
          </table:table-cell>
          <table:table-cell table:style-name="ce7" table:formula="of:=[.S9]" office:value-type="float" office:value="71.6">
            <text:p>71.600</text:p>
          </table:table-cell>
          <table:table-cell table:formula="of:=[.T9]-1" office:value-type="float" office:value="2">
            <text:p>2</text:p>
          </table:table-cell>
          <table:table-cell table:style-name="ce10" table:formula="of:=[.U11]*1.01" office:value-type="float" office:value="73.03916">
            <text:p>73.0392</text:p>
          </table:table-cell>
          <table:table-cell table:style-name="ce7" table:formula="of:=[.V9]" office:value-type="float" office:value="64.3">
            <text:p>64.300</text:p>
          </table:table-cell>
          <table:table-cell table:formula="of:=[.W9]-1" office:value-type="float" office:value="2">
            <text:p>2</text:p>
          </table:table-cell>
          <table:table-cell table:style-name="ce10" table:formula="of:=[.X11]*1.01" office:value-type="float" office:value="65.59243">
            <text:p>65.5924</text:p>
          </table:table-cell>
          <table:table-cell table:style-name="ce7" table:formula="of:=[.Y9]" office:value-type="float" office:value="68.6">
            <text:p>68.600</text:p>
          </table:table-cell>
          <table:table-cell table:formula="of:=[.Z9]-1" office:value-type="float" office:value="2">
            <text:p>2</text:p>
          </table:table-cell>
          <table:table-cell table:style-name="ce10" table:formula="of:=[.AA11]*1.01" office:value-type="float" office:value="69.97886">
            <text:p>69.9789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915.95">
            <text:p>2915.950</text:p>
          </table:table-cell>
          <table:table-cell table:style-name="ce8" table:formula="of:=[.B10]-1" office:value-type="float" office:value="1">
            <text:p>1</text:p>
          </table:table-cell>
          <table:table-cell table:style-name="ce13" table:formula="of:=[.C12]*1.01" office:value-type="float" office:value="2945.1095">
            <text:p>2945.1095</text:p>
          </table:table-cell>
          <table:table-cell table:style-name="ce7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0" table:formula="of:=[.F12]*1.01" office:value-type="float" office:value="1.03121">
            <text:p>1.0312</text:p>
          </table:table-cell>
          <table:table-cell table:style-name="ce7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0" table:formula="of:=[.I12]*1.01" office:value-type="float" office:value="0.70195">
            <text:p>0.7020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0" table:formula="of:=[.L12]*1.01" office:value-type="float" office:value="17.675">
            <text:p>17.6750</text:p>
          </table:table-cell>
          <table:table-cell table:style-name="ce7" table:formula="of:=[.M10]" office:value-type="float" office:value="72.93">
            <text:p>72.930</text:p>
          </table:table-cell>
          <table:table-cell table:formula="of:=[.N10]-1" office:value-type="float" office:value="1">
            <text:p>1</text:p>
          </table:table-cell>
          <table:table-cell table:style-name="ce10" table:formula="of:=[.O12]*1.01" office:value-type="float" office:value="73.6593">
            <text:p>73.6593</text:p>
          </table:table-cell>
          <table:table-cell table:style-name="ce7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0" table:formula="of:=[.R12]*1.01" office:value-type="float" office:value="24.2804">
            <text:p>24.2804</text:p>
          </table:table-cell>
          <table:table-cell table:style-name="ce7" table:formula="of:=[.S10]" office:value-type="float" office:value="71.6">
            <text:p>71.600</text:p>
          </table:table-cell>
          <table:table-cell table:formula="of:=[.T10]-1" office:value-type="float" office:value="1">
            <text:p>1</text:p>
          </table:table-cell>
          <table:table-cell table:style-name="ce10" table:formula="of:=[.U12]*1.01" office:value-type="float" office:value="72.316">
            <text:p>72.3160</text:p>
          </table:table-cell>
          <table:table-cell table:style-name="ce7" table:formula="of:=[.V10]" office:value-type="float" office:value="64.3">
            <text:p>64.300</text:p>
          </table:table-cell>
          <table:table-cell table:formula="of:=[.W10]-1" office:value-type="float" office:value="1">
            <text:p>1</text:p>
          </table:table-cell>
          <table:table-cell table:style-name="ce10" table:formula="of:=[.X12]*1.01" office:value-type="float" office:value="64.943">
            <text:p>64.9430</text:p>
          </table:table-cell>
          <table:table-cell table:style-name="ce7" table:formula="of:=[.Y10]" office:value-type="float" office:value="68.6">
            <text:p>68.600</text:p>
          </table:table-cell>
          <table:table-cell table:formula="of:=[.Z10]-1" office:value-type="float" office:value="1">
            <text:p>1</text:p>
          </table:table-cell>
          <table:table-cell table:style-name="ce10" table:formula="of:=[.AA12]*1.01" office:value-type="float" office:value="69.286">
            <text:p>69.286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915.95">
            <text:p>2915.950</text:p>
          </table:table-cell>
          <table:table-cell table:style-name="ce5" table:formula="of:=[.B11]-1" office:value-type="float" office:value="0">
            <text:p>0</text:p>
          </table:table-cell>
          <table:table-cell table:style-name="ce11" table:formula="of:=[.A12]" office:value-type="float" office:value="2915.95">
            <text:p>2915.9500</text:p>
          </table:table-cell>
          <table:table-cell table:style-name="ce7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1" table:formula="of:=[.D12]" office:value-type="float" office:value="1.021">
            <text:p>1.0210</text:p>
          </table:table-cell>
          <table:table-cell table:style-name="ce7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1" table:formula="of:=[.G12]" office:value-type="float" office:value="0.695">
            <text:p>0.695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1" table:formula="of:=[.J12]" office:value-type="float" office:value="17.5">
            <text:p>17.5000</text:p>
          </table:table-cell>
          <table:table-cell table:style-name="ce7" table:formula="of:=[.M11]" office:value-type="float" office:value="72.93">
            <text:p>72.930</text:p>
          </table:table-cell>
          <table:table-cell table:style-name="ce5" table:formula="of:=[.N11]-1" office:value-type="float" office:value="0">
            <text:p>0</text:p>
          </table:table-cell>
          <table:table-cell table:style-name="ce11" table:formula="of:=[.M12]" office:value-type="float" office:value="72.93">
            <text:p>72.9300</text:p>
          </table:table-cell>
          <table:table-cell table:style-name="ce7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1" table:formula="of:=[.P12]" office:value-type="float" office:value="24.04">
            <text:p>24.0400</text:p>
          </table:table-cell>
          <table:table-cell table:style-name="ce7" table:formula="of:=[.S11]" office:value-type="float" office:value="71.6">
            <text:p>71.600</text:p>
          </table:table-cell>
          <table:table-cell table:style-name="ce5" table:formula="of:=[.T11]-1" office:value-type="float" office:value="0">
            <text:p>0</text:p>
          </table:table-cell>
          <table:table-cell table:style-name="ce11" table:formula="of:=[.S12]" office:value-type="float" office:value="71.6">
            <text:p>71.6000</text:p>
          </table:table-cell>
          <table:table-cell table:style-name="ce7" table:formula="of:=[.V11]" office:value-type="float" office:value="64.3">
            <text:p>64.300</text:p>
          </table:table-cell>
          <table:table-cell table:style-name="ce5" table:formula="of:=[.W11]-1" office:value-type="float" office:value="0">
            <text:p>0</text:p>
          </table:table-cell>
          <table:table-cell table:style-name="ce11" table:formula="of:=[.V12]" office:value-type="float" office:value="64.3">
            <text:p>64.3000</text:p>
          </table:table-cell>
          <table:table-cell table:style-name="ce7" table:formula="of:=[.Y11]" office:value-type="float" office:value="68.6">
            <text:p>68.600</text:p>
          </table:table-cell>
          <table:table-cell table:style-name="ce5" table:formula="of:=[.Z11]-1" office:value-type="float" office:value="0">
            <text:p>0</text:p>
          </table:table-cell>
          <table:table-cell table:style-name="ce11" table:formula="of:=[.Y12]" office:value-type="float" office:value="68.6">
            <text:p>68.6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915.95">
            <text:p>2915.950</text:p>
          </table:table-cell>
          <table:table-cell table:style-name="ce9" table:formula="of:=[.B12]-1" office:value-type="float" office:value="-1">
            <text:p>-1</text:p>
          </table:table-cell>
          <table:table-cell table:style-name="ce14" table:formula="of:=[.C12]/1.01" office:value-type="float" office:value="2887.07920792079">
            <text:p>2887.0792</text:p>
          </table:table-cell>
          <table:table-cell table:style-name="ce7" table:formula="of:=[.D12]" office:value-type="float" office:value="1.021">
            <text:p>1.021</text:p>
          </table:table-cell>
          <table:table-cell table:style-name="ce9" table:formula="of:=[.E12]-1" office:value-type="float" office:value="-1">
            <text:p>-1</text:p>
          </table:table-cell>
          <table:table-cell table:style-name="ce14" table:formula="of:=[.F12]/1.01" office:value-type="float" office:value="1.01089108910891">
            <text:p>1.0109</text:p>
          </table:table-cell>
          <table:table-cell table:style-name="ce7" table:formula="of:=[.G12]" office:value-type="float" office:value="0.695">
            <text:p>0.695</text:p>
          </table:table-cell>
          <table:table-cell table:style-name="ce9" table:formula="of:=[.H12]-1" office:value-type="float" office:value="-1">
            <text:p>-1</text:p>
          </table:table-cell>
          <table:table-cell table:style-name="ce14" table:formula="of:=[.I12]/1.01" office:value-type="float" office:value="0.688118811881188">
            <text:p>0.6881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4" table:formula="of:=[.L12]/1.01" office:value-type="float" office:value="17.3267326732673">
            <text:p>17.3267</text:p>
          </table:table-cell>
          <table:table-cell table:style-name="ce7" table:formula="of:=[.M12]" office:value-type="float" office:value="72.93">
            <text:p>72.930</text:p>
          </table:table-cell>
          <table:table-cell table:style-name="ce9" table:formula="of:=[.N12]-1" office:value-type="float" office:value="-1">
            <text:p>-1</text:p>
          </table:table-cell>
          <table:table-cell table:style-name="ce14" table:formula="of:=[.O12]/1.01" office:value-type="float" office:value="72.2079207920792">
            <text:p>72.2079</text:p>
          </table:table-cell>
          <table:table-cell table:style-name="ce7" table:formula="of:=[.P12]" office:value-type="float" office:value="24.04">
            <text:p>24.040</text:p>
          </table:table-cell>
          <table:table-cell table:style-name="ce9" table:formula="of:=[.Q12]-1" office:value-type="float" office:value="-1">
            <text:p>-1</text:p>
          </table:table-cell>
          <table:table-cell table:style-name="ce14" table:formula="of:=[.R12]/1.01" office:value-type="float" office:value="23.8019801980198">
            <text:p>23.8020</text:p>
          </table:table-cell>
          <table:table-cell table:style-name="ce7" table:formula="of:=[.S12]" office:value-type="float" office:value="71.6">
            <text:p>71.600</text:p>
          </table:table-cell>
          <table:table-cell table:style-name="ce9" table:formula="of:=[.T12]-1" office:value-type="float" office:value="-1">
            <text:p>-1</text:p>
          </table:table-cell>
          <table:table-cell table:style-name="ce14" table:formula="of:=[.U12]/1.01" office:value-type="float" office:value="70.8910891089109">
            <text:p>70.8911</text:p>
          </table:table-cell>
          <table:table-cell table:style-name="ce7" table:formula="of:=[.V12]" office:value-type="float" office:value="64.3">
            <text:p>64.300</text:p>
          </table:table-cell>
          <table:table-cell table:style-name="ce9" table:formula="of:=[.W12]-1" office:value-type="float" office:value="-1">
            <text:p>-1</text:p>
          </table:table-cell>
          <table:table-cell table:style-name="ce14" table:formula="of:=[.X12]/1.01" office:value-type="float" office:value="63.6633663366337">
            <text:p>63.6634</text:p>
          </table:table-cell>
          <table:table-cell table:style-name="ce7" table:formula="of:=[.Y12]" office:value-type="float" office:value="68.6">
            <text:p>68.600</text:p>
          </table:table-cell>
          <table:table-cell table:style-name="ce9" table:formula="of:=[.Z12]-1" office:value-type="float" office:value="-1">
            <text:p>-1</text:p>
          </table:table-cell>
          <table:table-cell table:style-name="ce14" table:formula="of:=[.AA12]/1.01" office:value-type="float" office:value="67.9207920792079">
            <text:p>67.9208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915.95">
            <text:p>2915.950</text:p>
          </table:table-cell>
          <table:table-cell table:style-name="ce9" table:formula="of:=[.B13]-1" office:value-type="float" office:value="-2">
            <text:p>-2</text:p>
          </table:table-cell>
          <table:table-cell table:style-name="ce14" table:formula="of:=[.C13]/1.01" office:value-type="float" office:value="2858.49426526811">
            <text:p>2858.4943</text:p>
          </table:table-cell>
          <table:table-cell table:style-name="ce7" table:formula="of:=[.D13]" office:value-type="float" office:value="1.021">
            <text:p>1.021</text:p>
          </table:table-cell>
          <table:table-cell table:style-name="ce9" table:formula="of:=[.E13]-1" office:value-type="float" office:value="-2">
            <text:p>-2</text:p>
          </table:table-cell>
          <table:table-cell table:style-name="ce14" table:formula="of:=[.F13]/1.01" office:value-type="float" office:value="1.00088226644447">
            <text:p>1.0009</text:p>
          </table:table-cell>
          <table:table-cell table:style-name="ce7" table:formula="of:=[.G13]" office:value-type="float" office:value="0.695">
            <text:p>0.695</text:p>
          </table:table-cell>
          <table:table-cell table:style-name="ce9" table:formula="of:=[.H13]-1" office:value-type="float" office:value="-2">
            <text:p>-2</text:p>
          </table:table-cell>
          <table:table-cell table:style-name="ce14" table:formula="of:=[.I13]/1.01" office:value-type="float" office:value="0.68130575433781">
            <text:p>0.6813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4" table:formula="of:=[.L13]/1.01" office:value-type="float" office:value="17.1551808646211">
            <text:p>17.1552</text:p>
          </table:table-cell>
          <table:table-cell table:style-name="ce7" table:formula="of:=[.M13]" office:value-type="float" office:value="72.93">
            <text:p>72.930</text:p>
          </table:table-cell>
          <table:table-cell table:style-name="ce9" table:formula="of:=[.N13]-1" office:value-type="float" office:value="-2">
            <text:p>-2</text:p>
          </table:table-cell>
          <table:table-cell table:style-name="ce14" table:formula="of:=[.O13]/1.01" office:value-type="float" office:value="71.4929908832467">
            <text:p>71.4930</text:p>
          </table:table-cell>
          <table:table-cell table:style-name="ce7" table:formula="of:=[.P13]" office:value-type="float" office:value="24.04">
            <text:p>24.040</text:p>
          </table:table-cell>
          <table:table-cell table:style-name="ce9" table:formula="of:=[.Q13]-1" office:value-type="float" office:value="-2">
            <text:p>-2</text:p>
          </table:table-cell>
          <table:table-cell table:style-name="ce14" table:formula="of:=[.R13]/1.01" office:value-type="float" office:value="23.5663170277424">
            <text:p>23.5663</text:p>
          </table:table-cell>
          <table:table-cell table:style-name="ce7" table:formula="of:=[.S13]" office:value-type="float" office:value="71.6">
            <text:p>71.600</text:p>
          </table:table-cell>
          <table:table-cell table:style-name="ce9" table:formula="of:=[.T13]-1" office:value-type="float" office:value="-2">
            <text:p>-2</text:p>
          </table:table-cell>
          <table:table-cell table:style-name="ce14" table:formula="of:=[.U13]/1.01" office:value-type="float" office:value="70.1891971375355">
            <text:p>70.1892</text:p>
          </table:table-cell>
          <table:table-cell table:style-name="ce7" table:formula="of:=[.V13]" office:value-type="float" office:value="64.3">
            <text:p>64.300</text:p>
          </table:table-cell>
          <table:table-cell table:style-name="ce9" table:formula="of:=[.W13]-1" office:value-type="float" office:value="-2">
            <text:p>-2</text:p>
          </table:table-cell>
          <table:table-cell table:style-name="ce14" table:formula="of:=[.X13]/1.01" office:value-type="float" office:value="63.033035976865">
            <text:p>63.0330</text:p>
          </table:table-cell>
          <table:table-cell table:style-name="ce7" table:formula="of:=[.Y13]" office:value-type="float" office:value="68.6">
            <text:p>68.600</text:p>
          </table:table-cell>
          <table:table-cell table:style-name="ce9" table:formula="of:=[.Z13]-1" office:value-type="float" office:value="-2">
            <text:p>-2</text:p>
          </table:table-cell>
          <table:table-cell table:style-name="ce14" table:formula="of:=[.AA13]/1.01" office:value-type="float" office:value="67.2483089893148">
            <text:p>67.248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915.95">
            <text:p>2915.9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830.19234184961">
            <text:p>2830.1923</text:p>
          </table:table-cell>
          <table:table-cell table:style-name="ce7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0" table:formula="of:=[.F14]/1.01" office:value-type="float" office:value="0.990972541034125">
            <text:p>0.9910</text:p>
          </table:table-cell>
          <table:table-cell table:style-name="ce7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0" table:formula="of:=[.I14]/1.01" office:value-type="float" office:value="0.674560152809713">
            <text:p>0.6746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0" table:formula="of:=[.L14]/1.01" office:value-type="float" office:value="16.9853275887338">
            <text:p>16.9853</text:p>
          </table:table-cell>
          <table:table-cell table:style-name="ce7" table:formula="of:=[.M14]" office:value-type="float" office:value="72.93">
            <text:p>72.930</text:p>
          </table:table-cell>
          <table:table-cell table:formula="of:=[.N14]-1" office:value-type="float" office:value="-3">
            <text:p>-3</text:p>
          </table:table-cell>
          <table:table-cell table:style-name="ce10" table:formula="of:=[.O14]/1.01" office:value-type="float" office:value="70.7851394883631">
            <text:p>70.7851</text:p>
          </table:table-cell>
          <table:table-cell table:style-name="ce7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0" table:formula="of:=[.R14]/1.01" office:value-type="float" office:value="23.3329871561806">
            <text:p>23.3330</text:p>
          </table:table-cell>
          <table:table-cell table:style-name="ce7" table:formula="of:=[.S14]" office:value-type="float" office:value="71.6">
            <text:p>71.600</text:p>
          </table:table-cell>
          <table:table-cell table:formula="of:=[.T14]-1" office:value-type="float" office:value="-3">
            <text:p>-3</text:p>
          </table:table-cell>
          <table:table-cell table:style-name="ce10" table:formula="of:=[.U14]/1.01" office:value-type="float" office:value="69.4942545916193">
            <text:p>69.4943</text:p>
          </table:table-cell>
          <table:table-cell table:style-name="ce7" table:formula="of:=[.V14]" office:value-type="float" office:value="64.3">
            <text:p>64.300</text:p>
          </table:table-cell>
          <table:table-cell table:formula="of:=[.W14]-1" office:value-type="float" office:value="-3">
            <text:p>-3</text:p>
          </table:table-cell>
          <table:table-cell table:style-name="ce10" table:formula="of:=[.X14]/1.01" office:value-type="float" office:value="62.4089465117475">
            <text:p>62.4089</text:p>
          </table:table-cell>
          <table:table-cell table:style-name="ce7" table:formula="of:=[.Y14]" office:value-type="float" office:value="68.6">
            <text:p>68.600</text:p>
          </table:table-cell>
          <table:table-cell table:formula="of:=[.Z14]-1" office:value-type="float" office:value="-3">
            <text:p>-3</text:p>
          </table:table-cell>
          <table:table-cell table:style-name="ce10" table:formula="of:=[.AA14]/1.01" office:value-type="float" office:value="66.5824841478364">
            <text:p>66.5825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915.95">
            <text:p>2915.9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02.17063549467">
            <text:p>2802.1706</text:p>
          </table:table-cell>
          <table:table-cell table:style-name="ce7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0" table:formula="of:=[.F15]/1.01" office:value-type="float" office:value="0.981160931716956">
            <text:p>0.9812</text:p>
          </table:table-cell>
          <table:table-cell table:style-name="ce7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0" table:formula="of:=[.I15]/1.01" office:value-type="float" office:value="0.667881339415557">
            <text:p>0.6679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0" table:formula="of:=[.L15]/1.01" office:value-type="float" office:value="16.8171560284493">
            <text:p>16.8172</text:p>
          </table:table-cell>
          <table:table-cell table:style-name="ce7" table:formula="of:=[.M15]" office:value-type="float" office:value="72.93">
            <text:p>72.930</text:p>
          </table:table-cell>
          <table:table-cell table:formula="of:=[.N15]-1" office:value-type="float" office:value="-4">
            <text:p>-4</text:p>
          </table:table-cell>
          <table:table-cell table:style-name="ce10" table:formula="of:=[.O15]/1.01" office:value-type="float" office:value="70.0842965231318">
            <text:p>70.0843</text:p>
          </table:table-cell>
          <table:table-cell table:style-name="ce7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0" table:formula="of:=[.R15]/1.01" office:value-type="float" office:value="23.1019674813669">
            <text:p>23.1020</text:p>
          </table:table-cell>
          <table:table-cell table:style-name="ce7" table:formula="of:=[.S15]" office:value-type="float" office:value="71.6">
            <text:p>71.600</text:p>
          </table:table-cell>
          <table:table-cell table:formula="of:=[.T15]-1" office:value-type="float" office:value="-4">
            <text:p>-4</text:p>
          </table:table-cell>
          <table:table-cell table:style-name="ce10" table:formula="of:=[.U15]/1.01" office:value-type="float" office:value="68.8061926649696">
            <text:p>68.8062</text:p>
          </table:table-cell>
          <table:table-cell table:style-name="ce7" table:formula="of:=[.V15]" office:value-type="float" office:value="64.3">
            <text:p>64.300</text:p>
          </table:table-cell>
          <table:table-cell table:formula="of:=[.W15]-1" office:value-type="float" office:value="-4">
            <text:p>-4</text:p>
          </table:table-cell>
          <table:table-cell table:style-name="ce10" table:formula="of:=[.X15]/1.01" office:value-type="float" office:value="61.7910361502451">
            <text:p>61.7910</text:p>
          </table:table-cell>
          <table:table-cell table:style-name="ce7" table:formula="of:=[.Y15]" office:value-type="float" office:value="68.6">
            <text:p>68.600</text:p>
          </table:table-cell>
          <table:table-cell table:formula="of:=[.Z15]-1" office:value-type="float" office:value="-4">
            <text:p>-4</text:p>
          </table:table-cell>
          <table:table-cell table:style-name="ce10" table:formula="of:=[.AA15]/1.01" office:value-type="float" office:value="65.9232516315212">
            <text:p>65.9233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915.95">
            <text:p>2915.950</text:p>
          </table:table-cell>
          <table:table-cell table:style-name="ce5" table:formula="of:=[.B16]-1" office:value-type="float" office:value="-5">
            <text:p>-5</text:p>
          </table:table-cell>
          <table:table-cell table:style-name="ce11" table:formula="of:=[.C16]/1.01" office:value-type="float" office:value="2774.4263717769">
            <text:p>2774.4264</text:p>
          </table:table-cell>
          <table:table-cell table:style-name="ce7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1" table:formula="of:=[.F16]/1.01" office:value-type="float" office:value="0.971446467046491">
            <text:p>0.9714</text:p>
          </table:table-cell>
          <table:table-cell table:style-name="ce7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1" table:formula="of:=[.I16]/1.01" office:value-type="float" office:value="0.66126865288669">
            <text:p>0.6613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1" table:formula="of:=[.L16]/1.01" office:value-type="float" office:value="16.6506495331181">
            <text:p>16.6506</text:p>
          </table:table-cell>
          <table:table-cell table:style-name="ce7" table:formula="of:=[.M16]" office:value-type="float" office:value="72.93">
            <text:p>72.930</text:p>
          </table:table-cell>
          <table:table-cell table:style-name="ce5" table:formula="of:=[.N16]-1" office:value-type="float" office:value="-5">
            <text:p>-5</text:p>
          </table:table-cell>
          <table:table-cell table:style-name="ce11" table:formula="of:=[.O16]/1.01" office:value-type="float" office:value="69.3903925971602">
            <text:p>69.3904</text:p>
          </table:table-cell>
          <table:table-cell table:style-name="ce7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1" table:formula="of:=[.R16]/1.01" office:value-type="float" office:value="22.8732351300662">
            <text:p>22.8732</text:p>
          </table:table-cell>
          <table:table-cell table:style-name="ce7" table:formula="of:=[.S16]" office:value-type="float" office:value="71.6">
            <text:p>71.600</text:p>
          </table:table-cell>
          <table:table-cell table:style-name="ce5" table:formula="of:=[.T16]-1" office:value-type="float" office:value="-5">
            <text:p>-5</text:p>
          </table:table-cell>
          <table:table-cell table:style-name="ce11" table:formula="of:=[.U16]/1.01" office:value-type="float" office:value="68.1249432326432">
            <text:p>68.1249</text:p>
          </table:table-cell>
          <table:table-cell table:style-name="ce7" table:formula="of:=[.V16]" office:value-type="float" office:value="64.3">
            <text:p>64.300</text:p>
          </table:table-cell>
          <table:table-cell table:style-name="ce5" table:formula="of:=[.W16]-1" office:value-type="float" office:value="-5">
            <text:p>-5</text:p>
          </table:table-cell>
          <table:table-cell table:style-name="ce11" table:formula="of:=[.X16]/1.01" office:value-type="float" office:value="61.1792437131139">
            <text:p>61.1792</text:p>
          </table:table-cell>
          <table:table-cell table:style-name="ce7" table:formula="of:=[.Y16]" office:value-type="float" office:value="68.6">
            <text:p>68.600</text:p>
          </table:table-cell>
          <table:table-cell table:style-name="ce5" table:formula="of:=[.Z16]-1" office:value-type="float" office:value="-5">
            <text:p>-5</text:p>
          </table:table-cell>
          <table:table-cell table:style-name="ce11" table:formula="of:=[.AA16]/1.01" office:value-type="float" office:value="65.270546169823">
            <text:p>65.2705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915.95">
            <text:p>2915.9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746.9568037395">
            <text:p>2746.9568</text:p>
          </table:table-cell>
          <table:table-cell table:style-name="ce7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0" table:formula="of:=[.F17]/1.01" office:value-type="float" office:value="0.961828185194545">
            <text:p>0.9618</text:p>
          </table:table-cell>
          <table:table-cell table:style-name="ce7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0" table:formula="of:=[.I17]/1.01" office:value-type="float" office:value="0.654721438501674">
            <text:p>0.6547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0" table:formula="of:=[.L17]/1.01" office:value-type="float" office:value="16.4857916169486">
            <text:p>16.4858</text:p>
          </table:table-cell>
          <table:table-cell table:style-name="ce7" table:formula="of:=[.M17]" office:value-type="float" office:value="72.93">
            <text:p>72.930</text:p>
          </table:table-cell>
          <table:table-cell table:formula="of:=[.N17]-1" office:value-type="float" office:value="-6">
            <text:p>-6</text:p>
          </table:table-cell>
          <table:table-cell table:style-name="ce10" table:formula="of:=[.O17]/1.01" office:value-type="float" office:value="68.7033590070893">
            <text:p>68.7034</text:p>
          </table:table-cell>
          <table:table-cell table:style-name="ce7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0" table:formula="of:=[.R17]/1.01" office:value-type="float" office:value="22.6467674555111">
            <text:p>22.6468</text:p>
          </table:table-cell>
          <table:table-cell table:style-name="ce7" table:formula="of:=[.S17]" office:value-type="float" office:value="71.6">
            <text:p>71.600</text:p>
          </table:table-cell>
          <table:table-cell table:formula="of:=[.T17]-1" office:value-type="float" office:value="-6">
            <text:p>-6</text:p>
          </table:table-cell>
          <table:table-cell table:style-name="ce10" table:formula="of:=[.U17]/1.01" office:value-type="float" office:value="67.4504388442012">
            <text:p>67.4504</text:p>
          </table:table-cell>
          <table:table-cell table:style-name="ce7" table:formula="of:=[.V17]" office:value-type="float" office:value="64.3">
            <text:p>64.300</text:p>
          </table:table-cell>
          <table:table-cell table:formula="of:=[.W17]-1" office:value-type="float" office:value="-6">
            <text:p>-6</text:p>
          </table:table-cell>
          <table:table-cell table:style-name="ce10" table:formula="of:=[.X17]/1.01" office:value-type="float" office:value="60.5735086268455">
            <text:p>60.5735</text:p>
          </table:table-cell>
          <table:table-cell table:style-name="ce7" table:formula="of:=[.Y17]" office:value-type="float" office:value="68.6">
            <text:p>68.600</text:p>
          </table:table-cell>
          <table:table-cell table:formula="of:=[.Z17]-1" office:value-type="float" office:value="-6">
            <text:p>-6</text:p>
          </table:table-cell>
          <table:table-cell table:style-name="ce10" table:formula="of:=[.AA17]/1.01" office:value-type="float" office:value="64.6243031384386">
            <text:p>64.6243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915.95">
            <text:p>2915.9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19.75921162327">
            <text:p>2719.7592</text:p>
          </table:table-cell>
          <table:table-cell table:style-name="ce7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0" table:formula="of:=[.F18]/1.01" office:value-type="float" office:value="0.952305133855985">
            <text:p>0.9523</text:p>
          </table:table-cell>
          <table:table-cell table:style-name="ce7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0" table:formula="of:=[.I18]/1.01" office:value-type="float" office:value="0.648239048021459">
            <text:p>0.6482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0" table:formula="of:=[.L18]/1.01" office:value-type="float" office:value="16.3225659573749">
            <text:p>16.3226</text:p>
          </table:table-cell>
          <table:table-cell table:style-name="ce7" table:formula="of:=[.M18]" office:value-type="float" office:value="72.93">
            <text:p>72.930</text:p>
          </table:table-cell>
          <table:table-cell table:formula="of:=[.N18]-1" office:value-type="float" office:value="-7">
            <text:p>-7</text:p>
          </table:table-cell>
          <table:table-cell table:style-name="ce10" table:formula="of:=[.O18]/1.01" office:value-type="float" office:value="68.0231277297914">
            <text:p>68.0231</text:p>
          </table:table-cell>
          <table:table-cell table:style-name="ce7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0" table:formula="of:=[.R18]/1.01" office:value-type="float" office:value="22.4225420351595">
            <text:p>22.4225</text:p>
          </table:table-cell>
          <table:table-cell table:style-name="ce7" table:formula="of:=[.S18]" office:value-type="float" office:value="71.6">
            <text:p>71.600</text:p>
          </table:table-cell>
          <table:table-cell table:formula="of:=[.T18]-1" office:value-type="float" office:value="-7">
            <text:p>-7</text:p>
          </table:table-cell>
          <table:table-cell table:style-name="ce10" table:formula="of:=[.U18]/1.01" office:value-type="float" office:value="66.7826127170309">
            <text:p>66.7826</text:p>
          </table:table-cell>
          <table:table-cell table:style-name="ce7" table:formula="of:=[.V18]" office:value-type="float" office:value="64.3">
            <text:p>64.300</text:p>
          </table:table-cell>
          <table:table-cell table:formula="of:=[.W18]-1" office:value-type="float" office:value="-7">
            <text:p>-7</text:p>
          </table:table-cell>
          <table:table-cell table:style-name="ce10" table:formula="of:=[.X18]/1.01" office:value-type="float" office:value="59.9737709176688">
            <text:p>59.9738</text:p>
          </table:table-cell>
          <table:table-cell table:style-name="ce7" table:formula="of:=[.Y18]" office:value-type="float" office:value="68.6">
            <text:p>68.600</text:p>
          </table:table-cell>
          <table:table-cell table:formula="of:=[.Z18]-1" office:value-type="float" office:value="-7">
            <text:p>-7</text:p>
          </table:table-cell>
          <table:table-cell table:style-name="ce10" table:formula="of:=[.AA18]/1.01" office:value-type="float" office:value="63.9844585529095">
            <text:p>63.984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915.95">
            <text:p>2915.9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692.8309025973">
            <text:p>2692.8309</text:p>
          </table:table-cell>
          <table:table-cell table:style-name="ce7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0" table:formula="of:=[.F19]/1.01" office:value-type="float" office:value="0.942876370154441">
            <text:p>0.9429</text:p>
          </table:table-cell>
          <table:table-cell table:style-name="ce7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0" table:formula="of:=[.I19]/1.01" office:value-type="float" office:value="0.641820839625207">
            <text:p>0.6418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0" table:formula="of:=[.L19]/1.01" office:value-type="float" office:value="16.1609563934405">
            <text:p>16.1610</text:p>
          </table:table-cell>
          <table:table-cell table:style-name="ce7" table:formula="of:=[.M19]" office:value-type="float" office:value="72.93">
            <text:p>72.930</text:p>
          </table:table-cell>
          <table:table-cell table:formula="of:=[.N19]-1" office:value-type="float" office:value="-8">
            <text:p>-8</text:p>
          </table:table-cell>
          <table:table-cell table:style-name="ce10" table:formula="of:=[.O19]/1.01" office:value-type="float" office:value="67.349631415635">
            <text:p>67.3496</text:p>
          </table:table-cell>
          <table:table-cell table:style-name="ce7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0" table:formula="of:=[.R19]/1.01" office:value-type="float" office:value="22.2005366684748">
            <text:p>22.2005</text:p>
          </table:table-cell>
          <table:table-cell table:style-name="ce7" table:formula="of:=[.S19]" office:value-type="float" office:value="71.6">
            <text:p>71.600</text:p>
          </table:table-cell>
          <table:table-cell table:formula="of:=[.T19]-1" office:value-type="float" office:value="-8">
            <text:p>-8</text:p>
          </table:table-cell>
          <table:table-cell table:style-name="ce10" table:formula="of:=[.U19]/1.01" office:value-type="float" office:value="66.1213987297335">
            <text:p>66.1214</text:p>
          </table:table-cell>
          <table:table-cell table:style-name="ce7" table:formula="of:=[.V19]" office:value-type="float" office:value="64.3">
            <text:p>64.300</text:p>
          </table:table-cell>
          <table:table-cell table:formula="of:=[.W19]-1" office:value-type="float" office:value="-8">
            <text:p>-8</text:p>
          </table:table-cell>
          <table:table-cell table:style-name="ce10" table:formula="of:=[.X19]/1.01" office:value-type="float" office:value="59.3799712056127">
            <text:p>59.3800</text:p>
          </table:table-cell>
          <table:table-cell table:style-name="ce7" table:formula="of:=[.Y19]" office:value-type="float" office:value="68.6">
            <text:p>68.600</text:p>
          </table:table-cell>
          <table:table-cell table:formula="of:=[.Z19]-1" office:value-type="float" office:value="-8">
            <text:p>-8</text:p>
          </table:table-cell>
          <table:table-cell table:style-name="ce10" table:formula="of:=[.AA19]/1.01" office:value-type="float" office:value="63.3509490622866">
            <text:p>63.3509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915.95">
            <text:p>2915.9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66.16921049237">
            <text:p>2666.1692</text:p>
          </table:table-cell>
          <table:table-cell table:style-name="ce7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0" table:formula="of:=[.F20]/1.01" office:value-type="float" office:value="0.933540960548951">
            <text:p>0.9335</text:p>
          </table:table-cell>
          <table:table-cell table:style-name="ce7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0" table:formula="of:=[.I20]/1.01" office:value-type="float" office:value="0.63546617784674">
            <text:p>0.6355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0" table:formula="of:=[.L20]/1.01" office:value-type="float" office:value="16.0009469241985">
            <text:p>16.0009</text:p>
          </table:table-cell>
          <table:table-cell table:style-name="ce7" table:formula="of:=[.M20]" office:value-type="float" office:value="72.93">
            <text:p>72.930</text:p>
          </table:table-cell>
          <table:table-cell table:formula="of:=[.N20]-1" office:value-type="float" office:value="-9">
            <text:p>-9</text:p>
          </table:table-cell>
          <table:table-cell table:style-name="ce10" table:formula="of:=[.O20]/1.01" office:value-type="float" office:value="66.6828033818169">
            <text:p>66.6828</text:p>
          </table:table-cell>
          <table:table-cell table:style-name="ce7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0" table:formula="of:=[.R20]/1.01" office:value-type="float" office:value="21.9807293747275">
            <text:p>21.9807</text:p>
          </table:table-cell>
          <table:table-cell table:style-name="ce7" table:formula="of:=[.S20]" office:value-type="float" office:value="71.6">
            <text:p>71.600</text:p>
          </table:table-cell>
          <table:table-cell table:formula="of:=[.T20]-1" office:value-type="float" office:value="-9">
            <text:p>-9</text:p>
          </table:table-cell>
          <table:table-cell table:style-name="ce10" table:formula="of:=[.U20]/1.01" office:value-type="float" office:value="65.4667314155778">
            <text:p>65.4667</text:p>
          </table:table-cell>
          <table:table-cell table:style-name="ce7" table:formula="of:=[.V20]" office:value-type="float" office:value="64.3">
            <text:p>64.300</text:p>
          </table:table-cell>
          <table:table-cell table:formula="of:=[.W20]-1" office:value-type="float" office:value="-9">
            <text:p>-9</text:p>
          </table:table-cell>
          <table:table-cell table:style-name="ce10" table:formula="of:=[.X20]/1.01" office:value-type="float" office:value="58.7920506986264">
            <text:p>58.7921</text:p>
          </table:table-cell>
          <table:table-cell table:style-name="ce7" table:formula="of:=[.Y20]" office:value-type="float" office:value="68.6">
            <text:p>68.600</text:p>
          </table:table-cell>
          <table:table-cell table:formula="of:=[.Z20]-1" office:value-type="float" office:value="-9">
            <text:p>-9</text:p>
          </table:table-cell>
          <table:table-cell table:style-name="ce10" table:formula="of:=[.AA20]/1.01" office:value-type="float" office:value="62.723711942858">
            <text:p>62.7237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915.95">
            <text:p>2915.9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639.771495537">
            <text:p>2639.7715</text:p>
          </table:table-cell>
          <table:table-cell table:style-name="ce7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0" table:formula="of:=[.F21]/1.01" office:value-type="float" office:value="0.924297980741536">
            <text:p>0.9243</text:p>
          </table:table-cell>
          <table:table-cell table:style-name="ce7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0" table:formula="of:=[.I21]/1.01" office:value-type="float" office:value="0.629174433511623">
            <text:p>0.6292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0" table:formula="of:=[.L21]/1.01" office:value-type="float" office:value="15.8425217071272">
            <text:p>15.8425</text:p>
          </table:table-cell>
          <table:table-cell table:style-name="ce7" table:formula="of:=[.M21]" office:value-type="float" office:value="72.93">
            <text:p>72.930</text:p>
          </table:table-cell>
          <table:table-cell table:formula="of:=[.N21]-1" office:value-type="float" office:value="-10">
            <text:p>-10</text:p>
          </table:table-cell>
          <table:table-cell table:style-name="ce10" table:formula="of:=[.O21]/1.01" office:value-type="float" office:value="66.0225776057593">
            <text:p>66.0226</text:p>
          </table:table-cell>
          <table:table-cell table:style-name="ce7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0" table:formula="of:=[.R21]/1.01" office:value-type="float" office:value="21.7630983908193">
            <text:p>21.7631</text:p>
          </table:table-cell>
          <table:table-cell table:style-name="ce7" table:formula="of:=[.S21]" office:value-type="float" office:value="71.6">
            <text:p>71.600</text:p>
          </table:table-cell>
          <table:table-cell table:formula="of:=[.T21]-1" office:value-type="float" office:value="-10">
            <text:p>-10</text:p>
          </table:table-cell>
          <table:table-cell table:style-name="ce10" table:formula="of:=[.U21]/1.01" office:value-type="float" office:value="64.8185459560176">
            <text:p>64.8185</text:p>
          </table:table-cell>
          <table:table-cell table:style-name="ce7" table:formula="of:=[.V21]" office:value-type="float" office:value="64.3">
            <text:p>64.300</text:p>
          </table:table-cell>
          <table:table-cell table:formula="of:=[.W21]-1" office:value-type="float" office:value="-10">
            <text:p>-10</text:p>
          </table:table-cell>
          <table:table-cell table:style-name="ce10" table:formula="of:=[.X21]/1.01" office:value-type="float" office:value="58.2099511867588">
            <text:p>58.2100</text:p>
          </table:table-cell>
          <table:table-cell table:style-name="ce7" table:formula="of:=[.Y21]" office:value-type="float" office:value="68.6">
            <text:p>68.600</text:p>
          </table:table-cell>
          <table:table-cell table:formula="of:=[.Z21]-1" office:value-type="float" office:value="-10">
            <text:p>-10</text:p>
          </table:table-cell>
          <table:table-cell table:style-name="ce10" table:formula="of:=[.AA21]/1.01" office:value-type="float" office:value="62.1026850919386">
            <text:p>62.102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0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0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0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0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0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0"/>
          <table:table-cell table:number-columns-repeated="997"/>
        </table:table-row>
        <table:table-row table:style-name="ro1">
          <table:table-cell table:style-name="ce6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6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0" table:formula="of:=[.F26]*1.01" office:value-type="float" office:value="28.7091290394372">
            <text:p>28.7091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0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0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0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0" table:formula="of:=[.R26]*1.01" office:value-type="float" office:value="1.21729358220315">
            <text:p>1.2173</text:p>
          </table:table-cell>
          <table:table-cell table:style-name="ce6" office:value-type="float" office:value="1.535">
            <text:p>1.535</text:p>
          </table:table-cell>
          <table:table-cell office:value-type="float" office:value="10">
            <text:p>10</text:p>
          </table:table-cell>
          <table:table-cell table:style-name="ce10" table:formula="of:=[.U26]*1.01" office:value-type="float" office:value="1.6955949625062">
            <text:p>1.6956</text:p>
          </table:table-cell>
          <table:table-cell table:style-name="ce6" office:value-type="float" office:value="0.776">
            <text:p>0.776</text:p>
          </table:table-cell>
          <table:table-cell office:value-type="float" office:value="10">
            <text:p>10</text:p>
          </table:table-cell>
          <table:table-cell table:style-name="ce10" table:formula="of:=[.X26]*1.01" office:value-type="float" office:value="0.857186769319095">
            <text:p>0.8572</text:p>
          </table:table-cell>
          <table:table-cell table:style-name="ce6" office:value-type="float" office:value="1.388">
            <text:p>1.388</text:p>
          </table:table-cell>
          <table:table-cell office:value-type="float" office:value="10">
            <text:p>10</text:p>
          </table:table-cell>
          <table:table-cell table:style-name="ce10" table:formula="of:=[.AA26]*1.01" office:value-type="float" office:value="1.53321551007075">
            <text:p>1.533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7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0" table:formula="of:=[.F27]*1.01" office:value-type="float" office:value="28.4248802370665">
            <text:p>28.4249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0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0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0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0" table:formula="of:=[.R27]*1.01" office:value-type="float" office:value="1.20524117049817">
            <text:p>1.2052</text:p>
          </table:table-cell>
          <table:table-cell table:style-name="ce7" table:formula="of:=[.S25]" office:value-type="float" office:value="1.535">
            <text:p>1.535</text:p>
          </table:table-cell>
          <table:table-cell table:formula="of:=[.T25]-1" office:value-type="float" office:value="9">
            <text:p>9</text:p>
          </table:table-cell>
          <table:table-cell table:style-name="ce10" table:formula="of:=[.U27]*1.01" office:value-type="float" office:value="1.67880689357049">
            <text:p>1.6788</text:p>
          </table:table-cell>
          <table:table-cell table:style-name="ce7" table:formula="of:=[.V25]" office:value-type="float" office:value="0.776">
            <text:p>0.776</text:p>
          </table:table-cell>
          <table:table-cell table:formula="of:=[.W25]-1" office:value-type="float" office:value="9">
            <text:p>9</text:p>
          </table:table-cell>
          <table:table-cell table:style-name="ce10" table:formula="of:=[.X27]*1.01" office:value-type="float" office:value="0.848699771603064">
            <text:p>0.8487</text:p>
          </table:table-cell>
          <table:table-cell table:style-name="ce7" table:formula="of:=[.Y25]" office:value-type="float" office:value="1.388">
            <text:p>1.388</text:p>
          </table:table-cell>
          <table:table-cell table:formula="of:=[.Z25]-1" office:value-type="float" office:value="9">
            <text:p>9</text:p>
          </table:table-cell>
          <table:table-cell table:style-name="ce10" table:formula="of:=[.AA27]*1.01" office:value-type="float" office:value="1.51803515848589">
            <text:p>1.5180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7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0" table:formula="of:=[.F28]*1.01" office:value-type="float" office:value="28.1434457792738">
            <text:p>28.1434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0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0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0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0" table:formula="of:=[.R28]*1.01" office:value-type="float" office:value="1.19330808960214">
            <text:p>1.1933</text:p>
          </table:table-cell>
          <table:table-cell table:style-name="ce7" table:formula="of:=[.S26]" office:value-type="float" office:value="1.535">
            <text:p>1.535</text:p>
          </table:table-cell>
          <table:table-cell table:formula="of:=[.T26]-1" office:value-type="float" office:value="8">
            <text:p>8</text:p>
          </table:table-cell>
          <table:table-cell table:style-name="ce10" table:formula="of:=[.U28]*1.01" office:value-type="float" office:value="1.6621850431391">
            <text:p>1.6622</text:p>
          </table:table-cell>
          <table:table-cell table:style-name="ce7" table:formula="of:=[.V26]" office:value-type="float" office:value="0.776">
            <text:p>0.776</text:p>
          </table:table-cell>
          <table:table-cell table:formula="of:=[.W26]-1" office:value-type="float" office:value="8">
            <text:p>8</text:p>
          </table:table-cell>
          <table:table-cell table:style-name="ce10" table:formula="of:=[.X28]*1.01" office:value-type="float" office:value="0.84029680356739">
            <text:p>0.8403</text:p>
          </table:table-cell>
          <table:table-cell table:style-name="ce7" table:formula="of:=[.Y26]" office:value-type="float" office:value="1.388">
            <text:p>1.388</text:p>
          </table:table-cell>
          <table:table-cell table:formula="of:=[.Z26]-1" office:value-type="float" office:value="8">
            <text:p>8</text:p>
          </table:table-cell>
          <table:table-cell table:style-name="ce10" table:formula="of:=[.AA28]*1.01" office:value-type="float" office:value="1.50300510741178">
            <text:p>1.5030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7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0" table:formula="of:=[.F29]*1.01" office:value-type="float" office:value="27.8647978012612">
            <text:p>27.864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0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0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0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0" table:formula="of:=[.R29]*1.01" office:value-type="float" office:value="1.18149315802193">
            <text:p>1.1815</text:p>
          </table:table-cell>
          <table:table-cell table:style-name="ce7" table:formula="of:=[.S27]" office:value-type="float" office:value="1.535">
            <text:p>1.535</text:p>
          </table:table-cell>
          <table:table-cell table:formula="of:=[.T27]-1" office:value-type="float" office:value="7">
            <text:p>7</text:p>
          </table:table-cell>
          <table:table-cell table:style-name="ce10" table:formula="of:=[.U29]*1.01" office:value-type="float" office:value="1.64572776548426">
            <text:p>1.6457</text:p>
          </table:table-cell>
          <table:table-cell table:style-name="ce7" table:formula="of:=[.V27]" office:value-type="float" office:value="0.776">
            <text:p>0.776</text:p>
          </table:table-cell>
          <table:table-cell table:formula="of:=[.W27]-1" office:value-type="float" office:value="7">
            <text:p>7</text:p>
          </table:table-cell>
          <table:table-cell table:style-name="ce10" table:formula="of:=[.X29]*1.01" office:value-type="float" office:value="0.83197703323504">
            <text:p>0.8320</text:p>
          </table:table-cell>
          <table:table-cell table:style-name="ce7" table:formula="of:=[.Y27]" office:value-type="float" office:value="1.388">
            <text:p>1.388</text:p>
          </table:table-cell>
          <table:table-cell table:formula="of:=[.Z27]-1" office:value-type="float" office:value="7">
            <text:p>7</text:p>
          </table:table-cell>
          <table:table-cell table:style-name="ce10" table:formula="of:=[.AA29]*1.01" office:value-type="float" office:value="1.48812386872453">
            <text:p>1.488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7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0" table:formula="of:=[.F30]*1.01" office:value-type="float" office:value="27.58890871412">
            <text:p>27.5889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0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0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0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0" table:formula="of:=[.R30]*1.01" office:value-type="float" office:value="1.1697952059623">
            <text:p>1.1698</text:p>
          </table:table-cell>
          <table:table-cell table:style-name="ce7" table:formula="of:=[.S28]" office:value-type="float" office:value="1.535">
            <text:p>1.535</text:p>
          </table:table-cell>
          <table:table-cell table:formula="of:=[.T28]-1" office:value-type="float" office:value="6">
            <text:p>6</text:p>
          </table:table-cell>
          <table:table-cell table:style-name="ce10" table:formula="of:=[.U30]*1.01" office:value-type="float" office:value="1.62943343117254">
            <text:p>1.6294</text:p>
          </table:table-cell>
          <table:table-cell table:style-name="ce7" table:formula="of:=[.V28]" office:value-type="float" office:value="0.776">
            <text:p>0.776</text:p>
          </table:table-cell>
          <table:table-cell table:formula="of:=[.W28]-1" office:value-type="float" office:value="6">
            <text:p>6</text:p>
          </table:table-cell>
          <table:table-cell table:style-name="ce10" table:formula="of:=[.X30]*1.01" office:value-type="float" office:value="0.823739636866376">
            <text:p>0.8237</text:p>
          </table:table-cell>
          <table:table-cell table:style-name="ce7" table:formula="of:=[.Y28]" office:value-type="float" office:value="1.388">
            <text:p>1.388</text:p>
          </table:table-cell>
          <table:table-cell table:formula="of:=[.Z28]-1" office:value-type="float" office:value="6">
            <text:p>6</text:p>
          </table:table-cell>
          <table:table-cell table:style-name="ce10" table:formula="of:=[.AA30]*1.01" office:value-type="float" office:value="1.47338996903419">
            <text:p>1.4734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1" table:formula="of:=[.C31]*1.01" office:value-type="float" office:value="1.1382438842583">
            <text:p>1.1382</text:p>
          </table:table-cell>
          <table:table-cell table:style-name="ce7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1" table:formula="of:=[.F31]*1.01" office:value-type="float" office:value="27.315751202099">
            <text:p>27.3158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1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1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1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1" table:formula="of:=[.R31]*1.01" office:value-type="float" office:value="1.1582130752102">
            <text:p>1.1582</text:p>
          </table:table-cell>
          <table:table-cell table:style-name="ce7" table:formula="of:=[.S29]" office:value-type="float" office:value="1.535">
            <text:p>1.535</text:p>
          </table:table-cell>
          <table:table-cell table:style-name="ce5" table:formula="of:=[.T29]-1" office:value-type="float" office:value="5">
            <text:p>5</text:p>
          </table:table-cell>
          <table:table-cell table:style-name="ce11" table:formula="of:=[.U31]*1.01" office:value-type="float" office:value="1.6133004269035">
            <text:p>1.6133</text:p>
          </table:table-cell>
          <table:table-cell table:style-name="ce7" table:formula="of:=[.V29]" office:value-type="float" office:value="0.776">
            <text:p>0.776</text:p>
          </table:table-cell>
          <table:table-cell table:style-name="ce5" table:formula="of:=[.W29]-1" office:value-type="float" office:value="5">
            <text:p>5</text:p>
          </table:table-cell>
          <table:table-cell table:style-name="ce11" table:formula="of:=[.X31]*1.01" office:value-type="float" office:value="0.8155837988776">
            <text:p>0.8156</text:p>
          </table:table-cell>
          <table:table-cell table:style-name="ce7" table:formula="of:=[.Y29]" office:value-type="float" office:value="1.388">
            <text:p>1.388</text:p>
          </table:table-cell>
          <table:table-cell table:style-name="ce5" table:formula="of:=[.Z29]-1" office:value-type="float" office:value="5">
            <text:p>5</text:p>
          </table:table-cell>
          <table:table-cell table:style-name="ce11" table:formula="of:=[.AA31]*1.01" office:value-type="float" office:value="1.4588019495388">
            <text:p>1.4588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7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0" table:formula="of:=[.F32]*1.01" office:value-type="float" office:value="27.0452982199">
            <text:p>27.0453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0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0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0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0" table:formula="of:=[.R32]*1.01" office:value-type="float" office:value="1.14674561902">
            <text:p>1.1467</text:p>
          </table:table-cell>
          <table:table-cell table:style-name="ce7" table:formula="of:=[.S30]" office:value-type="float" office:value="1.535">
            <text:p>1.535</text:p>
          </table:table-cell>
          <table:table-cell table:formula="of:=[.T30]-1" office:value-type="float" office:value="4">
            <text:p>4</text:p>
          </table:table-cell>
          <table:table-cell table:style-name="ce10" table:formula="of:=[.U32]*1.01" office:value-type="float" office:value="1.59732715535">
            <text:p>1.5973</text:p>
          </table:table-cell>
          <table:table-cell table:style-name="ce7" table:formula="of:=[.V30]" office:value-type="float" office:value="0.776">
            <text:p>0.776</text:p>
          </table:table-cell>
          <table:table-cell table:formula="of:=[.W30]-1" office:value-type="float" office:value="4">
            <text:p>4</text:p>
          </table:table-cell>
          <table:table-cell table:style-name="ce10" table:formula="of:=[.X32]*1.01" office:value-type="float" office:value="0.80750871176">
            <text:p>0.8075</text:p>
          </table:table-cell>
          <table:table-cell table:style-name="ce7" table:formula="of:=[.Y30]" office:value-type="float" office:value="1.388">
            <text:p>1.388</text:p>
          </table:table-cell>
          <table:table-cell table:formula="of:=[.Z30]-1" office:value-type="float" office:value="4">
            <text:p>4</text:p>
          </table:table-cell>
          <table:table-cell table:style-name="ce10" table:formula="of:=[.AA32]*1.01" office:value-type="float" office:value="1.44435836588">
            <text:p>1.444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7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0" table:formula="of:=[.F33]*1.01" office:value-type="float" office:value="26.77752299">
            <text:p>26.7775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0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0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0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0" table:formula="of:=[.R33]*1.01" office:value-type="float" office:value="1.135391702">
            <text:p>1.1354</text:p>
          </table:table-cell>
          <table:table-cell table:style-name="ce7" table:formula="of:=[.S31]" office:value-type="float" office:value="1.535">
            <text:p>1.535</text:p>
          </table:table-cell>
          <table:table-cell table:formula="of:=[.T31]-1" office:value-type="float" office:value="3">
            <text:p>3</text:p>
          </table:table-cell>
          <table:table-cell table:style-name="ce10" table:formula="of:=[.U33]*1.01" office:value-type="float" office:value="1.581512035">
            <text:p>1.5815</text:p>
          </table:table-cell>
          <table:table-cell table:style-name="ce7" table:formula="of:=[.V31]" office:value-type="float" office:value="0.776">
            <text:p>0.776</text:p>
          </table:table-cell>
          <table:table-cell table:formula="of:=[.W31]-1" office:value-type="float" office:value="3">
            <text:p>3</text:p>
          </table:table-cell>
          <table:table-cell table:style-name="ce10" table:formula="of:=[.X33]*1.01" office:value-type="float" office:value="0.799513576">
            <text:p>0.7995</text:p>
          </table:table-cell>
          <table:table-cell table:style-name="ce7" table:formula="of:=[.Y31]" office:value-type="float" office:value="1.388">
            <text:p>1.388</text:p>
          </table:table-cell>
          <table:table-cell table:formula="of:=[.Z31]-1" office:value-type="float" office:value="3">
            <text:p>3</text:p>
          </table:table-cell>
          <table:table-cell table:style-name="ce10" table:formula="of:=[.AA33]*1.01" office:value-type="float" office:value="1.430057788">
            <text:p>1.4301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7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0" table:formula="of:=[.F34]*1.01" office:value-type="float" office:value="26.512399">
            <text:p>26.5124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0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0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0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0" table:formula="of:=[.R34]*1.01" office:value-type="float" office:value="1.1241502">
            <text:p>1.1242</text:p>
          </table:table-cell>
          <table:table-cell table:style-name="ce7" table:formula="of:=[.S32]" office:value-type="float" office:value="1.535">
            <text:p>1.535</text:p>
          </table:table-cell>
          <table:table-cell table:formula="of:=[.T32]-1" office:value-type="float" office:value="2">
            <text:p>2</text:p>
          </table:table-cell>
          <table:table-cell table:style-name="ce10" table:formula="of:=[.U34]*1.01" office:value-type="float" office:value="1.5658535">
            <text:p>1.5659</text:p>
          </table:table-cell>
          <table:table-cell table:style-name="ce7" table:formula="of:=[.V32]" office:value-type="float" office:value="0.776">
            <text:p>0.776</text:p>
          </table:table-cell>
          <table:table-cell table:formula="of:=[.W32]-1" office:value-type="float" office:value="2">
            <text:p>2</text:p>
          </table:table-cell>
          <table:table-cell table:style-name="ce10" table:formula="of:=[.X34]*1.01" office:value-type="float" office:value="0.7915976">
            <text:p>0.7916</text:p>
          </table:table-cell>
          <table:table-cell table:style-name="ce7" table:formula="of:=[.Y32]" office:value-type="float" office:value="1.388">
            <text:p>1.388</text:p>
          </table:table-cell>
          <table:table-cell table:formula="of:=[.Z32]-1" office:value-type="float" office:value="2">
            <text:p>2</text:p>
          </table:table-cell>
          <table:table-cell table:style-name="ce10" table:formula="of:=[.AA34]*1.01" office:value-type="float" office:value="1.4158988">
            <text:p>1.415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7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0" table:formula="of:=[.F35]*1.01" office:value-type="float" office:value="26.2499">
            <text:p>26.2499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0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0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0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0" table:formula="of:=[.R35]*1.01" office:value-type="float" office:value="1.11302">
            <text:p>1.1130</text:p>
          </table:table-cell>
          <table:table-cell table:style-name="ce7" table:formula="of:=[.S33]" office:value-type="float" office:value="1.535">
            <text:p>1.535</text:p>
          </table:table-cell>
          <table:table-cell table:formula="of:=[.T33]-1" office:value-type="float" office:value="1">
            <text:p>1</text:p>
          </table:table-cell>
          <table:table-cell table:style-name="ce10" table:formula="of:=[.U35]*1.01" office:value-type="float" office:value="1.55035">
            <text:p>1.5504</text:p>
          </table:table-cell>
          <table:table-cell table:style-name="ce7" table:formula="of:=[.V33]" office:value-type="float" office:value="0.776">
            <text:p>0.776</text:p>
          </table:table-cell>
          <table:table-cell table:formula="of:=[.W33]-1" office:value-type="float" office:value="1">
            <text:p>1</text:p>
          </table:table-cell>
          <table:table-cell table:style-name="ce10" table:formula="of:=[.X35]*1.01" office:value-type="float" office:value="0.78376">
            <text:p>0.7838</text:p>
          </table:table-cell>
          <table:table-cell table:style-name="ce7" table:formula="of:=[.Y33]" office:value-type="float" office:value="1.388">
            <text:p>1.388</text:p>
          </table:table-cell>
          <table:table-cell table:formula="of:=[.Z33]-1" office:value-type="float" office:value="1">
            <text:p>1</text:p>
          </table:table-cell>
          <table:table-cell table:style-name="ce10" table:formula="of:=[.AA35]*1.01" office:value-type="float" office:value="1.40188">
            <text:p>1.4019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1" table:formula="of:=[.A35]" office:value-type="float" office:value="1.083">
            <text:p>1.0830</text:p>
          </table:table-cell>
          <table:table-cell table:style-name="ce7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1" table:formula="of:=[.D35]" office:value-type="float" office:value="25.99">
            <text:p>25.99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1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1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1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1" table:formula="of:=[.P35]" office:value-type="float" office:value="1.102">
            <text:p>1.1020</text:p>
          </table:table-cell>
          <table:table-cell table:style-name="ce7" table:formula="of:=[.S34]" office:value-type="float" office:value="1.535">
            <text:p>1.535</text:p>
          </table:table-cell>
          <table:table-cell table:style-name="ce5" table:formula="of:=[.T34]-1" office:value-type="float" office:value="0">
            <text:p>0</text:p>
          </table:table-cell>
          <table:table-cell table:style-name="ce11" table:formula="of:=[.S35]" office:value-type="float" office:value="1.535">
            <text:p>1.5350</text:p>
          </table:table-cell>
          <table:table-cell table:style-name="ce7" table:formula="of:=[.V34]" office:value-type="float" office:value="0.776">
            <text:p>0.776</text:p>
          </table:table-cell>
          <table:table-cell table:style-name="ce5" table:formula="of:=[.W34]-1" office:value-type="float" office:value="0">
            <text:p>0</text:p>
          </table:table-cell>
          <table:table-cell table:style-name="ce11" table:formula="of:=[.V35]" office:value-type="float" office:value="0.776">
            <text:p>0.7760</text:p>
          </table:table-cell>
          <table:table-cell table:style-name="ce7" table:formula="of:=[.Y34]" office:value-type="float" office:value="1.388">
            <text:p>1.388</text:p>
          </table:table-cell>
          <table:table-cell table:style-name="ce5" table:formula="of:=[.Z34]-1" office:value-type="float" office:value="0">
            <text:p>0</text:p>
          </table:table-cell>
          <table:table-cell table:style-name="ce11" table:formula="of:=[.Y35]" office:value-type="float" office:value="1.388">
            <text:p>1.388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083">
            <text:p>1.083</text:p>
          </table:table-cell>
          <table:table-cell table:style-name="ce9" table:formula="of:=[.B35]-1" office:value-type="float" office:value="-1">
            <text:p>-1</text:p>
          </table:table-cell>
          <table:table-cell table:style-name="ce14" table:formula="of:=[.C35]/1.01" office:value-type="float" office:value="1.07227722772277">
            <text:p>1.0723</text:p>
          </table:table-cell>
          <table:table-cell table:style-name="ce7" table:formula="of:=[.D35]" office:value-type="float" office:value="25.99">
            <text:p>25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4" table:formula="of:=[.F35]/1.01" office:value-type="float" office:value="25.7326732673267">
            <text:p>25.7327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4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4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4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4" table:formula="of:=[.R35]/1.01" office:value-type="float" office:value="1.09108910891089">
            <text:p>1.0911</text:p>
          </table:table-cell>
          <table:table-cell table:style-name="ce7" table:formula="of:=[.S35]" office:value-type="float" office:value="1.535">
            <text:p>1.535</text:p>
          </table:table-cell>
          <table:table-cell table:style-name="ce9" table:formula="of:=[.T35]-1" office:value-type="float" office:value="-1">
            <text:p>-1</text:p>
          </table:table-cell>
          <table:table-cell table:style-name="ce14" table:formula="of:=[.U35]/1.01" office:value-type="float" office:value="1.51980198019802">
            <text:p>1.5198</text:p>
          </table:table-cell>
          <table:table-cell table:style-name="ce7" table:formula="of:=[.V35]" office:value-type="float" office:value="0.776">
            <text:p>0.776</text:p>
          </table:table-cell>
          <table:table-cell table:style-name="ce9" table:formula="of:=[.W35]-1" office:value-type="float" office:value="-1">
            <text:p>-1</text:p>
          </table:table-cell>
          <table:table-cell table:style-name="ce14" table:formula="of:=[.X35]/1.01" office:value-type="float" office:value="0.768316831683168">
            <text:p>0.7683</text:p>
          </table:table-cell>
          <table:table-cell table:style-name="ce7" table:formula="of:=[.Y35]" office:value-type="float" office:value="1.388">
            <text:p>1.388</text:p>
          </table:table-cell>
          <table:table-cell table:style-name="ce9" table:formula="of:=[.Z35]-1" office:value-type="float" office:value="-1">
            <text:p>-1</text:p>
          </table:table-cell>
          <table:table-cell table:style-name="ce14" table:formula="of:=[.AA35]/1.01" office:value-type="float" office:value="1.37425742574257">
            <text:p>1.3743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083">
            <text:p>1.083</text:p>
          </table:table-cell>
          <table:table-cell table:style-name="ce9" table:formula="of:=[.B36]-1" office:value-type="float" office:value="-2">
            <text:p>-2</text:p>
          </table:table-cell>
          <table:table-cell table:style-name="ce14" table:formula="of:=[.C36]/1.01" office:value-type="float" office:value="1.0616606215077">
            <text:p>1.0617</text:p>
          </table:table-cell>
          <table:table-cell table:style-name="ce7" table:formula="of:=[.D36]" office:value-type="float" office:value="25.99">
            <text:p>25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4" table:formula="of:=[.F36]/1.01" office:value-type="float" office:value="25.4778943240859">
            <text:p>25.4779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4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4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4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4" table:formula="of:=[.R36]/1.01" office:value-type="float" office:value="1.08028624644643">
            <text:p>1.0803</text:p>
          </table:table-cell>
          <table:table-cell table:style-name="ce7" table:formula="of:=[.S36]" office:value-type="float" office:value="1.535">
            <text:p>1.535</text:p>
          </table:table-cell>
          <table:table-cell table:style-name="ce9" table:formula="of:=[.T36]-1" office:value-type="float" office:value="-2">
            <text:p>-2</text:p>
          </table:table-cell>
          <table:table-cell table:style-name="ce14" table:formula="of:=[.U36]/1.01" office:value-type="float" office:value="1.50475443583962">
            <text:p>1.5048</text:p>
          </table:table-cell>
          <table:table-cell table:style-name="ce7" table:formula="of:=[.V36]" office:value-type="float" office:value="0.776">
            <text:p>0.776</text:p>
          </table:table-cell>
          <table:table-cell table:style-name="ce9" table:formula="of:=[.W36]-1" office:value-type="float" office:value="-2">
            <text:p>-2</text:p>
          </table:table-cell>
          <table:table-cell table:style-name="ce14" table:formula="of:=[.X36]/1.01" office:value-type="float" office:value="0.760709734339771">
            <text:p>0.7607</text:p>
          </table:table-cell>
          <table:table-cell table:style-name="ce7" table:formula="of:=[.Y36]" office:value-type="float" office:value="1.388">
            <text:p>1.388</text:p>
          </table:table-cell>
          <table:table-cell table:style-name="ce9" table:formula="of:=[.Z36]-1" office:value-type="float" office:value="-2">
            <text:p>-2</text:p>
          </table:table-cell>
          <table:table-cell table:style-name="ce14" table:formula="of:=[.AA36]/1.01" office:value-type="float" office:value="1.36065091657681">
            <text:p>1.3607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7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0" table:formula="of:=[.F37]/1.01" office:value-type="float" office:value="25.2256379446395">
            <text:p>25.2256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0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0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0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0" table:formula="of:=[.R37]/1.01" office:value-type="float" office:value="1.06959034301626">
            <text:p>1.0696</text:p>
          </table:table-cell>
          <table:table-cell table:style-name="ce7" table:formula="of:=[.S37]" office:value-type="float" office:value="1.535">
            <text:p>1.535</text:p>
          </table:table-cell>
          <table:table-cell table:formula="of:=[.T37]-1" office:value-type="float" office:value="-3">
            <text:p>-3</text:p>
          </table:table-cell>
          <table:table-cell table:style-name="ce10" table:formula="of:=[.U37]/1.01" office:value-type="float" office:value="1.48985587706893">
            <text:p>1.4899</text:p>
          </table:table-cell>
          <table:table-cell table:style-name="ce7" table:formula="of:=[.V37]" office:value-type="float" office:value="0.776">
            <text:p>0.776</text:p>
          </table:table-cell>
          <table:table-cell table:formula="of:=[.W37]-1" office:value-type="float" office:value="-3">
            <text:p>-3</text:p>
          </table:table-cell>
          <table:table-cell table:style-name="ce10" table:formula="of:=[.X37]/1.01" office:value-type="float" office:value="0.753177954791852">
            <text:p>0.7532</text:p>
          </table:table-cell>
          <table:table-cell table:style-name="ce7" table:formula="of:=[.Y37]" office:value-type="float" office:value="1.388">
            <text:p>1.388</text:p>
          </table:table-cell>
          <table:table-cell table:formula="of:=[.Z37]-1" office:value-type="float" office:value="-3">
            <text:p>-3</text:p>
          </table:table-cell>
          <table:table-cell table:style-name="ce10" table:formula="of:=[.AA37]/1.01" office:value-type="float" office:value="1.34717912532357">
            <text:p>1.3472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7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0" table:formula="of:=[.F38]/1.01" office:value-type="float" office:value="24.9758791531084">
            <text:p>24.9759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0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0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0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0" table:formula="of:=[.R38]/1.01" office:value-type="float" office:value="1.05900033962006">
            <text:p>1.0590</text:p>
          </table:table-cell>
          <table:table-cell table:style-name="ce7" table:formula="of:=[.S38]" office:value-type="float" office:value="1.535">
            <text:p>1.535</text:p>
          </table:table-cell>
          <table:table-cell table:formula="of:=[.T38]-1" office:value-type="float" office:value="-4">
            <text:p>-4</text:p>
          </table:table-cell>
          <table:table-cell table:style-name="ce10" table:formula="of:=[.U38]/1.01" office:value-type="float" office:value="1.47510482878112">
            <text:p>1.4751</text:p>
          </table:table-cell>
          <table:table-cell table:style-name="ce7" table:formula="of:=[.V38]" office:value-type="float" office:value="0.776">
            <text:p>0.776</text:p>
          </table:table-cell>
          <table:table-cell table:formula="of:=[.W38]-1" office:value-type="float" office:value="-4">
            <text:p>-4</text:p>
          </table:table-cell>
          <table:table-cell table:style-name="ce10" table:formula="of:=[.X38]/1.01" office:value-type="float" office:value="0.745720747318665">
            <text:p>0.7457</text:p>
          </table:table-cell>
          <table:table-cell table:style-name="ce7" table:formula="of:=[.Y38]" office:value-type="float" office:value="1.388">
            <text:p>1.388</text:p>
          </table:table-cell>
          <table:table-cell table:formula="of:=[.Z38]-1" office:value-type="float" office:value="-4">
            <text:p>-4</text:p>
          </table:table-cell>
          <table:table-cell table:style-name="ce10" table:formula="of:=[.AA38]/1.01" office:value-type="float" office:value="1.33384071814215">
            <text:p>1.3338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1" table:formula="of:=[.C39]/1.01" office:value-type="float" office:value="1.03043733967811">
            <text:p>1.0304</text:p>
          </table:table-cell>
          <table:table-cell table:style-name="ce7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1" table:formula="of:=[.F39]/1.01" office:value-type="float" office:value="24.7285932208994">
            <text:p>24.7286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1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1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1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1" table:formula="of:=[.R39]/1.01" office:value-type="float" office:value="1.04851518774264">
            <text:p>1.0485</text:p>
          </table:table-cell>
          <table:table-cell table:style-name="ce7" table:formula="of:=[.S39]" office:value-type="float" office:value="1.535">
            <text:p>1.535</text:p>
          </table:table-cell>
          <table:table-cell table:style-name="ce5" table:formula="of:=[.T39]-1" office:value-type="float" office:value="-5">
            <text:p>-5</text:p>
          </table:table-cell>
          <table:table-cell table:style-name="ce11" table:formula="of:=[.U39]/1.01" office:value-type="float" office:value="1.46049983047636">
            <text:p>1.4605</text:p>
          </table:table-cell>
          <table:table-cell table:style-name="ce7" table:formula="of:=[.V39]" office:value-type="float" office:value="0.776">
            <text:p>0.776</text:p>
          </table:table-cell>
          <table:table-cell table:style-name="ce5" table:formula="of:=[.W39]-1" office:value-type="float" office:value="-5">
            <text:p>-5</text:p>
          </table:table-cell>
          <table:table-cell table:style-name="ce11" table:formula="of:=[.X39]/1.01" office:value-type="float" office:value="0.738337373582837">
            <text:p>0.7383</text:p>
          </table:table-cell>
          <table:table-cell table:style-name="ce7" table:formula="of:=[.Y39]" office:value-type="float" office:value="1.388">
            <text:p>1.388</text:p>
          </table:table-cell>
          <table:table-cell table:style-name="ce5" table:formula="of:=[.Z39]-1" office:value-type="float" office:value="-5">
            <text:p>-5</text:p>
          </table:table-cell>
          <table:table-cell table:style-name="ce11" table:formula="of:=[.AA39]/1.01" office:value-type="float" office:value="1.32063437439817">
            <text:p>1.3206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7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0" table:formula="of:=[.F40]/1.01" office:value-type="float" office:value="24.4837556642568">
            <text:p>24.4838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0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0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0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0" table:formula="of:=[.R40]/1.01" office:value-type="float" office:value="1.03813384925014">
            <text:p>1.0381</text:p>
          </table:table-cell>
          <table:table-cell table:style-name="ce7" table:formula="of:=[.S40]" office:value-type="float" office:value="1.535">
            <text:p>1.535</text:p>
          </table:table-cell>
          <table:table-cell table:formula="of:=[.T40]-1" office:value-type="float" office:value="-6">
            <text:p>-6</text:p>
          </table:table-cell>
          <table:table-cell table:style-name="ce10" table:formula="of:=[.U40]/1.01" office:value-type="float" office:value="1.44603943611521">
            <text:p>1.4460</text:p>
          </table:table-cell>
          <table:table-cell table:style-name="ce7" table:formula="of:=[.V40]" office:value-type="float" office:value="0.776">
            <text:p>0.776</text:p>
          </table:table-cell>
          <table:table-cell table:formula="of:=[.W40]-1" office:value-type="float" office:value="-6">
            <text:p>-6</text:p>
          </table:table-cell>
          <table:table-cell table:style-name="ce10" table:formula="of:=[.X40]/1.01" office:value-type="float" office:value="0.731027102557264">
            <text:p>0.7310</text:p>
          </table:table-cell>
          <table:table-cell table:style-name="ce7" table:formula="of:=[.Y40]" office:value-type="float" office:value="1.388">
            <text:p>1.388</text:p>
          </table:table-cell>
          <table:table-cell table:formula="of:=[.Z40]-1" office:value-type="float" office:value="-6">
            <text:p>-6</text:p>
          </table:table-cell>
          <table:table-cell table:style-name="ce10" table:formula="of:=[.AA40]/1.01" office:value-type="float" office:value="1.30755878653284">
            <text:p>1.3076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7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0" table:formula="of:=[.F41]/1.01" office:value-type="float" office:value="24.2413422418384">
            <text:p>24.2413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0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0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0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0" table:formula="of:=[.R41]/1.01" office:value-type="float" office:value="1.02785529628726">
            <text:p>1.0279</text:p>
          </table:table-cell>
          <table:table-cell table:style-name="ce7" table:formula="of:=[.S41]" office:value-type="float" office:value="1.535">
            <text:p>1.535</text:p>
          </table:table-cell>
          <table:table-cell table:formula="of:=[.T41]-1" office:value-type="float" office:value="-7">
            <text:p>-7</text:p>
          </table:table-cell>
          <table:table-cell table:style-name="ce10" table:formula="of:=[.U41]/1.01" office:value-type="float" office:value="1.43172221397545">
            <text:p>1.4317</text:p>
          </table:table-cell>
          <table:table-cell table:style-name="ce7" table:formula="of:=[.V41]" office:value-type="float" office:value="0.776">
            <text:p>0.776</text:p>
          </table:table-cell>
          <table:table-cell table:formula="of:=[.W41]-1" office:value-type="float" office:value="-7">
            <text:p>-7</text:p>
          </table:table-cell>
          <table:table-cell table:style-name="ce10" table:formula="of:=[.X41]/1.01" office:value-type="float" office:value="0.723789210452737">
            <text:p>0.7238</text:p>
          </table:table-cell>
          <table:table-cell table:style-name="ce7" table:formula="of:=[.Y41]" office:value-type="float" office:value="1.388">
            <text:p>1.388</text:p>
          </table:table-cell>
          <table:table-cell table:formula="of:=[.Z41]-1" office:value-type="float" office:value="-7">
            <text:p>-7</text:p>
          </table:table-cell>
          <table:table-cell table:style-name="ce10" table:formula="of:=[.AA41]/1.01" office:value-type="float" office:value="1.2946126599335">
            <text:p>1.2946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7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0" table:formula="of:=[.F42]/1.01" office:value-type="float" office:value="24.0013289523153">
            <text:p>24.0013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0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0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0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0" table:formula="of:=[.R42]/1.01" office:value-type="float" office:value="1.01767851117551">
            <text:p>1.0177</text:p>
          </table:table-cell>
          <table:table-cell table:style-name="ce7" table:formula="of:=[.S42]" office:value-type="float" office:value="1.535">
            <text:p>1.535</text:p>
          </table:table-cell>
          <table:table-cell table:formula="of:=[.T42]-1" office:value-type="float" office:value="-8">
            <text:p>-8</text:p>
          </table:table-cell>
          <table:table-cell table:style-name="ce10" table:formula="of:=[.U42]/1.01" office:value-type="float" office:value="1.41754674651035">
            <text:p>1.4175</text:p>
          </table:table-cell>
          <table:table-cell table:style-name="ce7" table:formula="of:=[.V42]" office:value-type="float" office:value="0.776">
            <text:p>0.776</text:p>
          </table:table-cell>
          <table:table-cell table:formula="of:=[.W42]-1" office:value-type="float" office:value="-8">
            <text:p>-8</text:p>
          </table:table-cell>
          <table:table-cell table:style-name="ce10" table:formula="of:=[.X42]/1.01" office:value-type="float" office:value="0.716622980646274">
            <text:p>0.7166</text:p>
          </table:table-cell>
          <table:table-cell table:style-name="ce7" table:formula="of:=[.Y42]" office:value-type="float" office:value="1.388">
            <text:p>1.388</text:p>
          </table:table-cell>
          <table:table-cell table:formula="of:=[.Z42]-1" office:value-type="float" office:value="-8">
            <text:p>-8</text:p>
          </table:table-cell>
          <table:table-cell table:style-name="ce10" table:formula="of:=[.AA42]/1.01" office:value-type="float" office:value="1.28179471280545">
            <text:p>1.2818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7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0" table:formula="of:=[.F43]/1.01" office:value-type="float" office:value="23.7636920319953">
            <text:p>23.7637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0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0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0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0" table:formula="of:=[.R43]/1.01" office:value-type="float" office:value="1.00760248631238">
            <text:p>1.0076</text:p>
          </table:table-cell>
          <table:table-cell table:style-name="ce7" table:formula="of:=[.S43]" office:value-type="float" office:value="1.535">
            <text:p>1.535</text:p>
          </table:table-cell>
          <table:table-cell table:formula="of:=[.T43]-1" office:value-type="float" office:value="-9">
            <text:p>-9</text:p>
          </table:table-cell>
          <table:table-cell table:style-name="ce10" table:formula="of:=[.U43]/1.01" office:value-type="float" office:value="1.40351163020827">
            <text:p>1.4035</text:p>
          </table:table-cell>
          <table:table-cell table:style-name="ce7" table:formula="of:=[.V43]" office:value-type="float" office:value="0.776">
            <text:p>0.776</text:p>
          </table:table-cell>
          <table:table-cell table:formula="of:=[.W43]-1" office:value-type="float" office:value="-9">
            <text:p>-9</text:p>
          </table:table-cell>
          <table:table-cell table:style-name="ce10" table:formula="of:=[.X43]/1.01" office:value-type="float" office:value="0.709527703610172">
            <text:p>0.7095</text:p>
          </table:table-cell>
          <table:table-cell table:style-name="ce7" table:formula="of:=[.Y43]" office:value-type="float" office:value="1.388">
            <text:p>1.388</text:p>
          </table:table-cell>
          <table:table-cell table:formula="of:=[.Z43]-1" office:value-type="float" office:value="-9">
            <text:p>-9</text:p>
          </table:table-cell>
          <table:table-cell table:style-name="ce10" table:formula="of:=[.AA43]/1.01" office:value-type="float" office:value="1.269103676045">
            <text:p>1.2691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7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0" table:formula="of:=[.F44]/1.01" office:value-type="float" office:value="23.5284079524706">
            <text:p>23.52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0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0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0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0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535">
            <text:p>1.535</text:p>
          </table:table-cell>
          <table:table-cell table:formula="of:=[.T44]-1" office:value-type="float" office:value="-10">
            <text:p>-10</text:p>
          </table:table-cell>
          <table:table-cell table:style-name="ce10" table:formula="of:=[.U44]/1.01" office:value-type="float" office:value="1.38961547545373">
            <text:p>1.3896</text:p>
          </table:table-cell>
          <table:table-cell table:style-name="ce7" table:formula="of:=[.V44]" office:value-type="float" office:value="0.776">
            <text:p>0.776</text:p>
          </table:table-cell>
          <table:table-cell table:formula="of:=[.W44]-1" office:value-type="float" office:value="-10">
            <text:p>-10</text:p>
          </table:table-cell>
          <table:table-cell table:style-name="ce10" table:formula="of:=[.X44]/1.01" office:value-type="float" office:value="0.702502676841755">
            <text:p>0.7025</text:p>
          </table:table-cell>
          <table:table-cell table:style-name="ce7" table:formula="of:=[.Y44]" office:value-type="float" office:value="1.388">
            <text:p>1.388</text:p>
          </table:table-cell>
          <table:table-cell table:formula="of:=[.Z44]-1" office:value-type="float" office:value="-10">
            <text:p>-10</text:p>
          </table:table-cell>
          <table:table-cell table:style-name="ce10" table:formula="of:=[.AA44]/1.01" office:value-type="float" office:value="1.25653829311386">
            <text:p>1.256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 office:value-type="float" office:value="1966761">
            <text:p>1966761</text:p>
          </table:table-cell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 office:value-type="float" office:value="452911">
            <text:p>452911</text:p>
          </table:table-cell>
          <table:table-cell/>
          <table:table-cell table:style-name="ce10"/>
          <table:table-cell table:style-name="ce5" office:value-type="float" office:value="678215">
            <text:p>678215</text:p>
          </table:table-cell>
          <table:table-cell/>
          <table:table-cell table:style-name="ce10"/>
          <table:table-cell table:style-name="ce5" office:value-type="float" office:value="748905">
            <text:p>748905</text:p>
          </table:table-cell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0"/>
          <table:table-cell table:style-name="ce5" office:value-type="float" office:value="539500">
            <text:p>539500</text:p>
          </table:table-cell>
          <table:table-cell/>
          <table:table-cell table:style-name="ce10"/>
          <table:table-cell table:style-name="ce5" office:value-type="float" office:value="1959177">
            <text:p>1959177</text:p>
          </table:table-cell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0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0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0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0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0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0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0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0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0"/>
          <table:table-cell table:number-columns-repeated="997"/>
        </table:table-row>
        <table:table-row table:style-name="ro1">
          <table:table-cell table:style-name="ce6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0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0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0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0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0" table:formula="of:=[.R3]*1.01" office:value-type="float" office:value="32.2107811769907">
            <text:p>32.2108</text:p>
          </table:table-cell>
          <table:table-cell table:style-name="ce6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0" table:formula="of:=[.U3]*1.01" office:value-type="float" office:value="8.49233490016134">
            <text:p>8.4923</text:p>
          </table:table-cell>
          <table:table-cell table:style-name="ce6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0" table:formula="of:=[.X3]*1.01" office:value-type="float" office:value="8.39181428674892">
            <text:p>8.3918</text:p>
          </table:table-cell>
          <table:table-cell table:style-name="ce6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0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0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0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0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0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0" table:formula="of:=[.R4]*1.01" office:value-type="float" office:value="31.891862551476">
            <text:p>31.8919</text:p>
          </table:table-cell>
          <table:table-cell table:style-name="ce7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0" table:formula="of:=[.U4]*1.01" office:value-type="float" office:value="8.40825237639737">
            <text:p>8.4083</text:p>
          </table:table-cell>
          <table:table-cell table:style-name="ce7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0" table:formula="of:=[.X4]*1.01" office:value-type="float" office:value="8.30872701658309">
            <text:p>8.3087</text:p>
          </table:table-cell>
          <table:table-cell table:style-name="ce7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0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0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0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0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0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0" table:formula="of:=[.R5]*1.01" office:value-type="float" office:value="31.5761015361148">
            <text:p>31.5761</text:p>
          </table:table-cell>
          <table:table-cell table:style-name="ce7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0" table:formula="of:=[.U5]*1.01" office:value-type="float" office:value="8.32500235286868">
            <text:p>8.3250</text:p>
          </table:table-cell>
          <table:table-cell table:style-name="ce7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0" table:formula="of:=[.X5]*1.01" office:value-type="float" office:value="8.22646239265653">
            <text:p>8.2265</text:p>
          </table:table-cell>
          <table:table-cell table:style-name="ce7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0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0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0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0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0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0" table:formula="of:=[.R6]*1.01" office:value-type="float" office:value="31.2634668674404">
            <text:p>31.2635</text:p>
          </table:table-cell>
          <table:table-cell table:style-name="ce7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0" table:formula="of:=[.U6]*1.01" office:value-type="float" office:value="8.24257658699869">
            <text:p>8.2426</text:p>
          </table:table-cell>
          <table:table-cell table:style-name="ce7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0" table:formula="of:=[.X6]*1.01" office:value-type="float" office:value="8.14501226995696">
            <text:p>8.1450</text:p>
          </table:table-cell>
          <table:table-cell table:style-name="ce7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0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0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0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0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0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0" table:formula="of:=[.R7]*1.01" office:value-type="float" office:value="30.9539275915252">
            <text:p>30.9539</text:p>
          </table:table-cell>
          <table:table-cell table:style-name="ce7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0" table:formula="of:=[.U7]*1.01" office:value-type="float" office:value="8.16096691782049">
            <text:p>8.1610</text:p>
          </table:table-cell>
          <table:table-cell table:style-name="ce7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0" table:formula="of:=[.X7]*1.01" office:value-type="float" office:value="8.0643685841158">
            <text:p>8.0644</text:p>
          </table:table-cell>
          <table:table-cell table:style-name="ce7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0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1" table:formula="of:=[.C8]*1.01" office:value-type="float" office:value="19.054812208313">
            <text:p>19.0548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1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1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1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1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1" table:formula="of:=[.R8]*1.01" office:value-type="float" office:value="30.647453060916">
            <text:p>30.6475</text:p>
          </table:table-cell>
          <table:table-cell table:style-name="ce7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1" table:formula="of:=[.U8]*1.01" office:value-type="float" office:value="8.0801652651688">
            <text:p>8.0802</text:p>
          </table:table-cell>
          <table:table-cell table:style-name="ce7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1" table:formula="of:=[.X8]*1.01" office:value-type="float" office:value="7.9845233506097">
            <text:p>7.9845</text:p>
          </table:table-cell>
          <table:table-cell table:style-name="ce7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1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0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0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0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0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0" table:formula="of:=[.R9]*1.01" office:value-type="float" office:value="30.3440129316">
            <text:p>30.3440</text:p>
          </table:table-cell>
          <table:table-cell table:style-name="ce7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0" table:formula="of:=[.U9]*1.01" office:value-type="float" office:value="8.00016362888">
            <text:p>8.0002</text:p>
          </table:table-cell>
          <table:table-cell table:style-name="ce7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0" table:formula="of:=[.X9]*1.01" office:value-type="float" office:value="7.90546866397">
            <text:p>7.9055</text:p>
          </table:table-cell>
          <table:table-cell table:style-name="ce7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0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0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0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0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0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0" table:formula="of:=[.R10]*1.01" office:value-type="float" office:value="30.04357716">
            <text:p>30.0436</text:p>
          </table:table-cell>
          <table:table-cell table:style-name="ce7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0" table:formula="of:=[.U10]*1.01" office:value-type="float" office:value="7.920954088">
            <text:p>7.9210</text:p>
          </table:table-cell>
          <table:table-cell table:style-name="ce7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0" table:formula="of:=[.X10]*1.01" office:value-type="float" office:value="7.827196697">
            <text:p>7.8272</text:p>
          </table:table-cell>
          <table:table-cell table:style-name="ce7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0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8.13">
            <text:p>18.130</text:p>
          </table:table-cell>
          <table:table-cell table:style-name="ce8" table:formula="of:=[.B9]-1" office:value-type="float" office:value="2">
            <text:p>2</text:p>
          </table:table-cell>
          <table:table-cell table:style-name="ce13" table:formula="of:=[.C11]*1.01" office:value-type="float" office:value="18.494413">
            <text:p>18.494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0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0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0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0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0" table:formula="of:=[.R11]*1.01" office:value-type="float" office:value="29.746116">
            <text:p>29.7461</text:p>
          </table:table-cell>
          <table:table-cell table:style-name="ce7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0" table:formula="of:=[.U11]*1.01" office:value-type="float" office:value="7.8425288">
            <text:p>7.8425</text:p>
          </table:table-cell>
          <table:table-cell table:style-name="ce7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0" table:formula="of:=[.X11]*1.01" office:value-type="float" office:value="7.7496997">
            <text:p>7.7497</text:p>
          </table:table-cell>
          <table:table-cell table:style-name="ce7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0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8.13">
            <text:p>18.130</text:p>
          </table:table-cell>
          <table:table-cell table:style-name="ce8" table:formula="of:=[.B10]-1" office:value-type="float" office:value="1">
            <text:p>1</text:p>
          </table:table-cell>
          <table:table-cell table:style-name="ce13" table:formula="of:=[.C12]*1.01" office:value-type="float" office:value="18.3113">
            <text:p>18.3113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0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0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0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0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0" table:formula="of:=[.R12]*1.01" office:value-type="float" office:value="29.4516">
            <text:p>29.4516</text:p>
          </table:table-cell>
          <table:table-cell table:style-name="ce7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0" table:formula="of:=[.U12]*1.01" office:value-type="float" office:value="7.76488">
            <text:p>7.7649</text:p>
          </table:table-cell>
          <table:table-cell table:style-name="ce7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0" table:formula="of:=[.X12]*1.01" office:value-type="float" office:value="7.67297">
            <text:p>7.6730</text:p>
          </table:table-cell>
          <table:table-cell table:style-name="ce7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0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1" table:formula="of:=[.A12]" office:value-type="float" office:value="18.13">
            <text:p>18.13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1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1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1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1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1" table:formula="of:=[.P12]" office:value-type="float" office:value="29.16">
            <text:p>29.1600</text:p>
          </table:table-cell>
          <table:table-cell table:style-name="ce7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1" table:formula="of:=[.S12]" office:value-type="float" office:value="7.688">
            <text:p>7.6880</text:p>
          </table:table-cell>
          <table:table-cell table:style-name="ce7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1" table:formula="of:=[.V12]" office:value-type="float" office:value="7.597">
            <text:p>7.5970</text:p>
          </table:table-cell>
          <table:table-cell table:style-name="ce7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1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8.13">
            <text:p>18.130</text:p>
          </table:table-cell>
          <table:table-cell table:style-name="ce9" table:formula="of:=[.B12]-1" office:value-type="float" office:value="-1">
            <text:p>-1</text:p>
          </table:table-cell>
          <table:table-cell table:style-name="ce14" table:formula="of:=[.C12]/1.01" office:value-type="float" office:value="17.9504950495049">
            <text:p>17.9505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4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4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4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4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4" table:formula="of:=[.R12]/1.01" office:value-type="float" office:value="28.8712871287129">
            <text:p>28.8713</text:p>
          </table:table-cell>
          <table:table-cell table:style-name="ce7" table:formula="of:=[.S12]" office:value-type="float" office:value="7.688">
            <text:p>7.688</text:p>
          </table:table-cell>
          <table:table-cell table:style-name="ce9" table:formula="of:=[.T12]-1" office:value-type="float" office:value="-1">
            <text:p>-1</text:p>
          </table:table-cell>
          <table:table-cell table:style-name="ce14" table:formula="of:=[.U12]/1.01" office:value-type="float" office:value="7.61188118811881">
            <text:p>7.6119</text:p>
          </table:table-cell>
          <table:table-cell table:style-name="ce7" table:formula="of:=[.V12]" office:value-type="float" office:value="7.597">
            <text:p>7.597</text:p>
          </table:table-cell>
          <table:table-cell table:style-name="ce9" table:formula="of:=[.W12]-1" office:value-type="float" office:value="-1">
            <text:p>-1</text:p>
          </table:table-cell>
          <table:table-cell table:style-name="ce14" table:formula="of:=[.X12]/1.01" office:value-type="float" office:value="7.52178217821782">
            <text:p>7.5218</text:p>
          </table:table-cell>
          <table:table-cell table:style-name="ce7" table:formula="of:=[.Y12]" office:value-type="float" office:value="5.856">
            <text:p>5.856</text:p>
          </table:table-cell>
          <table:table-cell table:style-name="ce9" table:formula="of:=[.Z12]-1" office:value-type="float" office:value="-1">
            <text:p>-1</text:p>
          </table:table-cell>
          <table:table-cell table:style-name="ce14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8.13">
            <text:p>18.130</text:p>
          </table:table-cell>
          <table:table-cell table:style-name="ce9" table:formula="of:=[.B13]-1" office:value-type="float" office:value="-2">
            <text:p>-2</text:p>
          </table:table-cell>
          <table:table-cell table:style-name="ce14" table:formula="of:=[.C13]/1.01" office:value-type="float" office:value="17.7727673757475">
            <text:p>17.7728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4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4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4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4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4" table:formula="of:=[.R13]/1.01" office:value-type="float" office:value="28.5854328007058">
            <text:p>28.5854</text:p>
          </table:table-cell>
          <table:table-cell table:style-name="ce7" table:formula="of:=[.S13]" office:value-type="float" office:value="7.688">
            <text:p>7.688</text:p>
          </table:table-cell>
          <table:table-cell table:style-name="ce9" table:formula="of:=[.T13]-1" office:value-type="float" office:value="-2">
            <text:p>-2</text:p>
          </table:table-cell>
          <table:table-cell table:style-name="ce14" table:formula="of:=[.U13]/1.01" office:value-type="float" office:value="7.53651602784041">
            <text:p>7.5365</text:p>
          </table:table-cell>
          <table:table-cell table:style-name="ce7" table:formula="of:=[.V13]" office:value-type="float" office:value="7.597">
            <text:p>7.597</text:p>
          </table:table-cell>
          <table:table-cell table:style-name="ce9" table:formula="of:=[.W13]-1" office:value-type="float" office:value="-2">
            <text:p>-2</text:p>
          </table:table-cell>
          <table:table-cell table:style-name="ce14" table:formula="of:=[.X13]/1.01" office:value-type="float" office:value="7.44730908734438">
            <text:p>7.4473</text:p>
          </table:table-cell>
          <table:table-cell table:style-name="ce7" table:formula="of:=[.Y13]" office:value-type="float" office:value="5.856">
            <text:p>5.856</text:p>
          </table:table-cell>
          <table:table-cell table:style-name="ce9" table:formula="of:=[.Z13]-1" office:value-type="float" office:value="-2">
            <text:p>-2</text:p>
          </table:table-cell>
          <table:table-cell table:style-name="ce14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0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0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0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0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0" table:formula="of:=[.R14]/1.01" office:value-type="float" office:value="28.3024087135701">
            <text:p>28.3024</text:p>
          </table:table-cell>
          <table:table-cell table:style-name="ce7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0" table:formula="of:=[.U14]/1.01" office:value-type="float" office:value="7.46189705726773">
            <text:p>7.4619</text:p>
          </table:table-cell>
          <table:table-cell table:style-name="ce7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0" table:formula="of:=[.X14]/1.01" office:value-type="float" office:value="7.37357335380631">
            <text:p>7.3736</text:p>
          </table:table-cell>
          <table:table-cell table:style-name="ce7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0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0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0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0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0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0" table:formula="of:=[.R15]/1.01" office:value-type="float" office:value="28.0221868451189">
            <text:p>28.0222</text:p>
          </table:table-cell>
          <table:table-cell table:style-name="ce7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0" table:formula="of:=[.U15]/1.01" office:value-type="float" office:value="7.38801688838389">
            <text:p>7.3880</text:p>
          </table:table-cell>
          <table:table-cell table:style-name="ce7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0" table:formula="of:=[.X15]/1.01" office:value-type="float" office:value="7.30056767703595">
            <text:p>7.3006</text:p>
          </table:table-cell>
          <table:table-cell table:style-name="ce7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0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1" table:formula="of:=[.C16]/1.01" office:value-type="float" office:value="17.2500729163104">
            <text:p>17.2501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1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1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1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1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1" table:formula="of:=[.R16]/1.01" office:value-type="float" office:value="27.7447394506128">
            <text:p>27.7447</text:p>
          </table:table-cell>
          <table:table-cell table:style-name="ce7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1" table:formula="of:=[.U16]/1.01" office:value-type="float" office:value="7.31486820632068">
            <text:p>7.3149</text:p>
          </table:table-cell>
          <table:table-cell table:style-name="ce7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1" table:formula="of:=[.X16]/1.01" office:value-type="float" office:value="7.22828482874847">
            <text:p>7.2283</text:p>
          </table:table-cell>
          <table:table-cell table:style-name="ce7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1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0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0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0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0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0" table:formula="of:=[.R17]/1.01" office:value-type="float" office:value="27.4700390600127">
            <text:p>27.4700</text:p>
          </table:table-cell>
          <table:table-cell table:style-name="ce7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0" table:formula="of:=[.U17]/1.01" office:value-type="float" office:value="7.24244376863434">
            <text:p>7.2424</text:p>
          </table:table-cell>
          <table:table-cell table:style-name="ce7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0" table:formula="of:=[.X17]/1.01" office:value-type="float" office:value="7.15671765222621">
            <text:p>7.1567</text:p>
          </table:table-cell>
          <table:table-cell table:style-name="ce7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0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0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0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0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0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0" table:formula="of:=[.R18]/1.01" office:value-type="float" office:value="27.1980584752601">
            <text:p>27.1981</text:p>
          </table:table-cell>
          <table:table-cell table:style-name="ce7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0" table:formula="of:=[.U18]/1.01" office:value-type="float" office:value="7.17073640458846">
            <text:p>7.1707</text:p>
          </table:table-cell>
          <table:table-cell table:style-name="ce7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0" table:formula="of:=[.X18]/1.01" office:value-type="float" office:value="7.08585906161011">
            <text:p>7.0859</text:p>
          </table:table-cell>
          <table:table-cell table:style-name="ce7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0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0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0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0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0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0" table:formula="of:=[.R19]/1.01" office:value-type="float" office:value="26.9287707675842">
            <text:p>26.9288</text:p>
          </table:table-cell>
          <table:table-cell table:style-name="ce7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0" table:formula="of:=[.U19]/1.01" office:value-type="float" office:value="7.09973901444401">
            <text:p>7.0997</text:p>
          </table:table-cell>
          <table:table-cell table:style-name="ce7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0" table:formula="of:=[.X19]/1.01" office:value-type="float" office:value="7.01570204119812">
            <text:p>7.0157</text:p>
          </table:table-cell>
          <table:table-cell table:style-name="ce7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0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0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0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0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0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0" table:formula="of:=[.R20]/1.01" office:value-type="float" office:value="26.6621492748359">
            <text:p>26.6621</text:p>
          </table:table-cell>
          <table:table-cell table:style-name="ce7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0" table:formula="of:=[.U20]/1.01" office:value-type="float" office:value="7.02944456875645">
            <text:p>7.0294</text:p>
          </table:table-cell>
          <table:table-cell table:style-name="ce7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0" table:formula="of:=[.X20]/1.01" office:value-type="float" office:value="6.94623964475062">
            <text:p>6.9462</text:p>
          </table:table-cell>
          <table:table-cell table:style-name="ce7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0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0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0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0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0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0" table:formula="of:=[.R21]/1.01" office:value-type="float" office:value="26.3981675988474">
            <text:p>26.3982</text:p>
          </table:table-cell>
          <table:table-cell table:style-name="ce7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0" table:formula="of:=[.U21]/1.01" office:value-type="float" office:value="6.95984610767965">
            <text:p>6.9598</text:p>
          </table:table-cell>
          <table:table-cell table:style-name="ce7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0" table:formula="of:=[.X21]/1.01" office:value-type="float" office:value="6.87746499480259">
            <text:p>6.8775</text:p>
          </table:table-cell>
          <table:table-cell table:style-name="ce7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0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0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0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0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0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0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0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0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0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0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0" table:formula="of:=[.R26]*1.01" office:value-type="float" office:value="1.43490414090915">
            <text:p>1.4349</text:p>
          </table:table-cell>
          <table:table-cell table:style-name="ce6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0" table:formula="of:=[.U26]*1.01" office:value-type="float" office:value="1.30345410798522">
            <text:p>1.3035</text:p>
          </table:table-cell>
          <table:table-cell table:style-name="ce6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0" table:formula="of:=[.X26]*1.01" office:value-type="float" office:value="8.71767781374523">
            <text:p>8.7177</text:p>
          </table:table-cell>
          <table:table-cell table:style-name="ce6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0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0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0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0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0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0" table:formula="of:=[.R27]*1.01" office:value-type="float" office:value="1.42069716921698">
            <text:p>1.4207</text:p>
          </table:table-cell>
          <table:table-cell table:style-name="ce7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0" table:formula="of:=[.U27]*1.01" office:value-type="float" office:value="1.29054862176755">
            <text:p>1.2905</text:p>
          </table:table-cell>
          <table:table-cell table:style-name="ce7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0" table:formula="of:=[.X27]*1.01" office:value-type="float" office:value="8.63136417202498">
            <text:p>8.6314</text:p>
          </table:table-cell>
          <table:table-cell table:style-name="ce7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0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0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0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0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0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0" table:formula="of:=[.R28]*1.01" office:value-type="float" office:value="1.40663086061088">
            <text:p>1.4066</text:p>
          </table:table-cell>
          <table:table-cell table:style-name="ce7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0" table:formula="of:=[.U28]*1.01" office:value-type="float" office:value="1.27777091264114">
            <text:p>1.2778</text:p>
          </table:table-cell>
          <table:table-cell table:style-name="ce7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0" table:formula="of:=[.X28]*1.01" office:value-type="float" office:value="8.54590512081681">
            <text:p>8.5459</text:p>
          </table:table-cell>
          <table:table-cell table:style-name="ce7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0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0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0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0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0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0" table:formula="of:=[.R29]*1.01" office:value-type="float" office:value="1.39270382238701">
            <text:p>1.3927</text:p>
          </table:table-cell>
          <table:table-cell table:style-name="ce7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0" table:formula="of:=[.U29]*1.01" office:value-type="float" office:value="1.26511971548627">
            <text:p>1.2651</text:p>
          </table:table-cell>
          <table:table-cell table:style-name="ce7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0" table:formula="of:=[.X29]*1.01" office:value-type="float" office:value="8.46129219882853">
            <text:p>8.4613</text:p>
          </table:table-cell>
          <table:table-cell table:style-name="ce7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0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0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0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0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0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0" table:formula="of:=[.R30]*1.01" office:value-type="float" office:value="1.3789146756307">
            <text:p>1.3789</text:p>
          </table:table-cell>
          <table:table-cell table:style-name="ce7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0" table:formula="of:=[.U30]*1.01" office:value-type="float" office:value="1.25259377770918">
            <text:p>1.2526</text:p>
          </table:table-cell>
          <table:table-cell table:style-name="ce7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0" table:formula="of:=[.X30]*1.01" office:value-type="float" office:value="8.37751702854309">
            <text:p>8.3775</text:p>
          </table:table-cell>
          <table:table-cell table:style-name="ce7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0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1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1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1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1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1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1" table:formula="of:=[.R31]*1.01" office:value-type="float" office:value="1.3652620550799">
            <text:p>1.3653</text:p>
          </table:table-cell>
          <table:table-cell table:style-name="ce7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1" table:formula="of:=[.U31]*1.01" office:value-type="float" office:value="1.240191859118">
            <text:p>1.2402</text:p>
          </table:table-cell>
          <table:table-cell table:style-name="ce7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1" table:formula="of:=[.X31]*1.01" office:value-type="float" office:value="8.2945713153892">
            <text:p>8.2946</text:p>
          </table:table-cell>
          <table:table-cell table:style-name="ce7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1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0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0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0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0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0" table:formula="of:=[.R32]*1.01" office:value-type="float" office:value="1.35174460899">
            <text:p>1.3517</text:p>
          </table:table-cell>
          <table:table-cell table:style-name="ce7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0" table:formula="of:=[.U32]*1.01" office:value-type="float" office:value="1.2279127318">
            <text:p>1.2279</text:p>
          </table:table-cell>
          <table:table-cell table:style-name="ce7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0" table:formula="of:=[.X32]*1.01" office:value-type="float" office:value="8.21244684692">
            <text:p>8.2124</text:p>
          </table:table-cell>
          <table:table-cell table:style-name="ce7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0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0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0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0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0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0" table:formula="of:=[.R33]*1.01" office:value-type="float" office:value="1.338360999">
            <text:p>1.3384</text:p>
          </table:table-cell>
          <table:table-cell table:style-name="ce7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0" table:formula="of:=[.U33]*1.01" office:value-type="float" office:value="1.21575518">
            <text:p>1.2158</text:p>
          </table:table-cell>
          <table:table-cell table:style-name="ce7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0" table:formula="of:=[.X33]*1.01" office:value-type="float" office:value="8.131135492">
            <text:p>8.1311</text:p>
          </table:table-cell>
          <table:table-cell table:style-name="ce7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0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0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0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0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0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0" table:formula="of:=[.R34]*1.01" office:value-type="float" office:value="1.3251099">
            <text:p>1.3251</text:p>
          </table:table-cell>
          <table:table-cell table:style-name="ce7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0" table:formula="of:=[.U34]*1.01" office:value-type="float" office:value="1.203718">
            <text:p>1.2037</text:p>
          </table:table-cell>
          <table:table-cell table:style-name="ce7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0" table:formula="of:=[.X34]*1.01" office:value-type="float" office:value="8.0506292">
            <text:p>8.0506</text:p>
          </table:table-cell>
          <table:table-cell table:style-name="ce7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0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0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0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0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0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0" table:formula="of:=[.R35]*1.01" office:value-type="float" office:value="1.31199">
            <text:p>1.3120</text:p>
          </table:table-cell>
          <table:table-cell table:style-name="ce7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0" table:formula="of:=[.U35]*1.01" office:value-type="float" office:value="1.1918">
            <text:p>1.1918</text:p>
          </table:table-cell>
          <table:table-cell table:style-name="ce7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0" table:formula="of:=[.X35]*1.01" office:value-type="float" office:value="7.97092">
            <text:p>7.9709</text:p>
          </table:table-cell>
          <table:table-cell table:style-name="ce7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0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1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1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1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1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1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1" table:formula="of:=[.P35]" office:value-type="float" office:value="1.299">
            <text:p>1.2990</text:p>
          </table:table-cell>
          <table:table-cell table:style-name="ce7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1" table:formula="of:=[.S35]" office:value-type="float" office:value="1.18">
            <text:p>1.1800</text:p>
          </table:table-cell>
          <table:table-cell table:style-name="ce7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1" table:formula="of:=[.V35]" office:value-type="float" office:value="7.892">
            <text:p>7.8920</text:p>
          </table:table-cell>
          <table:table-cell table:style-name="ce7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1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4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4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4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4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4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4" table:formula="of:=[.R35]/1.01" office:value-type="float" office:value="1.28613861386139">
            <text:p>1.2861</text:p>
          </table:table-cell>
          <table:table-cell table:style-name="ce7" table:formula="of:=[.S35]" office:value-type="float" office:value="1.18">
            <text:p>1.180</text:p>
          </table:table-cell>
          <table:table-cell table:style-name="ce9" table:formula="of:=[.T35]-1" office:value-type="float" office:value="-1">
            <text:p>-1</text:p>
          </table:table-cell>
          <table:table-cell table:style-name="ce14" table:formula="of:=[.U35]/1.01" office:value-type="float" office:value="1.16831683168317">
            <text:p>1.1683</text:p>
          </table:table-cell>
          <table:table-cell table:style-name="ce7" table:formula="of:=[.V35]" office:value-type="float" office:value="7.892">
            <text:p>7.892</text:p>
          </table:table-cell>
          <table:table-cell table:style-name="ce9" table:formula="of:=[.W35]-1" office:value-type="float" office:value="-1">
            <text:p>-1</text:p>
          </table:table-cell>
          <table:table-cell table:style-name="ce14" table:formula="of:=[.X35]/1.01" office:value-type="float" office:value="7.81386138613861">
            <text:p>7.8139</text:p>
          </table:table-cell>
          <table:table-cell table:style-name="ce7" table:formula="of:=[.Y35]" office:value-type="float" office:value="2.58">
            <text:p>2.580</text:p>
          </table:table-cell>
          <table:table-cell table:style-name="ce9" table:formula="of:=[.Z35]-1" office:value-type="float" office:value="-1">
            <text:p>-1</text:p>
          </table:table-cell>
          <table:table-cell table:style-name="ce14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4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4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4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4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4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4" table:formula="of:=[.R36]/1.01" office:value-type="float" office:value="1.27340456817959">
            <text:p>1.2734</text:p>
          </table:table-cell>
          <table:table-cell table:style-name="ce7" table:formula="of:=[.S36]" office:value-type="float" office:value="1.18">
            <text:p>1.180</text:p>
          </table:table-cell>
          <table:table-cell table:style-name="ce9" table:formula="of:=[.T36]-1" office:value-type="float" office:value="-2">
            <text:p>-2</text:p>
          </table:table-cell>
          <table:table-cell table:style-name="ce14" table:formula="of:=[.U36]/1.01" office:value-type="float" office:value="1.15674933830017">
            <text:p>1.1567</text:p>
          </table:table-cell>
          <table:table-cell table:style-name="ce7" table:formula="of:=[.V36]" office:value-type="float" office:value="7.892">
            <text:p>7.892</text:p>
          </table:table-cell>
          <table:table-cell table:style-name="ce9" table:formula="of:=[.W36]-1" office:value-type="float" office:value="-2">
            <text:p>-2</text:p>
          </table:table-cell>
          <table:table-cell table:style-name="ce14" table:formula="of:=[.X36]/1.01" office:value-type="float" office:value="7.73649642191942">
            <text:p>7.7365</text:p>
          </table:table-cell>
          <table:table-cell table:style-name="ce7" table:formula="of:=[.Y36]" office:value-type="float" office:value="2.58">
            <text:p>2.580</text:p>
          </table:table-cell>
          <table:table-cell table:style-name="ce9" table:formula="of:=[.Z36]-1" office:value-type="float" office:value="-2">
            <text:p>-2</text:p>
          </table:table-cell>
          <table:table-cell table:style-name="ce14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0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0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0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0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0" table:formula="of:=[.R37]/1.01" office:value-type="float" office:value="1.26079660215801">
            <text:p>1.2608</text:p>
          </table:table-cell>
          <table:table-cell table:style-name="ce7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0" table:formula="of:=[.U37]/1.01" office:value-type="float" office:value="1.14529637455462">
            <text:p>1.1453</text:p>
          </table:table-cell>
          <table:table-cell table:style-name="ce7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0" table:formula="of:=[.X37]/1.01" office:value-type="float" office:value="7.65989744744497">
            <text:p>7.6599</text:p>
          </table:table-cell>
          <table:table-cell table:style-name="ce7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0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0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0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0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0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0" table:formula="of:=[.R38]/1.01" office:value-type="float" office:value="1.24831346748318">
            <text:p>1.2483</text:p>
          </table:table-cell>
          <table:table-cell table:style-name="ce7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0" table:formula="of:=[.U38]/1.01" office:value-type="float" office:value="1.13395680648972">
            <text:p>1.1340</text:p>
          </table:table-cell>
          <table:table-cell table:style-name="ce7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0" table:formula="of:=[.X38]/1.01" office:value-type="float" office:value="7.58405687865839">
            <text:p>7.5841</text:p>
          </table:table-cell>
          <table:table-cell table:style-name="ce7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0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1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1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1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1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1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1" table:formula="of:=[.R39]/1.01" office:value-type="float" office:value="1.23595392820117">
            <text:p>1.2360</text:p>
          </table:table-cell>
          <table:table-cell table:style-name="ce7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1" table:formula="of:=[.U39]/1.01" office:value-type="float" office:value="1.12272951137596">
            <text:p>1.1227</text:p>
          </table:table-cell>
          <table:table-cell table:style-name="ce7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1" table:formula="of:=[.X39]/1.01" office:value-type="float" office:value="7.50896720659246">
            <text:p>7.5090</text:p>
          </table:table-cell>
          <table:table-cell table:style-name="ce7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1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0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0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0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0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0" table:formula="of:=[.R40]/1.01" office:value-type="float" office:value="1.22371676059521">
            <text:p>1.2237</text:p>
          </table:table-cell>
          <table:table-cell table:style-name="ce7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0" table:formula="of:=[.U40]/1.01" office:value-type="float" office:value="1.11161337759996">
            <text:p>1.1116</text:p>
          </table:table-cell>
          <table:table-cell table:style-name="ce7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0" table:formula="of:=[.X40]/1.01" office:value-type="float" office:value="7.4346209966262">
            <text:p>7.4346</text:p>
          </table:table-cell>
          <table:table-cell table:style-name="ce7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0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0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0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0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0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0" table:formula="of:=[.R41]/1.01" office:value-type="float" office:value="1.21160075306457">
            <text:p>1.2116</text:p>
          </table:table-cell>
          <table:table-cell table:style-name="ce7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0" table:formula="of:=[.U41]/1.01" office:value-type="float" office:value="1.10060730455442">
            <text:p>1.1006</text:p>
          </table:table-cell>
          <table:table-cell table:style-name="ce7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0" table:formula="of:=[.X41]/1.01" office:value-type="float" office:value="7.36101088774871">
            <text:p>7.3610</text:p>
          </table:table-cell>
          <table:table-cell table:style-name="ce7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0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0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0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0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0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0" table:formula="of:=[.R42]/1.01" office:value-type="float" office:value="1.19960470600452">
            <text:p>1.1996</text:p>
          </table:table-cell>
          <table:table-cell table:style-name="ce7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0" table:formula="of:=[.U42]/1.01" office:value-type="float" office:value="1.08971020252913">
            <text:p>1.0897</text:p>
          </table:table-cell>
          <table:table-cell table:style-name="ce7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0" table:formula="of:=[.X42]/1.01" office:value-type="float" office:value="7.28812959183041">
            <text:p>7.2881</text:p>
          </table:table-cell>
          <table:table-cell table:style-name="ce7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0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0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0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0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0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0" table:formula="of:=[.R43]/1.01" office:value-type="float" office:value="1.18772743168765">
            <text:p>1.1877</text:p>
          </table:table-cell>
          <table:table-cell table:style-name="ce7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0" table:formula="of:=[.U43]/1.01" office:value-type="float" office:value="1.0789209926031">
            <text:p>1.0789</text:p>
          </table:table-cell>
          <table:table-cell table:style-name="ce7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0" table:formula="of:=[.X43]/1.01" office:value-type="float" office:value="7.21596989290139">
            <text:p>7.2160</text:p>
          </table:table-cell>
          <table:table-cell table:style-name="ce7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0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0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0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0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0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0" table:formula="of:=[.R44]/1.01" office:value-type="float" office:value="1.17596775414619">
            <text:p>1.1760</text:p>
          </table:table-cell>
          <table:table-cell table:style-name="ce7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0" table:formula="of:=[.U44]/1.01" office:value-type="float" office:value="1.06823860653772">
            <text:p>1.0682</text:p>
          </table:table-cell>
          <table:table-cell table:style-name="ce7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0" table:formula="of:=[.X44]/1.01" office:value-type="float" office:value="7.14452464643702">
            <text:p>7.1445</text:p>
          </table:table-cell>
          <table:table-cell table:style-name="ce7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0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office:value-type="float" office:value="630701">
            <text:p>630701</text:p>
          </table:table-cell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office:value-type="float" office:value="1530026">
            <text:p>1530026</text:p>
          </table:table-cell>
          <table:table-cell/>
          <table:table-cell table:style-name="ce10" office:value-type="string">
            <text:p>he</text:p>
          </table:table-cell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0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0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0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0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0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0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0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0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0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0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0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0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0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0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0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0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0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0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0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0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0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0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0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0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0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0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0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0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0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0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1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1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1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1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1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1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0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0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0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0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0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0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0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0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0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0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3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0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0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0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0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0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3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0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0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0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0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0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1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1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1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1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1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1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4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4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4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4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4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4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4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4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4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4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4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4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0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0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0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0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0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0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0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0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0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0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1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1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1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1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1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1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0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0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0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0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0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0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0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0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0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0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0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0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0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0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0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0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0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0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0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0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0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0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0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0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0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0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0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0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0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0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0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0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0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0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0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0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0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0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0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0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0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0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0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0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0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0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0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0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0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0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0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0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0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1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1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1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1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1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1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0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0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0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0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0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0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0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0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0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0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0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0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0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0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0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0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0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0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0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0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1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1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1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1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1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1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4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4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4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4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4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4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4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4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4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4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4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4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0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0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0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0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0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0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0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0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0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0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1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1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1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1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1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1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0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0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0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0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0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0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0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0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0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0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0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0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0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0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0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0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0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0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0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0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0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0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0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0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0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5"/>
        <table:table-column table:style-name="co1" table:default-cell-style-name="ce17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  <table:table-cell office:value-type="string">
            <text:p>正股价</text:p>
          </table:table-cell>
          <table:table-cell office:value-type="string">
            <text:p>转债价</text:p>
          </table:table-cell>
          <table:table-cell office:value-type="string">
            <text:p>转股价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  <table:table-cell office:value-type="float" office:value="12.35">
            <text:p>12.35</text:p>
          </table:table-cell>
          <table:table-cell office:value-type="float" office:value="152">
            <text:p>152</text:p>
          </table:table-cell>
          <table:table-cell office:value-type="float" office:value="10.72">
            <text:p>10.72</text:p>
          </table:table-cell>
          <table:table-cell/>
          <table:table-cell office:value-type="float" office:value="601727">
            <text:p>601727</text:p>
          </table:table-cell>
          <table:table-cell table:formula="of:=[.L2]*100/[.N2]" office:value-type="float" office:value="115.205223880597">
            <text:p>115.2052238806</text:p>
          </table:table-cell>
          <table:table-cell table:formula="of:=100*[.M2]/[.Q2]-100" office:value-type="float" office:value="31.9384615384615">
            <text:p>31.9384615385</text:p>
          </table:table-cell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  <table:table-cell office:value-type="float" office:value="11.23">
            <text:p>11.23</text:p>
          </table:table-cell>
          <table:table-cell office:value-type="float" office:value="131.26">
            <text:p>131.26</text:p>
          </table:table-cell>
          <table:table-cell office:value-type="float" office:value="10.72">
            <text:p>10.72</text:p>
          </table:table-cell>
          <table:table-cell/>
          <table:table-cell office:value-type="float" office:value="601727">
            <text:p>601727</text:p>
          </table:table-cell>
          <table:table-cell table:formula="of:=[.L3]*100/[.N3]" office:value-type="float" office:value="104.757462686567">
            <text:p>104.7574626866</text:p>
          </table:table-cell>
          <table:table-cell table:formula="of:=100*[.M3]/[.Q3]-100" office:value-type="float" office:value="25.2989492430989">
            <text:p>25.2989492431</text:p>
          </table:table-cell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  <table:table-cell office:value-type="float" office:value="22.44">
            <text:p>22.44</text:p>
          </table:table-cell>
          <table:table-cell office:value-type="float" office:value="149.96">
            <text:p>149.96</text:p>
          </table:table-cell>
          <table:table-cell office:value-type="float" office:value="20.9">
            <text:p>20.9</text:p>
          </table:table-cell>
          <table:table-cell/>
          <table:table-cell office:value-type="float" office:value="600185">
            <text:p>600185</text:p>
          </table:table-cell>
          <table:table-cell table:formula="of:=[.L4]*100/[.N4]" office:value-type="float" office:value="107.368421052632">
            <text:p>107.3684210526</text:p>
          </table:table-cell>
          <table:table-cell table:formula="of:=100*[.M4]/[.Q4]-100" office:value-type="float" office:value="39.6686274509804">
            <text:p>39.668627451</text:p>
          </table:table-cell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  <table:table-cell office:value-type="float" office:value="32.05">
            <text:p>32.05</text:p>
          </table:table-cell>
          <table:table-cell office:value-type="float" office:value="149.4">
            <text:p>149.4</text:p>
          </table:table-cell>
          <table:table-cell office:value-type="float" office:value="26.33">
            <text:p>26.33</text:p>
          </table:table-cell>
          <table:table-cell/>
          <table:table-cell office:value-type="float" office:value="2241">
            <text:p>2241</text:p>
          </table:table-cell>
          <table:table-cell table:formula="of:=[.L5]*100/[.N5]" office:value-type="float" office:value="121.724268894797">
            <text:p>121.7242688948</text:p>
          </table:table-cell>
          <table:table-cell table:formula="of:=100*[.M5]/[.Q5]-100" office:value-type="float" office:value="22.7364118564743">
            <text:p>22.7364118565</text:p>
          </table:table-cell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  <table:table-cell office:value-type="float" office:value="55.91">
            <text:p>55.91</text:p>
          </table:table-cell>
          <table:table-cell office:value-type="float" office:value="129.89">
            <text:p>129.89</text:p>
          </table:table-cell>
          <table:table-cell office:value-type="float" office:value="26.33">
            <text:p>26.33</text:p>
          </table:table-cell>
          <table:table-cell/>
          <table:table-cell office:value-type="float" office:value="2241">
            <text:p>2241</text:p>
          </table:table-cell>
          <table:table-cell table:formula="of:=[.L6]*100/[.N6]" office:value-type="float" office:value="212.343334599316">
            <text:p>212.3433345993</text:p>
          </table:table-cell>
          <table:table-cell table:formula="of:=100*[.M6]/[.Q6]-100" office:value-type="float" office:value="-38.8301967447684">
            <text:p>-38.8301967448</text:p>
          </table:table-cell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10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7"/>
          <table:table-cell office:value-type="float" office:value="10.72">
            <text:p>10.72</text:p>
          </table:table-cell>
          <table:table-cell table:formula="of:=[.P39]*1.3" office:value-type="float" office:value="13.936">
            <text:p>13.936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  <table:table-cell table:number-columns-repeated="7"/>
        </table:table-row>
        <table:table-row table:style-name="ro1" table:number-rows-repeated="104853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0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0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0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0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0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0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0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0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0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0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0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0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0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0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0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0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0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0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0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0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0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0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0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0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0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0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0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0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0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0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0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0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0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0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0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0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0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0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0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0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0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0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0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0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0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0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0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0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0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1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1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1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1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1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1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1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1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1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0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0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0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0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0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0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0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0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0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0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0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0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0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0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0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0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3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0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0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0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0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0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0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0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0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3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0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0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0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0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0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0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0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0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1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1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1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1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1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1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1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1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1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4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4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4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4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4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4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4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4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4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4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4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4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4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4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4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4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4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4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0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0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0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0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0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0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0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0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0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0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0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0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0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0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0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0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1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1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1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1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1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1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1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1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1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0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0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0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0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0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0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0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0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0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0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0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0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0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0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0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0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0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0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0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0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0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0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0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0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0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0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0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0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0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0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0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0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0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0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0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0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0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0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0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0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0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0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0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0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0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0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0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0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0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0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0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0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0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0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0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0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0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0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0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0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0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0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0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0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0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0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0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0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0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0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0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0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0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0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0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0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0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0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0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0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0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0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0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0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0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0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1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1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1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1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1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1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1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1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0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0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0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0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0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0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0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0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0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0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0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0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0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0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0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0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0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0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0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0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0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0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0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0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0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0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0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0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0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0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0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0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0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1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1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1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1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1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1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1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1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1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4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4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4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4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4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4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4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4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4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4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4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4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4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4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4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4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4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4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0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0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0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0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0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0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0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0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0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0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0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0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0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0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0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0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1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1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1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1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1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1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1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1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0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0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0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0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0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0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0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0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0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0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0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0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0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0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0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0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0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0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0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0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0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0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0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0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0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0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0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0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0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0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0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0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0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0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0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0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0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0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0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0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0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table:number-columns-repeated="2"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office:value-type="float" office:value="840085">
            <text:p>840085</text:p>
          </table:table-cell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5"/>
          <table:table-cell table:style-name="ce10"/>
          <table:table-cell office:value-type="float" office:value="2366063">
            <text:p>2366063</text:p>
          </table:table-cell>
          <table:table-cell/>
          <table:table-cell table:style-name="ce10" office:value-type="string">
            <text:p>he</text:p>
          </table:table-cell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style-name="ce5"/>
          <table:table-cell/>
          <table:table-cell table:style-name="ce10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7" office:value-type="float" office:value="2.62">
            <text:p>2.62</text:p>
          </table:table-cell>
          <table:table-cell table:style-name="ce17" office:value-type="float" office:value="4.87">
            <text:p>4.87</text:p>
          </table:table-cell>
          <table:table-cell table:style-name="ce17" office:value-type="float" office:value="184.25">
            <text:p>184.25</text:p>
          </table:table-cell>
          <table:table-cell table:style-name="ce17"/>
          <table:table-cell table:style-name="ce17" table:formula="of:=100/[.A31]" office:value-type="float" office:value="38.1679389312977">
            <text:p>38.17</text:p>
          </table:table-cell>
          <table:table-cell table:style-name="ce17" table:formula="of:=[.E31]*[.B31]" office:value-type="float" office:value="185.87786259542">
            <text:p>185.88</text:p>
          </table:table-cell>
          <table:table-cell table:style-name="ce17" table:formula="of:=100*([.F31]-[.C31])/[.C31]" office:value-type="float" office:value="0.883507514474805">
            <text:p>0.88</text:p>
          </table:table-cell>
          <table:table-cell table:style-name="ce17" office:value-type="string">
            <text:p>zhonghang</text:p>
          </table:table-cell>
          <table:table-cell table:style-name="ce17" table:number-columns-repeated="1016"/>
        </table:table-row>
        <table:table-row table:style-name="ro1">
          <table:table-cell table:style-name="ce17" office:value-type="float" office:value="4.89">
            <text:p>4.89</text:p>
          </table:table-cell>
          <table:table-cell table:style-name="ce17" office:value-type="float" office:value="6.9">
            <text:p>6.90</text:p>
          </table:table-cell>
          <table:table-cell table:style-name="ce17" office:value-type="float" office:value="145.32">
            <text:p>145.32</text:p>
          </table:table-cell>
          <table:table-cell table:style-name="ce17"/>
          <table:table-cell table:style-name="ce17" table:formula="of:=100/[.A32]" office:value-type="float" office:value="20.4498977505112">
            <text:p>20.45</text:p>
          </table:table-cell>
          <table:table-cell table:style-name="ce17" table:formula="of:=[.E32]*[.B32]" office:value-type="float" office:value="141.104294478528">
            <text:p>141.10</text:p>
          </table:table-cell>
          <table:table-cell table:style-name="ce17" table:formula="of:=100*([.F32]-[.C32])/[.C32]" office:value-type="float" office:value="-2.90098095339416">
            <text:p>-2.90</text:p>
          </table:table-cell>
          <table:table-cell table:style-name="ce17" office:value-type="string">
            <text:p>中石化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7" office:value-type="float" office:value="8.105">
            <text:p>8.11</text:p>
          </table:table-cell>
          <table:table-cell table:style-name="ce17" office:value-type="float" office:value="10.23">
            <text:p>10.23</text:p>
          </table:table-cell>
          <table:table-cell table:style-name="ce17" office:value-type="float" office:value="142.48">
            <text:p>142.48</text:p>
          </table:table-cell>
          <table:table-cell table:style-name="ce17"/>
          <table:table-cell table:style-name="ce17" table:formula="of:=100/[.A33]" office:value-type="float" office:value="12.3380629241209">
            <text:p>12.34</text:p>
          </table:table-cell>
          <table:table-cell table:style-name="ce17" table:formula="of:=[.E33]*[.B33]" office:value-type="float" office:value="126.218383713757">
            <text:p>126.22</text:p>
          </table:table-cell>
          <table:table-cell table:style-name="ce17" table:formula="of:=100*([.F33]-[.C33])/[.C33]" office:value-type="float" office:value="-11.4132624131408">
            <text:p>-11.41</text:p>
          </table:table-cell>
          <table:table-cell table:style-name="ce17" office:value-type="string">
            <text:p>zhonghang</text:p>
          </table:table-cell>
          <table:table-cell table:style-name="ce17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7" office:value-type="float" office:value="3.27">
            <text:p>3.27</text:p>
          </table:table-cell>
          <table:table-cell table:style-name="ce17" office:value-type="float" office:value="5.09">
            <text:p>5.09</text:p>
          </table:table-cell>
          <table:table-cell table:style-name="ce17" office:value-type="float" office:value="157.03">
            <text:p>157.03</text:p>
          </table:table-cell>
          <table:table-cell table:style-name="ce17"/>
          <table:table-cell table:style-name="ce17" table:formula="of:=100/[.A34]" office:value-type="float" office:value="30.5810397553517">
            <text:p>30.58</text:p>
          </table:table-cell>
          <table:table-cell table:style-name="ce17" table:formula="of:=[.E34]*[.B34]" office:value-type="float" office:value="155.65749235474">
            <text:p>155.66</text:p>
          </table:table-cell>
          <table:table-cell table:style-name="ce17" table:formula="of:=100*([.F34]-[.C34])/[.C34]" office:value-type="float" office:value="-0.874041676915194">
            <text:p>-0.87</text:p>
          </table:table-cell>
          <table:table-cell table:style-name="ce17" office:value-type="string">
            <text:p>zhonghang</text:p>
          </table:table-cell>
          <table:table-cell table:style-name="ce17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7" office:value-type="float" office:value="2.62">
            <text:p>2.62</text:p>
          </table:table-cell>
          <table:table-cell table:style-name="ce17" office:value-type="float" office:value="4.87">
            <text:p>4.87</text:p>
          </table:table-cell>
          <table:table-cell table:style-name="ce17" office:value-type="float" office:value="184.25">
            <text:p>184.25</text:p>
          </table:table-cell>
          <table:table-cell table:style-name="ce17"/>
          <table:table-cell table:style-name="ce17" table:formula="of:=100/[.A35]" office:value-type="float" office:value="38.1679389312977">
            <text:p>38.17</text:p>
          </table:table-cell>
          <table:table-cell table:style-name="ce17" table:formula="of:=[.E35]*[.B35]" office:value-type="float" office:value="185.87786259542">
            <text:p>185.88</text:p>
          </table:table-cell>
          <table:table-cell table:style-name="ce17" table:formula="of:=100*([.F35]-[.C35])/[.C35]" office:value-type="float" office:value="0.883507514474805">
            <text:p>0.88</text:p>
          </table:table-cell>
          <table:table-cell table:style-name="ce17" office:value-type="string">
            <text:p>zhonghang</text:p>
          </table:table-cell>
          <table:table-cell table:style-name="ce17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0"/>
        <table:table-column table:style-name="co17" table:default-cell-style-name="ce12"/>
        <table:table-column table:style-name="co27" table:default-cell-style-name="ce10"/>
        <table:table-column table:style-name="co5" table:default-cell-style-name="ce17"/>
        <table:table-column table:style-name="co28" table:default-cell-style-name="ce10"/>
        <table:table-column table:style-name="co9" table:default-cell-style-name="ce17"/>
        <table:table-column table:style-name="co13" table:default-cell-style-name="ce20"/>
        <table:table-column table:style-name="co1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ce20"/>
        <table:table-column table:style-name="co21" table:default-cell-style-name="ce17"/>
        <table:table-column table:style-name="co31" table:default-cell-style-name="Default"/>
        <table:table-column table:style-name="co6" table:default-cell-style-name="ce12"/>
        <table:table-column table:style-name="co33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ce20"/>
        <table:table-column table:style-name="co21" table:default-cell-style-name="Default"/>
        <table:table-column table:style-name="co35" table:default-cell-style-name="Default"/>
        <table:table-column table:style-name="co34" table:default-cell-style-name="ce12"/>
        <table:table-column table:style-name="co35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6" table:default-cell-style-name="ce20"/>
        <table:table-column table:style-name="co40" table:default-cell-style-name="Default"/>
        <table:table-column table:style-name="co41" table:default-cell-style-name="Default"/>
        <table:table-column table:style-name="co17" table:default-cell-style-name="ce12"/>
        <table:table-column table:style-name="co4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0" office:value-type="string">
            <text:p>jz</text:p>
          </table:table-cell>
          <table:table-cell office:value-type="string">
            <text:p>%p1</text:p>
          </table:table-cell>
          <table:table-cell table:style-name="ce10" office:value-type="string">
            <text:p>jz_m0</text:p>
          </table:table-cell>
          <table:table-cell table:style-name="ce17" office:value-type="string">
            <text:p>%pm</text:p>
          </table:table-cell>
          <table:table-cell table:style-name="ce10" office:value-type="string">
            <text:p>jz_s0</text:p>
          </table:table-cell>
          <table:table-cell table:style-name="ce17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0" office:value-type="string">
            <text:p>jz</text:p>
          </table:table-cell>
          <table:table-cell office:value-type="string">
            <text:p>%p1</text:p>
          </table:table-cell>
          <table:table-cell table:style-name="ce10" office:value-type="string">
            <text:p>jz_m0</text:p>
          </table:table-cell>
          <table:table-cell table:style-name="ce17" office:value-type="string">
            <text:p>%pm</text:p>
          </table:table-cell>
          <table:table-cell table:style-name="ce10" office:value-type="string">
            <text:p>jz_s0</text:p>
          </table:table-cell>
          <table:table-cell table:style-name="ce17" office:value-type="string">
            <text:p>%ps</text:p>
          </table:table-cell>
          <table:table-cell/>
          <table:table-cell table:style-name="ce22" office:value-type="string">
            <text:p>zz905</text:p>
          </table:table-cell>
          <table:table-cell table:style-name="ce10" office:value-type="string">
            <text:p>jz</text:p>
          </table:table-cell>
          <table:table-cell office:value-type="string">
            <text:p>%p1</text:p>
          </table:table-cell>
          <table:table-cell table:style-name="ce10" office:value-type="string">
            <text:p>jz_m0</text:p>
          </table:table-cell>
          <table:table-cell table:style-name="ce17" office:value-type="string">
            <text:p>%pm</text:p>
          </table:table-cell>
          <table:table-cell table:style-name="ce10" office:value-type="string">
            <text:p>jz_s0</text:p>
          </table:table-cell>
          <table:table-cell table:style-name="ce17" office:value-type="string">
            <text:p>%ps</text:p>
          </table:table-cell>
          <table:table-cell/>
          <table:table-cell table:style-name="ce17" office:value-type="string">
            <text:p>sz399001</text:p>
          </table:table-cell>
          <table:table-cell table:style-name="ce10" office:value-type="string">
            <text:p>jz</text:p>
          </table:table-cell>
          <table:table-cell office:value-type="string">
            <text:p>%p1</text:p>
          </table:table-cell>
          <table:table-cell table:style-name="ce10" office:value-type="string">
            <text:p>jz_m0</text:p>
          </table:table-cell>
          <table:table-cell table:style-name="ce17" office:value-type="string">
            <text:p>%pm</text:p>
          </table:table-cell>
          <table:table-cell table:style-name="ce10" office:value-type="string">
            <text:p>jz_s0</text:p>
          </table:table-cell>
          <table:table-cell table:style-name="ce17" office:value-type="string">
            <text:p>%ps</text:p>
          </table:table-cell>
        </table:table-row>
        <table:table-row table:style-name="ro2">
          <table:table-cell table:style-name="ce16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0" office:value-type="float" office:value="1">
            <text:p>1.0000</text:p>
          </table:table-cell>
          <table:table-cell/>
          <table:table-cell table:style-name="ce10" office:value-type="float" office:value="1">
            <text:p>1.0000</text:p>
          </table:table-cell>
          <table:table-cell table:style-name="ce17"/>
          <table:table-cell table:style-name="ce10" office:value-type="float" office:value="1">
            <text:p>1.0000</text:p>
          </table:table-cell>
          <table:table-cell table:style-name="ce17"/>
          <table:table-cell/>
          <table:table-cell table:style-name="ce21" office:value-type="float" office:value="3744.2">
            <text:p>3744.20</text:p>
          </table:table-cell>
          <table:table-cell table:style-name="ce10" office:value-type="float" office:value="1">
            <text:p>1.0000</text:p>
          </table:table-cell>
          <table:table-cell/>
          <table:table-cell table:style-name="ce10" office:value-type="float" office:value="1">
            <text:p>1.0000</text:p>
          </table:table-cell>
          <table:table-cell table:style-name="ce17"/>
          <table:table-cell table:style-name="ce10" office:value-type="float" office:value="1">
            <text:p>1.0000</text:p>
          </table:table-cell>
          <table:table-cell table:style-name="ce17"/>
          <table:table-cell/>
          <table:table-cell table:style-name="ce21" office:value-type="float" office:value="8013.32">
            <text:p>8013.32</text:p>
          </table:table-cell>
          <table:table-cell table:style-name="ce10" office:value-type="float" office:value="1">
            <text:p>1.0000</text:p>
          </table:table-cell>
          <table:table-cell/>
          <table:table-cell table:style-name="ce10" office:value-type="float" office:value="1">
            <text:p>1.0000</text:p>
          </table:table-cell>
          <table:table-cell table:style-name="ce17"/>
          <table:table-cell table:style-name="ce10" office:value-type="float" office:value="1">
            <text:p>1.0000</text:p>
          </table:table-cell>
          <table:table-cell table:style-name="ce17"/>
          <table:table-cell/>
          <table:table-cell table:style-name="ce21" office:value-type="float" office:value="12753.05">
            <text:p>12753.05</text:p>
          </table:table-cell>
          <table:table-cell table:style-name="ce10" office:value-type="float" office:value="1">
            <text:p>1.0000</text:p>
          </table:table-cell>
          <table:table-cell/>
          <table:table-cell table:style-name="ce10" office:value-type="float" office:value="1">
            <text:p>1.0000</text:p>
          </table:table-cell>
          <table:table-cell table:style-name="ce17"/>
          <table:table-cell table:style-name="ce10" office:value-type="float" office:value="1">
            <text:p>1.0000</text:p>
          </table:table-cell>
          <table:table-cell table:style-name="ce17"/>
        </table:table-row>
        <table:table-row table:style-name="ro2">
          <table:table-cell table:style-name="ce16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19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0" table:formula="of:=[.M2]*(1+[.N3]*0.01)" office:value-type="float" office:value="1.03430360405439">
            <text:p>1.0343</text:p>
          </table:table-cell>
          <table:table-cell table:style-name="ce19" table:formula="of:=100*([.K3]-[.L3])/[.K2]-100" office:value-type="float" office:value="3.43036040543934">
            <text:p>3.43</text:p>
          </table:table-cell>
          <table:table-cell table:style-name="ce10" table:formula="of:=[.O2]" office:value-type="float" office:value="1">
            <text:p>1.0000</text:p>
          </table:table-cell>
          <table:table-cell table:style-name="ce17" table:formula="of:=100*[.M3]/[.O3]-100" office:value-type="float" office:value="3.43036040543933">
            <text:p>3.43</text:p>
          </table:table-cell>
          <table:table-cell table:style-name="ce10" table:formula="of:=[.Q2]" office:value-type="float" office:value="1">
            <text:p>1.0000</text:p>
          </table:table-cell>
          <table:table-cell table:style-name="ce17" table:formula="of:=100*[.M3]/[.Q3]-100" office:value-type="float" office:value="3.43036040543933">
            <text:p>3.43</text:p>
          </table:table-cell>
          <table:table-cell/>
          <table:table-cell table:style-name="ce21" office:value-type="float" office:value="3928.42">
            <text:p>3928.42</text:p>
          </table:table-cell>
          <table:table-cell table:style-name="ce10" table:formula="of:=[.U2]*(1+[.V3]*0.01)" office:value-type="float" office:value="1.04920143154746">
            <text:p>1.0492</text:p>
          </table:table-cell>
          <table:table-cell table:style-name="ce19" table:formula="of:=100*[.T3]/[.T2]-100" office:value-type="float" office:value="4.92014315474601">
            <text:p>4.92</text:p>
          </table:table-cell>
          <table:table-cell table:style-name="ce10" table:formula="of:=[.W2]" office:value-type="float" office:value="1">
            <text:p>1.0000</text:p>
          </table:table-cell>
          <table:table-cell table:style-name="ce17" table:formula="of:=100*[.U3]/[.W3]-100" office:value-type="float" office:value="4.920143154746">
            <text:p>4.92</text:p>
          </table:table-cell>
          <table:table-cell table:style-name="ce10" table:formula="of:=[.Y2]" office:value-type="float" office:value="1">
            <text:p>1.0000</text:p>
          </table:table-cell>
          <table:table-cell table:style-name="ce17" table:formula="of:=100*[.U3]/[.Y3]-100" office:value-type="float" office:value="4.920143154746">
            <text:p>4.9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0" table:formula="of:=[.AC2]*(1+[.AD3]*0.01)" office:value-type="float" office:value="1.04751713397194">
            <text:p>1.0475</text:p>
          </table:table-cell>
          <table:table-cell table:style-name="ce19" table:formula="of:=100*[.AB3]/[.AB2]-100" office:value-type="float" office:value="4.75171339719368">
            <text:p>4.75</text:p>
          </table:table-cell>
          <table:table-cell table:style-name="ce10" table:formula="of:=[.AE2]" office:value-type="float" office:value="1">
            <text:p>1.0000</text:p>
          </table:table-cell>
          <table:table-cell table:style-name="ce17" table:formula="of:=100*[.AC3]/[.AE3]-100" office:value-type="float" office:value="4.7517133971937">
            <text:p>4.75</text:p>
          </table:table-cell>
          <table:table-cell table:style-name="ce10" table:formula="of:=[.AG2]" office:value-type="float" office:value="1">
            <text:p>1.0000</text:p>
          </table:table-cell>
          <table:table-cell table:style-name="ce17" table:formula="of:=100*[.AC3]/[.AG3]-100" office:value-type="float" office:value="4.7517133971937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0" table:formula="of:=[.AK2]*(1+[.AL3]*0.01)" office:value-type="float" office:value="1.04311988112648">
            <text:p>1.0431</text:p>
          </table:table-cell>
          <table:table-cell table:style-name="ce19" table:formula="of:=100*[.AJ3]/[.AJ2]-100" office:value-type="float" office:value="4.31198811264757">
            <text:p>4.31</text:p>
          </table:table-cell>
          <table:table-cell table:style-name="ce10" table:formula="of:=[.AM2]" office:value-type="float" office:value="1">
            <text:p>1.0000</text:p>
          </table:table-cell>
          <table:table-cell table:style-name="ce17" table:formula="of:=100*[.AK3]/[.AM3]-100" office:value-type="float" office:value="4.31198811264757">
            <text:p>4.31</text:p>
          </table:table-cell>
          <table:table-cell table:style-name="ce10" table:formula="of:=[.AO2]" office:value-type="float" office:value="1">
            <text:p>1.0000</text:p>
          </table:table-cell>
          <table:table-cell table:style-name="ce17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6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19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0" table:formula="of:=[.M3]*(1+[.N4]*0.01)" office:value-type="float" office:value="1.02851955591087">
            <text:p>1.0285</text:p>
          </table:table-cell>
          <table:table-cell table:style-name="ce19" table:formula="of:=100*([.K4]-[.L4])/[.K3]-100" office:value-type="float" office:value="-0.559221501390169">
            <text:p>-0.56</text:p>
          </table:table-cell>
          <table:table-cell table:style-name="ce10" table:formula="of:=[.O3]" office:value-type="float" office:value="1">
            <text:p>1.0000</text:p>
          </table:table-cell>
          <table:table-cell table:style-name="ce17" table:formula="of:=100*[.M4]/[.O4]-100" office:value-type="float" office:value="2.85195559108678">
            <text:p>2.85</text:p>
          </table:table-cell>
          <table:table-cell table:style-name="ce10" table:formula="of:=[.Q3]" office:value-type="float" office:value="1">
            <text:p>1.0000</text:p>
          </table:table-cell>
          <table:table-cell table:style-name="ce17" table:formula="of:=100*[.M4]/[.Q4]-100" office:value-type="float" office:value="2.85195559108678">
            <text:p>2.85</text:p>
          </table:table-cell>
          <table:table-cell/>
          <table:table-cell table:style-name="ce21" office:value-type="float" office:value="3927.91">
            <text:p>3927.91</text:p>
          </table:table-cell>
          <table:table-cell table:style-name="ce10" table:formula="of:=[.U3]*(1+[.V4]*0.01)" office:value-type="float" office:value="1.04906522087495">
            <text:p>1.0491</text:p>
          </table:table-cell>
          <table:table-cell table:style-name="ce19" table:formula="of:=100*[.T4]/[.T3]-100" office:value-type="float" office:value="-0.0129823185911846">
            <text:p>-0.01</text:p>
          </table:table-cell>
          <table:table-cell table:style-name="ce10" table:formula="of:=[.W3]" office:value-type="float" office:value="1">
            <text:p>1.0000</text:p>
          </table:table-cell>
          <table:table-cell table:style-name="ce17" table:formula="of:=100*[.U4]/[.W4]-100" office:value-type="float" office:value="4.90652208749533">
            <text:p>4.91</text:p>
          </table:table-cell>
          <table:table-cell table:style-name="ce10" table:formula="of:=[.Y3]" office:value-type="float" office:value="1">
            <text:p>1.0000</text:p>
          </table:table-cell>
          <table:table-cell table:style-name="ce17" table:formula="of:=100*[.U4]/[.Y4]-100" office:value-type="float" office:value="4.90652208749533">
            <text:p>4.91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0" table:formula="of:=[.AC3]*(1+[.AD4]*0.01)" office:value-type="float" office:value="1.052663565164">
            <text:p>1.0527</text:p>
          </table:table-cell>
          <table:table-cell table:style-name="ce19" table:formula="of:=100*[.AB4]/[.AB3]-100" office:value-type="float" office:value="0.491298044219207">
            <text:p>0.49</text:p>
          </table:table-cell>
          <table:table-cell table:style-name="ce10" table:formula="of:=[.AE3]" office:value-type="float" office:value="1">
            <text:p>1.0000</text:p>
          </table:table-cell>
          <table:table-cell table:style-name="ce17" table:formula="of:=100*[.AC4]/[.AE4]-100" office:value-type="float" office:value="5.26635651640022">
            <text:p>5.27</text:p>
          </table:table-cell>
          <table:table-cell table:style-name="ce10" table:formula="of:=[.AG3]" office:value-type="float" office:value="1">
            <text:p>1.0000</text:p>
          </table:table-cell>
          <table:table-cell table:style-name="ce17" table:formula="of:=100*[.AC4]/[.AG4]-100" office:value-type="float" office:value="5.26635651640022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0" table:formula="of:=[.AK3]*(1+[.AL4]*0.01)" office:value-type="float" office:value="1.04469754294071">
            <text:p>1.0447</text:p>
          </table:table-cell>
          <table:table-cell table:style-name="ce19" table:formula="of:=100*[.AJ4]/[.AJ3]-100" office:value-type="float" office:value="0.15124453505085">
            <text:p>0.15</text:p>
          </table:table-cell>
          <table:table-cell table:style-name="ce10" table:formula="of:=[.AM3]" office:value-type="float" office:value="1">
            <text:p>1.0000</text:p>
          </table:table-cell>
          <table:table-cell table:style-name="ce17" table:formula="of:=100*[.AK4]/[.AM4]-100" office:value-type="float" office:value="4.46975429407084">
            <text:p>4.47</text:p>
          </table:table-cell>
          <table:table-cell table:style-name="ce10" table:formula="of:=[.AO3]" office:value-type="float" office:value="1">
            <text:p>1.0000</text:p>
          </table:table-cell>
          <table:table-cell table:style-name="ce17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6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19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0" table:formula="of:=[.M4]*(1+[.N5]*0.01)" office:value-type="float" office:value="1.0090700469894">
            <text:p>1.0091</text:p>
          </table:table-cell>
          <table:table-cell table:style-name="ce19" table:formula="of:=100*([.K5]-[.L5])/[.K4]-100" office:value-type="float" office:value="-1.89101984592243">
            <text:p>-1.89</text:p>
          </table:table-cell>
          <table:table-cell table:style-name="ce10" table:formula="of:=[.O4]" office:value-type="float" office:value="1">
            <text:p>1.0000</text:p>
          </table:table-cell>
          <table:table-cell table:style-name="ce17" table:formula="of:=100*[.M5]/[.O5]-100" office:value-type="float" office:value="0.90700469894">
            <text:p>0.91</text:p>
          </table:table-cell>
          <table:table-cell table:style-name="ce10" table:formula="of:=[.Q4]" office:value-type="float" office:value="1">
            <text:p>1.0000</text:p>
          </table:table-cell>
          <table:table-cell table:style-name="ce17" table:formula="of:=100*[.M5]/[.Q5]-100" office:value-type="float" office:value="0.90700469894">
            <text:p>0.91</text:p>
          </table:table-cell>
          <table:table-cell/>
          <table:table-cell table:style-name="ce21" office:value-type="float" office:value="3886.32">
            <text:p>3886.32</text:p>
          </table:table-cell>
          <table:table-cell table:style-name="ce10" table:formula="of:=[.U4]*(1+[.V5]*0.01)" office:value-type="float" office:value="1.0379573740719">
            <text:p>1.0380</text:p>
          </table:table-cell>
          <table:table-cell table:style-name="ce19" table:formula="of:=100*[.T5]/[.T4]-100" office:value-type="float" office:value="-1.05883281439748">
            <text:p>-1.06</text:p>
          </table:table-cell>
          <table:table-cell table:style-name="ce10" table:formula="of:=[.W4]" office:value-type="float" office:value="1">
            <text:p>1.0000</text:p>
          </table:table-cell>
          <table:table-cell table:style-name="ce17" table:formula="of:=100*[.U5]/[.W5]-100" office:value-type="float" office:value="3.79573740718979">
            <text:p>3.80</text:p>
          </table:table-cell>
          <table:table-cell table:style-name="ce10" table:formula="of:=[.Y4]" office:value-type="float" office:value="1">
            <text:p>1.0000</text:p>
          </table:table-cell>
          <table:table-cell table:style-name="ce17" table:formula="of:=100*[.U5]/[.Y5]-100" office:value-type="float" office:value="3.79573740718979">
            <text:p>3.80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0" table:formula="of:=[.AC4]*(1+[.AD5]*0.01)" office:value-type="float" office:value="1.04031038321195">
            <text:p>1.0403</text:p>
          </table:table-cell>
          <table:table-cell table:style-name="ce19" table:formula="of:=100*[.AB5]/[.AB4]-100" office:value-type="float" office:value="-1.17351662590556">
            <text:p>-1.17</text:p>
          </table:table-cell>
          <table:table-cell table:style-name="ce10" table:formula="of:=[.AE4]" office:value-type="float" office:value="1">
            <text:p>1.0000</text:p>
          </table:table-cell>
          <table:table-cell table:style-name="ce17" table:formula="of:=100*[.AC5]/[.AE5]-100" office:value-type="float" office:value="4.03103832119523">
            <text:p>4.03</text:p>
          </table:table-cell>
          <table:table-cell table:style-name="ce10" table:formula="of:=[.AG4]" office:value-type="float" office:value="1">
            <text:p>1.0000</text:p>
          </table:table-cell>
          <table:table-cell table:style-name="ce17" table:formula="of:=100*[.AC5]/[.AG5]-100" office:value-type="float" office:value="4.03103832119523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0" table:formula="of:=[.AK4]*(1+[.AL5]*0.01)" office:value-type="float" office:value="1.02854611249858">
            <text:p>1.0285</text:p>
          </table:table-cell>
          <table:table-cell table:style-name="ce19" table:formula="of:=100*[.AJ5]/[.AJ4]-100" office:value-type="float" office:value="-1.54603890391711">
            <text:p>-1.55</text:p>
          </table:table-cell>
          <table:table-cell table:style-name="ce10" table:formula="of:=[.AM4]" office:value-type="float" office:value="1">
            <text:p>1.0000</text:p>
          </table:table-cell>
          <table:table-cell table:style-name="ce17" table:formula="of:=100*[.AK5]/[.AM5]-100" office:value-type="float" office:value="2.85461124985788">
            <text:p>2.85</text:p>
          </table:table-cell>
          <table:table-cell table:style-name="ce10" table:formula="of:=[.AO4]" office:value-type="float" office:value="1">
            <text:p>1.0000</text:p>
          </table:table-cell>
          <table:table-cell table:style-name="ce17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6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19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0" table:formula="of:=[.M5]*(1+[.N6]*0.01)" office:value-type="float" office:value="1.03653516919827">
            <text:p>1.0365</text:p>
          </table:table-cell>
          <table:table-cell table:style-name="ce19" table:formula="of:=100*([.K6]-[.L6])/[.K5]-100" office:value-type="float" office:value="2.72182513897914">
            <text:p>2.72</text:p>
          </table:table-cell>
          <table:table-cell table:style-name="ce10" table:formula="of:=[.O5]" office:value-type="float" office:value="1">
            <text:p>1.0000</text:p>
          </table:table-cell>
          <table:table-cell table:style-name="ce17" table:formula="of:=100*[.M6]/[.O6]-100" office:value-type="float" office:value="3.65351691982663">
            <text:p>3.65</text:p>
          </table:table-cell>
          <table:table-cell table:style-name="ce10" table:formula="of:=[.Q5]" office:value-type="float" office:value="1">
            <text:p>1.0000</text:p>
          </table:table-cell>
          <table:table-cell table:style-name="ce17" table:formula="of:=100*[.M6]/[.Q6]-100" office:value-type="float" office:value="3.65351691982663">
            <text:p>3.65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5]*(1+[.V6]*0.01)" office:value-type="float" office:value="1.05624165375781">
            <text:p>1.0562</text:p>
          </table:table-cell>
          <table:table-cell table:style-name="ce19" table:formula="of:=100*[.T6]/[.T5]-100" office:value-type="float" office:value="1.76156363860927">
            <text:p>1.76</text:p>
          </table:table-cell>
          <table:table-cell table:style-name="ce10" table:formula="of:=[.W5]" office:value-type="float" office:value="1">
            <text:p>1.0000</text:p>
          </table:table-cell>
          <table:table-cell table:style-name="ce17" table:formula="of:=100*[.U6]/[.W6]-100" office:value-type="float" office:value="5.6241653757812">
            <text:p>5.62</text:p>
          </table:table-cell>
          <table:table-cell table:style-name="ce10" table:formula="of:=[.Y5]" office:value-type="float" office:value="1">
            <text:p>1.0000</text:p>
          </table:table-cell>
          <table:table-cell table:style-name="ce17" table:formula="of:=100*[.U6]/[.Y6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5]*(1+[.AD6]*0.01)" office:value-type="float" office:value="0.00012479222095206">
            <text:p>0.0001</text:p>
          </table:table-cell>
          <table:table-cell table:style-name="ce19" table:formula="of:=100*[.AB6]/[.AB5]-100" office:value-type="float" office:value="-99.9880043280384">
            <text:p>-99.99</text:p>
          </table:table-cell>
          <table:table-cell table:style-name="ce10" table:formula="of:=[.AE5]" office:value-type="float" office:value="1">
            <text:p>1.0000</text:p>
          </table:table-cell>
          <table:table-cell table:style-name="ce17" table:formula="of:=100*[.AC6]/[.AE6]-100" office:value-type="float" office:value="-99.9875207779048">
            <text:p>-99.99</text:p>
          </table:table-cell>
          <table:table-cell table:style-name="ce10" table:formula="of:=[.AG5]" office:value-type="float" office:value="1">
            <text:p>1.0000</text:p>
          </table:table-cell>
          <table:table-cell table:style-name="ce17" table:formula="of:=100*[.AC6]/[.AG6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5]*(1+[.AL6]*0.01)" office:value-type="float" office:value="0.0000784126150214919">
            <text:p>0.0001</text:p>
          </table:table-cell>
          <table:table-cell table:style-name="ce19" table:formula="of:=100*[.AJ6]/[.AJ5]-100" office:value-type="float" office:value="-99.992376363678">
            <text:p>-99.99</text:p>
          </table:table-cell>
          <table:table-cell table:style-name="ce10" table:formula="of:=[.AM5]" office:value-type="float" office:value="1">
            <text:p>1.0000</text:p>
          </table:table-cell>
          <table:table-cell table:style-name="ce17" table:formula="of:=100*[.AK6]/[.AM6]-100" office:value-type="float" office:value="-99.9921587384979">
            <text:p>-99.99</text:p>
          </table:table-cell>
          <table:table-cell table:style-name="ce10" table:formula="of:=[.AO5]" office:value-type="float" office:value="1">
            <text:p>1.0000</text:p>
          </table:table-cell>
          <table:table-cell table:style-name="ce17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6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19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0" table:formula="of:=[.M6]*(1+[.N7]*0.01)" office:value-type="float" office:value="1.02998809448493">
            <text:p>1.0300</text:p>
          </table:table-cell>
          <table:table-cell table:style-name="ce19" table:formula="of:=100*([.K7]-[.L7])/[.K6]-100" office:value-type="float" office:value="-0.63163073554">
            <text:p>-0.63</text:p>
          </table:table-cell>
          <table:table-cell table:style-name="ce10" table:formula="of:=[.O6]" office:value-type="float" office:value="1">
            <text:p>1.0000</text:p>
          </table:table-cell>
          <table:table-cell table:style-name="ce17" table:formula="of:=100*[.M7]/[.O7]-100" office:value-type="float" office:value="2.99880944849285">
            <text:p>3.00</text:p>
          </table:table-cell>
          <table:table-cell table:style-name="ce10" table:formula="of:=[.Q6]" office:value-type="float" office:value="1">
            <text:p>1.0000</text:p>
          </table:table-cell>
          <table:table-cell table:style-name="ce17" table:formula="of:=100*[.M7]/[.Q7]-100" office:value-type="float" office:value="2.99880944849285">
            <text:p>3.00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6]*(1+[.V7]*0.01)" office:value-type="float" office:value="1.05624165375781">
            <text:p>1.0562</text:p>
          </table:table-cell>
          <table:table-cell table:style-name="ce19" table:formula="of:=100*[.T7]/[.T6]-100" office:value-type="float" office:value="0">
            <text:p>0.00</text:p>
          </table:table-cell>
          <table:table-cell table:style-name="ce10" table:formula="of:=[.W6]" office:value-type="float" office:value="1">
            <text:p>1.0000</text:p>
          </table:table-cell>
          <table:table-cell table:style-name="ce17" table:formula="of:=100*[.U7]/[.W7]-100" office:value-type="float" office:value="5.6241653757812">
            <text:p>5.62</text:p>
          </table:table-cell>
          <table:table-cell table:style-name="ce10" table:formula="of:=[.Y6]" office:value-type="float" office:value="1">
            <text:p>1.0000</text:p>
          </table:table-cell>
          <table:table-cell table:style-name="ce17" table:formula="of:=100*[.U7]/[.Y7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6]*(1+[.AD7]*0.01)" office:value-type="float" office:value="0.00012479222095206">
            <text:p>0.0001</text:p>
          </table:table-cell>
          <table:table-cell table:style-name="ce19" table:formula="of:=100*[.AB7]/[.AB6]-100" office:value-type="float" office:value="0">
            <text:p>0.00</text:p>
          </table:table-cell>
          <table:table-cell table:style-name="ce10" table:formula="of:=[.AE6]" office:value-type="float" office:value="1">
            <text:p>1.0000</text:p>
          </table:table-cell>
          <table:table-cell table:style-name="ce17" table:formula="of:=100*[.AC7]/[.AE7]-100" office:value-type="float" office:value="-99.9875207779048">
            <text:p>-99.99</text:p>
          </table:table-cell>
          <table:table-cell table:style-name="ce10" table:formula="of:=[.AG6]" office:value-type="float" office:value="1">
            <text:p>1.0000</text:p>
          </table:table-cell>
          <table:table-cell table:style-name="ce17" table:formula="of:=100*[.AC7]/[.AG7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6]*(1+[.AL7]*0.01)" office:value-type="float" office:value="0.0000784126150214919">
            <text:p>0.0001</text:p>
          </table:table-cell>
          <table:table-cell table:style-name="ce19" table:formula="of:=100*[.AJ7]/[.AJ6]-100" office:value-type="float" office:value="0">
            <text:p>0.00</text:p>
          </table:table-cell>
          <table:table-cell table:style-name="ce10" table:formula="of:=[.AM6]" office:value-type="float" office:value="1">
            <text:p>1.0000</text:p>
          </table:table-cell>
          <table:table-cell table:style-name="ce17" table:formula="of:=100*[.AK7]/[.AM7]-100" office:value-type="float" office:value="-99.9921587384979">
            <text:p>-99.99</text:p>
          </table:table-cell>
          <table:table-cell table:style-name="ce10" table:formula="of:=[.AO6]" office:value-type="float" office:value="1">
            <text:p>1.0000</text:p>
          </table:table-cell>
          <table:table-cell table:style-name="ce17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8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19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0" table:formula="of:=[.M7]*(1+[.N8]*0.01)" office:value-type="float" office:value="1.02938610869869">
            <text:p>1.0294</text:p>
          </table:table-cell>
          <table:table-cell table:style-name="ce19" table:formula="of:=100*([.K8]-[.L8])/[.K7]-100" office:value-type="float" office:value="-0.0584458975260986">
            <text:p>-0.06</text:p>
          </table:table-cell>
          <table:table-cell table:style-name="ce10" table:formula="of:=[.O7]" office:value-type="float" office:value="1">
            <text:p>1.0000</text:p>
          </table:table-cell>
          <table:table-cell table:style-name="ce17" table:formula="of:=100*[.M8]/[.O8]-100" office:value-type="float" office:value="2.93861086986948">
            <text:p>2.94</text:p>
          </table:table-cell>
          <table:table-cell table:style-name="ce10" table:formula="of:=[.Q7]" office:value-type="float" office:value="1">
            <text:p>1.0000</text:p>
          </table:table-cell>
          <table:table-cell table:style-name="ce17" table:formula="of:=100*[.M8]/[.Q8]-100" office:value-type="float" office:value="2.93861086986948">
            <text:p>2.94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7]*(1+[.V8]*0.01)" office:value-type="float" office:value="1.05624165375781">
            <text:p>1.0562</text:p>
          </table:table-cell>
          <table:table-cell table:style-name="ce19" table:formula="of:=100*[.T8]/[.T7]-100" office:value-type="float" office:value="0">
            <text:p>0.00</text:p>
          </table:table-cell>
          <table:table-cell table:style-name="ce10" table:formula="of:=[.W7]" office:value-type="float" office:value="1">
            <text:p>1.0000</text:p>
          </table:table-cell>
          <table:table-cell table:style-name="ce17" table:formula="of:=100*[.U8]/[.W8]-100" office:value-type="float" office:value="5.6241653757812">
            <text:p>5.62</text:p>
          </table:table-cell>
          <table:table-cell table:style-name="ce10" table:formula="of:=[.Y7]" office:value-type="float" office:value="1">
            <text:p>1.0000</text:p>
          </table:table-cell>
          <table:table-cell table:style-name="ce17" table:formula="of:=100*[.U8]/[.Y8]-100" office:value-type="float" office:value="5.6241653757812">
            <text:p>5.6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0" table:formula="of:=[.AC7]*(1+[.AD8]*0.01)" office:value-type="float" office:value="1.04751713397148">
            <text:p>1.0475</text:p>
          </table:table-cell>
          <table:table-cell table:style-name="ce19" table:formula="of:=100*[.AB8]/[.AB7]-100" office:value-type="float" office:value="839309">
            <text:p>839309.00</text:p>
          </table:table-cell>
          <table:table-cell table:style-name="ce10" table:formula="of:=[.AE7]" office:value-type="float" office:value="1">
            <text:p>1.0000</text:p>
          </table:table-cell>
          <table:table-cell table:style-name="ce17" table:formula="of:=100*[.AC8]/[.AE8]-100" office:value-type="float" office:value="4.75171339714807">
            <text:p>4.75</text:p>
          </table:table-cell>
          <table:table-cell table:style-name="ce10" table:formula="of:=[.AG7]" office:value-type="float" office:value="1">
            <text:p>1.0000</text:p>
          </table:table-cell>
          <table:table-cell table:style-name="ce17" table:formula="of:=100*[.AC8]/[.AG8]-100" office:value-type="float" office:value="4.75171339714807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0" table:formula="of:=[.AK7]*(1+[.AL8]*0.01)" office:value-type="float" office:value="1.04311988112631">
            <text:p>1.0431</text:p>
          </table:table-cell>
          <table:table-cell table:style-name="ce19" table:formula="of:=100*[.AJ8]/[.AJ7]-100" office:value-type="float" office:value="1330196">
            <text:p>1330196.00</text:p>
          </table:table-cell>
          <table:table-cell table:style-name="ce10" table:formula="of:=[.AM7]" office:value-type="float" office:value="1">
            <text:p>1.0000</text:p>
          </table:table-cell>
          <table:table-cell table:style-name="ce17" table:formula="of:=100*[.AK8]/[.AM8]-100" office:value-type="float" office:value="4.3119881126306">
            <text:p>4.31</text:p>
          </table:table-cell>
          <table:table-cell table:style-name="ce10" table:formula="of:=[.AO7]" office:value-type="float" office:value="1">
            <text:p>1.0000</text:p>
          </table:table-cell>
          <table:table-cell table:style-name="ce17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6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19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0" table:formula="of:=[.M8]*(1+[.N9]*0.01)" office:value-type="float" office:value="0.967209029019933">
            <text:p>0.9672</text:p>
          </table:table-cell>
          <table:table-cell table:style-name="ce19" table:formula="of:=100*([.K9]-[.L9])/[.K8]-100" office:value-type="float" office:value="-6.0402097088102">
            <text:p>-6.04</text:p>
          </table:table-cell>
          <table:table-cell table:style-name="ce10" table:formula="of:=[.O8]" office:value-type="float" office:value="1">
            <text:p>1.0000</text:p>
          </table:table-cell>
          <table:table-cell table:style-name="ce17" table:formula="of:=100*[.M9]/[.O9]-100" office:value-type="float" office:value="-3.27909709800672">
            <text:p>-3.28</text:p>
          </table:table-cell>
          <table:table-cell table:style-name="ce10" table:formula="of:=[.Q8]" office:value-type="float" office:value="1">
            <text:p>1.0000</text:p>
          </table:table-cell>
          <table:table-cell table:style-name="ce17" table:formula="of:=100*[.M9]/[.Q9]-100" office:value-type="float" office:value="-3.27909709800672">
            <text:p>-3.2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8]*(1+[.V9]*0.01)" office:value-type="float" office:value="1.05624165375781">
            <text:p>1.0562</text:p>
          </table:table-cell>
          <table:table-cell table:style-name="ce19" table:formula="of:=100*[.T9]/[.T8]-100" office:value-type="float" office:value="0">
            <text:p>0.00</text:p>
          </table:table-cell>
          <table:table-cell table:style-name="ce10" table:formula="of:=[.W8]" office:value-type="float" office:value="1">
            <text:p>1.0000</text:p>
          </table:table-cell>
          <table:table-cell table:style-name="ce17" table:formula="of:=100*[.U9]/[.W9]-100" office:value-type="float" office:value="5.6241653757812">
            <text:p>5.62</text:p>
          </table:table-cell>
          <table:table-cell table:style-name="ce10" table:formula="of:=[.Y8]" office:value-type="float" office:value="1">
            <text:p>1.0000</text:p>
          </table:table-cell>
          <table:table-cell table:style-name="ce17" table:formula="of:=100*[.U9]/[.Y9]-100" office:value-type="float" office:value="5.6241653757812">
            <text:p>5.62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0" table:formula="of:=[.AC8]*(1+[.AD9]*0.01)" office:value-type="float" office:value="1.05266356516354">
            <text:p>1.0527</text:p>
          </table:table-cell>
          <table:table-cell table:style-name="ce19" table:formula="of:=100*[.AB9]/[.AB8]-100" office:value-type="float" office:value="0.491298044219207">
            <text:p>0.49</text:p>
          </table:table-cell>
          <table:table-cell table:style-name="ce10" table:formula="of:=[.AE8]" office:value-type="float" office:value="1">
            <text:p>1.0000</text:p>
          </table:table-cell>
          <table:table-cell table:style-name="ce17" table:formula="of:=100*[.AC9]/[.AE9]-100" office:value-type="float" office:value="5.26635651635436">
            <text:p>5.27</text:p>
          </table:table-cell>
          <table:table-cell table:style-name="ce10" table:formula="of:=[.AG8]" office:value-type="float" office:value="1">
            <text:p>1.0000</text:p>
          </table:table-cell>
          <table:table-cell table:style-name="ce17" table:formula="of:=100*[.AC9]/[.AG9]-100" office:value-type="float" office:value="5.26635651635436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0" table:formula="of:=[.AK8]*(1+[.AL9]*0.01)" office:value-type="float" office:value="1.04469754294054">
            <text:p>1.0447</text:p>
          </table:table-cell>
          <table:table-cell table:style-name="ce19" table:formula="of:=100*[.AJ9]/[.AJ8]-100" office:value-type="float" office:value="0.15124453505085">
            <text:p>0.15</text:p>
          </table:table-cell>
          <table:table-cell table:style-name="ce10" table:formula="of:=[.AM8]" office:value-type="float" office:value="1">
            <text:p>1.0000</text:p>
          </table:table-cell>
          <table:table-cell table:style-name="ce17" table:formula="of:=100*[.AK9]/[.AM9]-100" office:value-type="float" office:value="4.46975429405386">
            <text:p>4.47</text:p>
          </table:table-cell>
          <table:table-cell table:style-name="ce10" table:formula="of:=[.AO8]" office:value-type="float" office:value="1">
            <text:p>1.0000</text:p>
          </table:table-cell>
          <table:table-cell table:style-name="ce17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6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19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0" table:formula="of:=[.M9]*(1+[.N10]*0.01)" office:value-type="float" office:value="0.978654427567115">
            <text:p>0.9787</text:p>
          </table:table-cell>
          <table:table-cell table:style-name="ce19" table:formula="of:=100*([.K10]-[.L10])/[.K9]-100" office:value-type="float" office:value="1.18334281461161">
            <text:p>1.18</text:p>
          </table:table-cell>
          <table:table-cell table:style-name="ce10" table:formula="of:=[.O9]" office:value-type="float" office:value="1">
            <text:p>1.0000</text:p>
          </table:table-cell>
          <table:table-cell table:style-name="ce17" table:formula="of:=100*[.M10]/[.O10]-100" office:value-type="float" office:value="-2.13455724328851">
            <text:p>-2.13</text:p>
          </table:table-cell>
          <table:table-cell table:style-name="ce10" table:formula="of:=[.Q9]" office:value-type="float" office:value="1">
            <text:p>1.0000</text:p>
          </table:table-cell>
          <table:table-cell table:style-name="ce17" table:formula="of:=100*[.M10]/[.Q10]-100" office:value-type="float" office:value="-2.13455724328851">
            <text:p>-2.13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9]*(1+[.V10]*0.01)" office:value-type="float" office:value="1.05624165375781">
            <text:p>1.0562</text:p>
          </table:table-cell>
          <table:table-cell table:style-name="ce19" table:formula="of:=100*[.T10]/[.T9]-100" office:value-type="float" office:value="0">
            <text:p>0.00</text:p>
          </table:table-cell>
          <table:table-cell table:style-name="ce10" table:formula="of:=[.W9]" office:value-type="float" office:value="1">
            <text:p>1.0000</text:p>
          </table:table-cell>
          <table:table-cell table:style-name="ce17" table:formula="of:=100*[.U10]/[.W10]-100" office:value-type="float" office:value="5.6241653757812">
            <text:p>5.62</text:p>
          </table:table-cell>
          <table:table-cell table:style-name="ce10" table:formula="of:=[.Y9]" office:value-type="float" office:value="1">
            <text:p>1.0000</text:p>
          </table:table-cell>
          <table:table-cell table:style-name="ce17" table:formula="of:=100*[.U10]/[.Y10]-100" office:value-type="float" office:value="5.6241653757812">
            <text:p>5.62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0" table:formula="of:=[.AC9]*(1+[.AD10]*0.01)" office:value-type="float" office:value="1.0403103832115">
            <text:p>1.0403</text:p>
          </table:table-cell>
          <table:table-cell table:style-name="ce19" table:formula="of:=100*[.AB10]/[.AB9]-100" office:value-type="float" office:value="-1.17351662590556">
            <text:p>-1.17</text:p>
          </table:table-cell>
          <table:table-cell table:style-name="ce10" table:formula="of:=[.AE9]" office:value-type="float" office:value="1">
            <text:p>1.0000</text:p>
          </table:table-cell>
          <table:table-cell table:style-name="ce17" table:formula="of:=100*[.AC10]/[.AE10]-100" office:value-type="float" office:value="4.03103832114992">
            <text:p>4.03</text:p>
          </table:table-cell>
          <table:table-cell table:style-name="ce10" table:formula="of:=[.AG9]" office:value-type="float" office:value="1">
            <text:p>1.0000</text:p>
          </table:table-cell>
          <table:table-cell table:style-name="ce17" table:formula="of:=100*[.AC10]/[.AG10]-100" office:value-type="float" office:value="4.03103832114992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0" table:formula="of:=[.AK9]*(1+[.AL10]*0.01)" office:value-type="float" office:value="1.02854611249841">
            <text:p>1.0285</text:p>
          </table:table-cell>
          <table:table-cell table:style-name="ce19" table:formula="of:=100*[.AJ10]/[.AJ9]-100" office:value-type="float" office:value="-1.54603890391711">
            <text:p>-1.55</text:p>
          </table:table-cell>
          <table:table-cell table:style-name="ce10" table:formula="of:=[.AM9]" office:value-type="float" office:value="1">
            <text:p>1.0000</text:p>
          </table:table-cell>
          <table:table-cell table:style-name="ce17" table:formula="of:=100*[.AK10]/[.AM10]-100" office:value-type="float" office:value="2.85461124984117">
            <text:p>2.85</text:p>
          </table:table-cell>
          <table:table-cell table:style-name="ce10" table:formula="of:=[.AO9]" office:value-type="float" office:value="1">
            <text:p>1.0000</text:p>
          </table:table-cell>
          <table:table-cell table:style-name="ce17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6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19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0" table:formula="of:=[.M10]*(1+[.N11]*0.01)" office:value-type="float" office:value="0.937983961104817">
            <text:p>0.9380</text:p>
          </table:table-cell>
          <table:table-cell table:style-name="ce19" table:formula="of:=100*([.K11]-[.L11])/[.K10]-100" office:value-type="float" office:value="-4.15575358540021">
            <text:p>-4.16</text:p>
          </table:table-cell>
          <table:table-cell table:style-name="ce10" table:formula="of:=[.O10]" office:value-type="float" office:value="1">
            <text:p>1.0000</text:p>
          </table:table-cell>
          <table:table-cell table:style-name="ce17" table:formula="of:=100*[.M11]/[.O11]-100" office:value-type="float" office:value="-6.20160388951834">
            <text:p>-6.20</text:p>
          </table:table-cell>
          <table:table-cell table:style-name="ce10" table:formula="of:=[.Q10]" office:value-type="float" office:value="1">
            <text:p>1.0000</text:p>
          </table:table-cell>
          <table:table-cell table:style-name="ce17" table:formula="of:=100*[.M11]/[.Q11]-100" office:value-type="float" office:value="-6.20160388951834">
            <text:p>-6.20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0]*(1+[.V11]*0.01)" office:value-type="float" office:value="1.05624165375781">
            <text:p>1.0562</text:p>
          </table:table-cell>
          <table:table-cell table:style-name="ce19" table:formula="of:=100*[.T11]/[.T10]-100" office:value-type="float" office:value="0">
            <text:p>0.00</text:p>
          </table:table-cell>
          <table:table-cell table:style-name="ce10" table:formula="of:=[.W10]" office:value-type="float" office:value="1">
            <text:p>1.0000</text:p>
          </table:table-cell>
          <table:table-cell table:style-name="ce17" table:formula="of:=100*[.U11]/[.W11]-100" office:value-type="float" office:value="5.6241653757812">
            <text:p>5.62</text:p>
          </table:table-cell>
          <table:table-cell table:style-name="ce10" table:formula="of:=[.Y10]" office:value-type="float" office:value="1">
            <text:p>1.0000</text:p>
          </table:table-cell>
          <table:table-cell table:style-name="ce17" table:formula="of:=100*[.U11]/[.Y11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10]*(1+[.AD11]*0.01)" office:value-type="float" office:value="0.000124792220952006">
            <text:p>0.0001</text:p>
          </table:table-cell>
          <table:table-cell table:style-name="ce19" table:formula="of:=100*[.AB11]/[.AB10]-100" office:value-type="float" office:value="-99.9880043280384">
            <text:p>-99.99</text:p>
          </table:table-cell>
          <table:table-cell table:style-name="ce10" table:formula="of:=[.AE10]" office:value-type="float" office:value="1">
            <text:p>1.0000</text:p>
          </table:table-cell>
          <table:table-cell table:style-name="ce17" table:formula="of:=100*[.AC11]/[.AE11]-100" office:value-type="float" office:value="-99.9875207779048">
            <text:p>-99.99</text:p>
          </table:table-cell>
          <table:table-cell table:style-name="ce10" table:formula="of:=[.AG10]" office:value-type="float" office:value="1">
            <text:p>1.0000</text:p>
          </table:table-cell>
          <table:table-cell table:style-name="ce17" table:formula="of:=100*[.AC11]/[.AG11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10]*(1+[.AL11]*0.01)" office:value-type="float" office:value="0.0000784126150214792">
            <text:p>0.0001</text:p>
          </table:table-cell>
          <table:table-cell table:style-name="ce19" table:formula="of:=100*[.AJ11]/[.AJ10]-100" office:value-type="float" office:value="-99.992376363678">
            <text:p>-99.99</text:p>
          </table:table-cell>
          <table:table-cell table:style-name="ce10" table:formula="of:=[.AM10]" office:value-type="float" office:value="1">
            <text:p>1.0000</text:p>
          </table:table-cell>
          <table:table-cell table:style-name="ce17" table:formula="of:=100*[.AK11]/[.AM11]-100" office:value-type="float" office:value="-99.9921587384979">
            <text:p>-99.99</text:p>
          </table:table-cell>
          <table:table-cell table:style-name="ce10" table:formula="of:=[.AO10]" office:value-type="float" office:value="1">
            <text:p>1.0000</text:p>
          </table:table-cell>
          <table:table-cell table:style-name="ce17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6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19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0" table:formula="of:=[.M11]*(1+[.N12]*0.01)" office:value-type="float" office:value="0.885931362117456">
            <text:p>0.8859</text:p>
          </table:table-cell>
          <table:table-cell table:style-name="ce19" table:formula="of:=100*([.K12]-[.L12])/[.K11]-100" office:value-type="float" office:value="-5.54941247887111">
            <text:p>-5.55</text:p>
          </table:table-cell>
          <table:table-cell table:style-name="ce10" table:formula="of:=[.O11]" office:value-type="float" office:value="1">
            <text:p>1.0000</text:p>
          </table:table-cell>
          <table:table-cell table:style-name="ce17" table:formula="of:=100*[.M12]/[.O12]-100" office:value-type="float" office:value="-11.4068637882544">
            <text:p>-11.41</text:p>
          </table:table-cell>
          <table:table-cell table:style-name="ce10" table:formula="of:=[.Q11]" office:value-type="float" office:value="1">
            <text:p>1.0000</text:p>
          </table:table-cell>
          <table:table-cell table:style-name="ce17" table:formula="of:=100*[.M12]/[.Q12]-100" office:value-type="float" office:value="-11.4068637882544">
            <text:p>-11.41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1]*(1+[.V12]*0.01)" office:value-type="float" office:value="1.05624165375781">
            <text:p>1.0562</text:p>
          </table:table-cell>
          <table:table-cell table:style-name="ce19" table:formula="of:=100*[.T12]/[.T11]-100" office:value-type="float" office:value="0">
            <text:p>0.00</text:p>
          </table:table-cell>
          <table:table-cell table:style-name="ce10" table:formula="of:=[.W11]" office:value-type="float" office:value="1">
            <text:p>1.0000</text:p>
          </table:table-cell>
          <table:table-cell table:style-name="ce17" table:formula="of:=100*[.U12]/[.W12]-100" office:value-type="float" office:value="5.6241653757812">
            <text:p>5.62</text:p>
          </table:table-cell>
          <table:table-cell table:style-name="ce10" table:formula="of:=[.Y11]" office:value-type="float" office:value="1">
            <text:p>1.0000</text:p>
          </table:table-cell>
          <table:table-cell table:style-name="ce17" table:formula="of:=100*[.U12]/[.Y12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11]*(1+[.AD12]*0.01)" office:value-type="float" office:value="0.000124792220952006">
            <text:p>0.0001</text:p>
          </table:table-cell>
          <table:table-cell table:style-name="ce19" table:formula="of:=100*[.AB12]/[.AB11]-100" office:value-type="float" office:value="0">
            <text:p>0.00</text:p>
          </table:table-cell>
          <table:table-cell table:style-name="ce10" table:formula="of:=[.AE11]" office:value-type="float" office:value="1">
            <text:p>1.0000</text:p>
          </table:table-cell>
          <table:table-cell table:style-name="ce17" table:formula="of:=100*[.AC12]/[.AE12]-100" office:value-type="float" office:value="-99.9875207779048">
            <text:p>-99.99</text:p>
          </table:table-cell>
          <table:table-cell table:style-name="ce10" table:formula="of:=[.AG11]" office:value-type="float" office:value="1">
            <text:p>1.0000</text:p>
          </table:table-cell>
          <table:table-cell table:style-name="ce17" table:formula="of:=100*[.AC12]/[.AG12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11]*(1+[.AL12]*0.01)" office:value-type="float" office:value="0.0000784126150214792">
            <text:p>0.0001</text:p>
          </table:table-cell>
          <table:table-cell table:style-name="ce19" table:formula="of:=100*[.AJ12]/[.AJ11]-100" office:value-type="float" office:value="0">
            <text:p>0.00</text:p>
          </table:table-cell>
          <table:table-cell table:style-name="ce10" table:formula="of:=[.AM11]" office:value-type="float" office:value="1">
            <text:p>1.0000</text:p>
          </table:table-cell>
          <table:table-cell table:style-name="ce17" table:formula="of:=100*[.AK12]/[.AM12]-100" office:value-type="float" office:value="-99.9921587384979">
            <text:p>-99.99</text:p>
          </table:table-cell>
          <table:table-cell table:style-name="ce10" table:formula="of:=[.AO11]" office:value-type="float" office:value="1">
            <text:p>1.0000</text:p>
          </table:table-cell>
          <table:table-cell table:style-name="ce17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8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19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0" table:formula="of:=[.M12]*(1+[.N13]*0.01)" office:value-type="float" office:value="0.821877390449131">
            <text:p>0.8219</text:p>
          </table:table-cell>
          <table:table-cell table:style-name="ce19" table:formula="of:=100*([.K13]-[.L13])/[.K12]-100" office:value-type="float" office:value="-7.23012802202082">
            <text:p>-7.23</text:p>
          </table:table-cell>
          <table:table-cell table:style-name="ce10" table:formula="of:=[.O12]" office:value-type="float" office:value="1">
            <text:p>1.0000</text:p>
          </table:table-cell>
          <table:table-cell table:style-name="ce17" table:formula="of:=100*[.M13]/[.O13]-100" office:value-type="float" office:value="-17.8122609550869">
            <text:p>-17.81</text:p>
          </table:table-cell>
          <table:table-cell table:style-name="ce10" table:formula="of:=[.Q12]" office:value-type="float" office:value="1">
            <text:p>1.0000</text:p>
          </table:table-cell>
          <table:table-cell table:style-name="ce17" table:formula="of:=100*[.M13]/[.Q13]-100" office:value-type="float" office:value="-17.8122609550869">
            <text:p>-17.81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2]*(1+[.V13]*0.01)" office:value-type="float" office:value="1.05624165375781">
            <text:p>1.0562</text:p>
          </table:table-cell>
          <table:table-cell table:style-name="ce19" table:formula="of:=100*[.T13]/[.T12]-100" office:value-type="float" office:value="0">
            <text:p>0.00</text:p>
          </table:table-cell>
          <table:table-cell table:style-name="ce10" table:formula="of:=[.W12]" office:value-type="float" office:value="1">
            <text:p>1.0000</text:p>
          </table:table-cell>
          <table:table-cell table:style-name="ce17" table:formula="of:=100*[.U13]/[.W13]-100" office:value-type="float" office:value="5.6241653757812">
            <text:p>5.62</text:p>
          </table:table-cell>
          <table:table-cell table:style-name="ce10" table:formula="of:=[.Y12]" office:value-type="float" office:value="1">
            <text:p>1.0000</text:p>
          </table:table-cell>
          <table:table-cell table:style-name="ce17" table:formula="of:=100*[.U13]/[.Y13]-100" office:value-type="float" office:value="5.6241653757812">
            <text:p>5.6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0" table:formula="of:=[.AC12]*(1+[.AD13]*0.01)" office:value-type="float" office:value="1.04751713397102">
            <text:p>1.0475</text:p>
          </table:table-cell>
          <table:table-cell table:style-name="ce19" table:formula="of:=100*[.AB13]/[.AB12]-100" office:value-type="float" office:value="839309">
            <text:p>839309.00</text:p>
          </table:table-cell>
          <table:table-cell table:style-name="ce10" table:formula="of:=[.AE12]" office:value-type="float" office:value="1">
            <text:p>1.0000</text:p>
          </table:table-cell>
          <table:table-cell table:style-name="ce17" table:formula="of:=100*[.AC13]/[.AE13]-100" office:value-type="float" office:value="4.75171339710248">
            <text:p>4.75</text:p>
          </table:table-cell>
          <table:table-cell table:style-name="ce10" table:formula="of:=[.AG12]" office:value-type="float" office:value="1">
            <text:p>1.0000</text:p>
          </table:table-cell>
          <table:table-cell table:style-name="ce17" table:formula="of:=100*[.AC13]/[.AG13]-100" office:value-type="float" office:value="4.75171339710248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0" table:formula="of:=[.AK12]*(1+[.AL13]*0.01)" office:value-type="float" office:value="1.04311988112614">
            <text:p>1.0431</text:p>
          </table:table-cell>
          <table:table-cell table:style-name="ce19" table:formula="of:=100*[.AJ13]/[.AJ12]-100" office:value-type="float" office:value="1330196">
            <text:p>1330196.00</text:p>
          </table:table-cell>
          <table:table-cell table:style-name="ce10" table:formula="of:=[.AM12]" office:value-type="float" office:value="1">
            <text:p>1.0000</text:p>
          </table:table-cell>
          <table:table-cell table:style-name="ce17" table:formula="of:=100*[.AK13]/[.AM13]-100" office:value-type="float" office:value="4.31198811261365">
            <text:p>4.31</text:p>
          </table:table-cell>
          <table:table-cell table:style-name="ce10" table:formula="of:=[.AO12]" office:value-type="float" office:value="1">
            <text:p>1.0000</text:p>
          </table:table-cell>
          <table:table-cell table:style-name="ce17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6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19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0" table:formula="of:=[.M13]*(1+[.N14]*0.01)" office:value-type="float" office:value="0.796168379642144">
            <text:p>0.7962</text:p>
          </table:table-cell>
          <table:table-cell table:style-name="ce19" table:formula="of:=100*([.K14]-[.L14])/[.K13]-100" office:value-type="float" office:value="-3.12808347154284">
            <text:p>-3.13</text:p>
          </table:table-cell>
          <table:table-cell table:style-name="ce10" table:formula="of:=[.O13]" office:value-type="float" office:value="1">
            <text:p>1.0000</text:p>
          </table:table-cell>
          <table:table-cell table:style-name="ce17" table:formula="of:=100*[.M14]/[.O14]-100" office:value-type="float" office:value="-20.3831620357855">
            <text:p>-20.38</text:p>
          </table:table-cell>
          <table:table-cell table:style-name="ce10" table:formula="of:=[.Q13]" office:value-type="float" office:value="1">
            <text:p>1.0000</text:p>
          </table:table-cell>
          <table:table-cell table:style-name="ce17" table:formula="of:=100*[.M14]/[.Q14]-100" office:value-type="float" office:value="-20.3831620357855">
            <text:p>-20.3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3]*(1+[.V14]*0.01)" office:value-type="float" office:value="1.05624165375781">
            <text:p>1.0562</text:p>
          </table:table-cell>
          <table:table-cell table:style-name="ce19" table:formula="of:=100*[.T14]/[.T13]-100" office:value-type="float" office:value="0">
            <text:p>0.00</text:p>
          </table:table-cell>
          <table:table-cell table:style-name="ce10" table:formula="of:=[.W13]" office:value-type="float" office:value="1">
            <text:p>1.0000</text:p>
          </table:table-cell>
          <table:table-cell table:style-name="ce17" table:formula="of:=100*[.U14]/[.W14]-100" office:value-type="float" office:value="5.6241653757812">
            <text:p>5.62</text:p>
          </table:table-cell>
          <table:table-cell table:style-name="ce10" table:formula="of:=[.Y13]" office:value-type="float" office:value="1">
            <text:p>1.0000</text:p>
          </table:table-cell>
          <table:table-cell table:style-name="ce17" table:formula="of:=100*[.U14]/[.Y14]-100" office:value-type="float" office:value="5.6241653757812">
            <text:p>5.62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0" table:formula="of:=[.AC13]*(1+[.AD14]*0.01)" office:value-type="float" office:value="1.05266356516309">
            <text:p>1.0527</text:p>
          </table:table-cell>
          <table:table-cell table:style-name="ce19" table:formula="of:=100*[.AB14]/[.AB13]-100" office:value-type="float" office:value="0.491298044219207">
            <text:p>0.49</text:p>
          </table:table-cell>
          <table:table-cell table:style-name="ce10" table:formula="of:=[.AE13]" office:value-type="float" office:value="1">
            <text:p>1.0000</text:p>
          </table:table-cell>
          <table:table-cell table:style-name="ce17" table:formula="of:=100*[.AC14]/[.AE14]-100" office:value-type="float" office:value="5.26635651630856">
            <text:p>5.27</text:p>
          </table:table-cell>
          <table:table-cell table:style-name="ce10" table:formula="of:=[.AG13]" office:value-type="float" office:value="1">
            <text:p>1.0000</text:p>
          </table:table-cell>
          <table:table-cell table:style-name="ce17" table:formula="of:=100*[.AC14]/[.AG14]-100" office:value-type="float" office:value="5.26635651630856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0" table:formula="of:=[.AK13]*(1+[.AL14]*0.01)" office:value-type="float" office:value="1.04469754294037">
            <text:p>1.0447</text:p>
          </table:table-cell>
          <table:table-cell table:style-name="ce19" table:formula="of:=100*[.AJ14]/[.AJ13]-100" office:value-type="float" office:value="0.15124453505085">
            <text:p>0.15</text:p>
          </table:table-cell>
          <table:table-cell table:style-name="ce10" table:formula="of:=[.AM13]" office:value-type="float" office:value="1">
            <text:p>1.0000</text:p>
          </table:table-cell>
          <table:table-cell table:style-name="ce17" table:formula="of:=100*[.AK14]/[.AM14]-100" office:value-type="float" office:value="4.46975429403685">
            <text:p>4.47</text:p>
          </table:table-cell>
          <table:table-cell table:style-name="ce10" table:formula="of:=[.AO13]" office:value-type="float" office:value="1">
            <text:p>1.0000</text:p>
          </table:table-cell>
          <table:table-cell table:style-name="ce17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6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19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0" table:formula="of:=[.M14]*(1+[.N15]*0.01)" office:value-type="float" office:value="0.772184805802069">
            <text:p>0.7722</text:p>
          </table:table-cell>
          <table:table-cell table:style-name="ce19" table:formula="of:=100*([.K15]-[.L15])/[.K14]-100" office:value-type="float" office:value="-3.01237457469172">
            <text:p>-3.01</text:p>
          </table:table-cell>
          <table:table-cell table:style-name="ce10" table:formula="of:=[.O14]" office:value-type="float" office:value="1">
            <text:p>1.0000</text:p>
          </table:table-cell>
          <table:table-cell table:style-name="ce17" table:formula="of:=100*[.M15]/[.O15]-100" office:value-type="float" office:value="-22.7815194197931">
            <text:p>-22.78</text:p>
          </table:table-cell>
          <table:table-cell table:style-name="ce10" table:formula="of:=[.Q14]" office:value-type="float" office:value="1">
            <text:p>1.0000</text:p>
          </table:table-cell>
          <table:table-cell table:style-name="ce17" table:formula="of:=100*[.M15]/[.Q15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4]*(1+[.V15]*0.01)" office:value-type="float" office:value="1.05624165375781">
            <text:p>1.0562</text:p>
          </table:table-cell>
          <table:table-cell table:style-name="ce19" table:formula="of:=100*[.T15]/[.T14]-100" office:value-type="float" office:value="0">
            <text:p>0.00</text:p>
          </table:table-cell>
          <table:table-cell table:style-name="ce10" table:formula="of:=[.W14]" office:value-type="float" office:value="1">
            <text:p>1.0000</text:p>
          </table:table-cell>
          <table:table-cell table:style-name="ce17" table:formula="of:=100*[.U15]/[.W15]-100" office:value-type="float" office:value="5.6241653757812">
            <text:p>5.62</text:p>
          </table:table-cell>
          <table:table-cell table:style-name="ce10" table:formula="of:=[.Y14]" office:value-type="float" office:value="1">
            <text:p>1.0000</text:p>
          </table:table-cell>
          <table:table-cell table:style-name="ce17" table:formula="of:=100*[.U15]/[.Y15]-100" office:value-type="float" office:value="5.6241653757812">
            <text:p>5.62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0" table:formula="of:=[.AC14]*(1+[.AD15]*0.01)" office:value-type="float" office:value="1.04031038321105">
            <text:p>1.0403</text:p>
          </table:table-cell>
          <table:table-cell table:style-name="ce19" table:formula="of:=100*[.AB15]/[.AB14]-100" office:value-type="float" office:value="-1.17351662590556">
            <text:p>-1.17</text:p>
          </table:table-cell>
          <table:table-cell table:style-name="ce10" table:formula="of:=[.AE14]" office:value-type="float" office:value="1">
            <text:p>1.0000</text:p>
          </table:table-cell>
          <table:table-cell table:style-name="ce17" table:formula="of:=100*[.AC15]/[.AE15]-100" office:value-type="float" office:value="4.03103832110465">
            <text:p>4.03</text:p>
          </table:table-cell>
          <table:table-cell table:style-name="ce10" table:formula="of:=[.AG14]" office:value-type="float" office:value="1">
            <text:p>1.0000</text:p>
          </table:table-cell>
          <table:table-cell table:style-name="ce17" table:formula="of:=100*[.AC15]/[.AG15]-100" office:value-type="float" office:value="4.03103832110465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0" table:formula="of:=[.AK14]*(1+[.AL15]*0.01)" office:value-type="float" office:value="1.02854611249824">
            <text:p>1.0285</text:p>
          </table:table-cell>
          <table:table-cell table:style-name="ce19" table:formula="of:=100*[.AJ15]/[.AJ14]-100" office:value-type="float" office:value="-1.54603890391711">
            <text:p>-1.55</text:p>
          </table:table-cell>
          <table:table-cell table:style-name="ce10" table:formula="of:=[.AM14]" office:value-type="float" office:value="1">
            <text:p>1.0000</text:p>
          </table:table-cell>
          <table:table-cell table:style-name="ce17" table:formula="of:=100*[.AK15]/[.AM15]-100" office:value-type="float" office:value="2.85461124982443">
            <text:p>2.85</text:p>
          </table:table-cell>
          <table:table-cell table:style-name="ce10" table:formula="of:=[.AO14]" office:value-type="float" office:value="1">
            <text:p>1.0000</text:p>
          </table:table-cell>
          <table:table-cell table:style-name="ce17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6" table:formula="of:=[.A15]+1" office:value-type="date" office:date-value="2015-08-27">
            <text:p>15年8月2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5]*(1+[.E16]*0.01)" office:value-type="float" office:value="0.789212039548564">
            <text:p>0.7892</text:p>
          </table:table-cell>
          <table:table-cell table:style-name="ce19" table:formula="of:=100*([.B16]-[.C16])/[.B15]-100" office:value-type="float" office:value="0">
            <text:p>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21.0787960451435">
            <text:p>-21.08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0" table:formula="of:=[.M15]*(1+[.N16]*0.01)" office:value-type="float" office:value="0.772184805802069">
            <text:p>0.7722</text:p>
          </table:table-cell>
          <table:table-cell table:style-name="ce19" table:formula="of:=100*([.K16]-[.L16])/[.K15]-100" office:value-type="float" office:value="0">
            <text:p>0.00</text:p>
          </table:table-cell>
          <table:table-cell table:style-name="ce10" table:formula="of:=[.O15]" office:value-type="float" office:value="1">
            <text:p>1.0000</text:p>
          </table:table-cell>
          <table:table-cell table:style-name="ce17" table:formula="of:=100*[.M16]/[.O16]-100" office:value-type="float" office:value="-22.7815194197931">
            <text:p>-22.78</text:p>
          </table:table-cell>
          <table:table-cell table:style-name="ce10" table:formula="of:=[.Q15]" office:value-type="float" office:value="1">
            <text:p>1.0000</text:p>
          </table:table-cell>
          <table:table-cell table:style-name="ce17" table:formula="of:=100*[.M16]/[.Q16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5]*(1+[.V16]*0.01)" office:value-type="float" office:value="1.05624165375781">
            <text:p>1.0562</text:p>
          </table:table-cell>
          <table:table-cell table:style-name="ce19" table:formula="of:=100*[.T16]/[.T15]-100" office:value-type="float" office:value="0">
            <text:p>0.00</text:p>
          </table:table-cell>
          <table:table-cell table:style-name="ce10" table:formula="of:=[.W15]" office:value-type="float" office:value="1">
            <text:p>1.0000</text:p>
          </table:table-cell>
          <table:table-cell table:style-name="ce17" table:formula="of:=100*[.U16]/[.W16]-100" office:value-type="float" office:value="5.6241653757812">
            <text:p>5.62</text:p>
          </table:table-cell>
          <table:table-cell table:style-name="ce10" table:formula="of:=[.Y15]" office:value-type="float" office:value="1">
            <text:p>1.0000</text:p>
          </table:table-cell>
          <table:table-cell table:style-name="ce17" table:formula="of:=100*[.U16]/[.Y16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15]*(1+[.AD16]*0.01)" office:value-type="float" office:value="0.000124792220951952">
            <text:p>0.0001</text:p>
          </table:table-cell>
          <table:table-cell table:style-name="ce19" table:formula="of:=100*[.AB16]/[.AB15]-100" office:value-type="float" office:value="-99.9880043280384">
            <text:p>-99.99</text:p>
          </table:table-cell>
          <table:table-cell table:style-name="ce10" table:formula="of:=[.AE15]" office:value-type="float" office:value="1">
            <text:p>1.0000</text:p>
          </table:table-cell>
          <table:table-cell table:style-name="ce17" table:formula="of:=100*[.AC16]/[.AE16]-100" office:value-type="float" office:value="-99.9875207779048">
            <text:p>-99.99</text:p>
          </table:table-cell>
          <table:table-cell table:style-name="ce10" table:formula="of:=[.AG15]" office:value-type="float" office:value="1">
            <text:p>1.0000</text:p>
          </table:table-cell>
          <table:table-cell table:style-name="ce17" table:formula="of:=100*[.AC16]/[.AG16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15]*(1+[.AL16]*0.01)" office:value-type="float" office:value="0.0000784126150214664">
            <text:p>0.0001</text:p>
          </table:table-cell>
          <table:table-cell table:style-name="ce19" table:formula="of:=100*[.AJ16]/[.AJ15]-100" office:value-type="float" office:value="-99.992376363678">
            <text:p>-99.99</text:p>
          </table:table-cell>
          <table:table-cell table:style-name="ce10" table:formula="of:=[.AM15]" office:value-type="float" office:value="1">
            <text:p>1.0000</text:p>
          </table:table-cell>
          <table:table-cell table:style-name="ce17" table:formula="of:=100*[.AK16]/[.AM16]-100" office:value-type="float" office:value="-99.9921587384979">
            <text:p>-99.99</text:p>
          </table:table-cell>
          <table:table-cell table:style-name="ce10" table:formula="of:=[.AO15]" office:value-type="float" office:value="1">
            <text:p>1.0000</text:p>
          </table:table-cell>
          <table:table-cell table:style-name="ce17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6" table:formula="of:=[.A16]+1" office:value-type="date" office:date-value="2015-08-28">
            <text:p>15年8月2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.789212039548564">
            <text:p>0.7892</text:p>
          </table:table-cell>
          <table:table-cell table:style-name="ce19" table:formula="of:=100*([.B17]-[.C17])/[.B16]-100" office:value-type="float" office:value="0">
            <text:p>0.00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-21.0787960451435">
            <text:p>-21.08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0" table:formula="of:=[.M16]*(1+[.N17]*0.01)" office:value-type="float" office:value="0.772184805802069">
            <text:p>0.7722</text:p>
          </table:table-cell>
          <table:table-cell table:style-name="ce19" table:formula="of:=100*([.K17]-[.L17])/[.K16]-100" office:value-type="float" office:value="0">
            <text:p>0.00</text:p>
          </table:table-cell>
          <table:table-cell table:style-name="ce10" table:formula="of:=[.O16]" office:value-type="float" office:value="1">
            <text:p>1.0000</text:p>
          </table:table-cell>
          <table:table-cell table:style-name="ce17" table:formula="of:=100*[.M17]/[.O17]-100" office:value-type="float" office:value="-22.7815194197931">
            <text:p>-22.78</text:p>
          </table:table-cell>
          <table:table-cell table:style-name="ce10" table:formula="of:=[.Q16]" office:value-type="float" office:value="1">
            <text:p>1.0000</text:p>
          </table:table-cell>
          <table:table-cell table:style-name="ce17" table:formula="of:=100*[.M17]/[.Q17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6]*(1+[.V17]*0.01)" office:value-type="float" office:value="1.05624165375781">
            <text:p>1.0562</text:p>
          </table:table-cell>
          <table:table-cell table:style-name="ce19" table:formula="of:=100*[.T17]/[.T16]-100" office:value-type="float" office:value="0">
            <text:p>0.00</text:p>
          </table:table-cell>
          <table:table-cell table:style-name="ce10" table:formula="of:=[.W16]" office:value-type="float" office:value="1">
            <text:p>1.0000</text:p>
          </table:table-cell>
          <table:table-cell table:style-name="ce17" table:formula="of:=100*[.U17]/[.W17]-100" office:value-type="float" office:value="5.6241653757812">
            <text:p>5.62</text:p>
          </table:table-cell>
          <table:table-cell table:style-name="ce10" table:formula="of:=[.Y16]" office:value-type="float" office:value="1">
            <text:p>1.0000</text:p>
          </table:table-cell>
          <table:table-cell table:style-name="ce17" table:formula="of:=100*[.U17]/[.Y17]-100" office:value-type="float" office:value="5.6241653757812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16]*(1+[.AD17]*0.01)" office:value-type="float" office:value="0.000124792220951952">
            <text:p>0.0001</text:p>
          </table:table-cell>
          <table:table-cell table:style-name="ce19" table:formula="of:=100*[.AB17]/[.AB16]-100" office:value-type="float" office:value="0">
            <text:p>0.00</text:p>
          </table:table-cell>
          <table:table-cell table:style-name="ce10" table:formula="of:=[.AE16]" office:value-type="float" office:value="1">
            <text:p>1.0000</text:p>
          </table:table-cell>
          <table:table-cell table:style-name="ce17" table:formula="of:=100*[.AC17]/[.AE17]-100" office:value-type="float" office:value="-99.9875207779048">
            <text:p>-99.99</text:p>
          </table:table-cell>
          <table:table-cell table:style-name="ce10" table:formula="of:=[.AG16]" office:value-type="float" office:value="1">
            <text:p>1.0000</text:p>
          </table:table-cell>
          <table:table-cell table:style-name="ce17" table:formula="of:=100*[.AC17]/[.AG17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16]*(1+[.AL17]*0.01)" office:value-type="float" office:value="0.0000784126150214664">
            <text:p>0.0001</text:p>
          </table:table-cell>
          <table:table-cell table:style-name="ce19" table:formula="of:=100*[.AJ17]/[.AJ16]-100" office:value-type="float" office:value="0">
            <text:p>0.00</text:p>
          </table:table-cell>
          <table:table-cell table:style-name="ce10" table:formula="of:=[.AM16]" office:value-type="float" office:value="1">
            <text:p>1.0000</text:p>
          </table:table-cell>
          <table:table-cell table:style-name="ce17" table:formula="of:=100*[.AK17]/[.AM17]-100" office:value-type="float" office:value="-99.9921587384979">
            <text:p>-99.99</text:p>
          </table:table-cell>
          <table:table-cell table:style-name="ce10" table:formula="of:=[.AO16]" office:value-type="float" office:value="1">
            <text:p>1.0000</text:p>
          </table:table-cell>
          <table:table-cell table:style-name="ce17" table:formula="of:=100*[.AK17]/[.AO17]-100" office:value-type="float" office:value="-99.9921587384979">
            <text:p>-99.99</text:p>
          </table:table-cell>
        </table:table-row>
        <table:table-row table:style-name="ro2">
          <table:table-cell table:style-name="ce18" table:formula="of:=[.A17]+10" office:value-type="date" office:date-value="2015-09-07">
            <text:p>15年9月7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7]*(1+[.E18]*0.01)" office:value-type="float" office:value="0.789212039548564">
            <text:p>0.7892</text:p>
          </table:table-cell>
          <table:table-cell table:style-name="ce19" table:formula="of:=100*([.B18]-[.C18])/[.B17]-100" office:value-type="float" office:value="0">
            <text:p>0.00</text:p>
          </table:table-cell>
          <table:table-cell table:formula="of:=[.F17]" office:value-type="float" office:value="1">
            <text:p>1.0000</text:p>
          </table:table-cell>
          <table:table-cell table:formula="of:=100*[.D18]/[.F18]-100" office:value-type="float" office:value="-21.0787960451435">
            <text:p>-21.08</text:p>
          </table:table-cell>
          <table:table-cell table:formula="of:=[.H17]" office:value-type="float" office:value="1">
            <text:p>1.0000</text:p>
          </table:table-cell>
          <table:table-cell table:formula="of:=100*[.D18]/[.H18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-200000">
            <text:p>-200000</text:p>
          </table:table-cell>
          <table:table-cell table:style-name="ce10" table:formula="of:=[.M17]*(1+[.N18]*0.01)" office:value-type="float" office:value="0.772184805802069">
            <text:p>0.7722</text:p>
          </table:table-cell>
          <table:table-cell table:style-name="ce19" table:formula="of:=100*([.K18]-[.L18])/[.K17]-100" office:value-type="float" office:value="0">
            <text:p>0.00</text:p>
          </table:table-cell>
          <table:table-cell table:style-name="ce10" table:formula="of:=[.O17]" office:value-type="float" office:value="1">
            <text:p>1.0000</text:p>
          </table:table-cell>
          <table:table-cell table:style-name="ce17" table:formula="of:=100*[.M18]/[.O18]-100" office:value-type="float" office:value="-22.7815194197931">
            <text:p>-22.78</text:p>
          </table:table-cell>
          <table:table-cell table:style-name="ce10" table:formula="of:=[.Q17]" office:value-type="float" office:value="1">
            <text:p>1.0000</text:p>
          </table:table-cell>
          <table:table-cell table:style-name="ce17" table:formula="of:=100*[.M18]/[.Q18]-100" office:value-type="float" office:value="-22.7815194197931">
            <text:p>-22.78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17]*(1+[.V18]*0.01)" office:value-type="float" office:value="1.05624165375781">
            <text:p>1.0562</text:p>
          </table:table-cell>
          <table:table-cell table:style-name="ce19" table:formula="of:=100*[.T18]/[.T17]-100" office:value-type="float" office:value="0">
            <text:p>0.00</text:p>
          </table:table-cell>
          <table:table-cell table:style-name="ce10" table:formula="of:=[.W17]" office:value-type="float" office:value="1">
            <text:p>1.0000</text:p>
          </table:table-cell>
          <table:table-cell table:style-name="ce17" table:formula="of:=100*[.U18]/[.W18]-100" office:value-type="float" office:value="5.6241653757812">
            <text:p>5.62</text:p>
          </table:table-cell>
          <table:table-cell table:style-name="ce10" table:formula="of:=[.Y17]" office:value-type="float" office:value="1">
            <text:p>1.0000</text:p>
          </table:table-cell>
          <table:table-cell table:style-name="ce17" table:formula="of:=100*[.U18]/[.Y18]-100" office:value-type="float" office:value="5.6241653757812">
            <text:p>5.62</text:p>
          </table:table-cell>
          <table:table-cell/>
          <table:table-cell table:style-name="ce21" office:value-type="float" office:value="8394.09">
            <text:p>8394.09</text:p>
          </table:table-cell>
          <table:table-cell table:style-name="ce10" table:formula="of:=[.AC17]*(1+[.AD18]*0.01)" office:value-type="float" office:value="1.04751713397057">
            <text:p>1.0475</text:p>
          </table:table-cell>
          <table:table-cell table:style-name="ce19" table:formula="of:=100*[.AB18]/[.AB17]-100" office:value-type="float" office:value="839309">
            <text:p>839309.00</text:p>
          </table:table-cell>
          <table:table-cell table:style-name="ce10" table:formula="of:=[.AE17]" office:value-type="float" office:value="1">
            <text:p>1.0000</text:p>
          </table:table-cell>
          <table:table-cell table:style-name="ce17" table:formula="of:=100*[.AC18]/[.AE18]-100" office:value-type="float" office:value="4.75171339705686">
            <text:p>4.75</text:p>
          </table:table-cell>
          <table:table-cell table:style-name="ce10" table:formula="of:=[.AG17]" office:value-type="float" office:value="1">
            <text:p>1.0000</text:p>
          </table:table-cell>
          <table:table-cell table:style-name="ce17" table:formula="of:=100*[.AC18]/[.AG18]-100" office:value-type="float" office:value="4.75171339705686">
            <text:p>4.75</text:p>
          </table:table-cell>
          <table:table-cell/>
          <table:table-cell table:style-name="ce21" office:value-type="float" office:value="13302.96">
            <text:p>13302.96</text:p>
          </table:table-cell>
          <table:table-cell table:style-name="ce10" table:formula="of:=[.AK17]*(1+[.AL18]*0.01)" office:value-type="float" office:value="1.04311988112597">
            <text:p>1.0431</text:p>
          </table:table-cell>
          <table:table-cell table:style-name="ce19" table:formula="of:=100*[.AJ18]/[.AJ17]-100" office:value-type="float" office:value="1330196">
            <text:p>1330196.00</text:p>
          </table:table-cell>
          <table:table-cell table:style-name="ce10" table:formula="of:=[.AM17]" office:value-type="float" office:value="1">
            <text:p>1.0000</text:p>
          </table:table-cell>
          <table:table-cell table:style-name="ce17" table:formula="of:=100*[.AK18]/[.AM18]-100" office:value-type="float" office:value="4.31198811259665">
            <text:p>4.31</text:p>
          </table:table-cell>
          <table:table-cell table:style-name="ce10" table:formula="of:=[.AO17]" office:value-type="float" office:value="1">
            <text:p>1.0000</text:p>
          </table:table-cell>
          <table:table-cell table:style-name="ce17" table:formula="of:=100*[.AK18]/[.AO18]-100" office:value-type="float" office:value="4.31198811259665">
            <text:p>4.31</text:p>
          </table:table-cell>
        </table:table-row>
        <table:table-row table:style-name="ro2">
          <table:table-cell table:style-name="ce16" table:formula="of:=[.A18]+1" office:value-type="date" office:date-value="2015-09-08">
            <text:p>15年9月8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8]*(1+[.E19]*0.01)" office:value-type="float" office:value="0.789212039548564">
            <text:p>0.7892</text:p>
          </table:table-cell>
          <table:table-cell table:style-name="ce19" table:formula="of:=100*([.B19]-[.C19])/[.B18]-100" office:value-type="float" office:value="0">
            <text:p>0.00</text:p>
          </table:table-cell>
          <table:table-cell table:formula="of:=[.F18]" office:value-type="float" office:value="1">
            <text:p>1.0000</text:p>
          </table:table-cell>
          <table:table-cell table:formula="of:=100*[.D19]/[.F19]-100" office:value-type="float" office:value="-21.0787960451435">
            <text:p>-21.08</text:p>
          </table:table-cell>
          <table:table-cell table:formula="of:=[.H18]" office:value-type="float" office:value="1">
            <text:p>1.0000</text:p>
          </table:table-cell>
          <table:table-cell table:formula="of:=100*[.D19]/[.H19]-100" office:value-type="float" office:value="-21.0787960451435">
            <text:p>-21.08</text:p>
          </table:table-cell>
          <table:table-cell/>
          <table:table-cell table:style-name="ce5" office:value-type="float" office:value="202777">
            <text:p>202777</text:p>
          </table:table-cell>
          <table:table-cell table:style-name="ce5" office:value-type="float" office:value="0">
            <text:p>0</text:p>
          </table:table-cell>
          <table:table-cell table:style-name="ce10" table:formula="of:=[.M18]*(1+[.N19]*0.01)" office:value-type="float" office:value="0.772184805802069">
            <text:p>0.7722</text:p>
          </table:table-cell>
          <table:table-cell table:style-name="ce19" table:formula="of:=100*([.K19]-[.L19])/[.K18]-100" office:value-type="float" office:value="0">
            <text:p>0.00</text:p>
          </table:table-cell>
          <table:table-cell table:style-name="ce10" table:formula="of:=[.O18]" office:value-type="float" office:value="1">
            <text:p>1.0000</text:p>
          </table:table-cell>
          <table:table-cell table:style-name="ce17" table:formula="of:=100*[.M19]/[.O19]-100" office:value-type="float" office:value="-22.7815194197931">
            <text:p>-22.78</text:p>
          </table:table-cell>
          <table:table-cell table:style-name="ce10" table:formula="of:=[.Q18]" office:value-type="float" office:value="1">
            <text:p>1.0000</text:p>
          </table:table-cell>
          <table:table-cell table:style-name="ce17" table:formula="of:=100*[.M19]/[.Q19]-100" office:value-type="float" office:value="-22.7815194197931">
            <text:p>-22.78</text:p>
          </table:table-cell>
          <table:table-cell/>
          <table:table-cell table:style-name="ce21" office:value-type="float" office:value="3927.91">
            <text:p>3927.91</text:p>
          </table:table-cell>
          <table:table-cell table:style-name="ce10" table:formula="of:=[.U18]*(1+[.V19]*0.01)" office:value-type="float" office:value="1.04906522087495">
            <text:p>1.0491</text:p>
          </table:table-cell>
          <table:table-cell table:style-name="ce19" table:formula="of:=100*[.T19]/[.T18]-100" office:value-type="float" office:value="-0.67943096708288">
            <text:p>-0.68</text:p>
          </table:table-cell>
          <table:table-cell table:style-name="ce10" table:formula="of:=[.W18]" office:value-type="float" office:value="1">
            <text:p>1.0000</text:p>
          </table:table-cell>
          <table:table-cell table:style-name="ce17" table:formula="of:=100*[.U19]/[.W19]-100" office:value-type="float" office:value="4.90652208749532">
            <text:p>4.91</text:p>
          </table:table-cell>
          <table:table-cell table:style-name="ce10" table:formula="of:=[.Y18]" office:value-type="float" office:value="1">
            <text:p>1.0000</text:p>
          </table:table-cell>
          <table:table-cell table:style-name="ce17" table:formula="of:=100*[.U19]/[.Y19]-100" office:value-type="float" office:value="4.90652208749532">
            <text:p>4.91</text:p>
          </table:table-cell>
          <table:table-cell/>
          <table:table-cell table:style-name="ce21" office:value-type="float" office:value="8435.33">
            <text:p>8435.33</text:p>
          </table:table-cell>
          <table:table-cell table:style-name="ce10" table:formula="of:=[.AC18]*(1+[.AD19]*0.01)" office:value-type="float" office:value="1.05266356516263">
            <text:p>1.0527</text:p>
          </table:table-cell>
          <table:table-cell table:style-name="ce19" table:formula="of:=100*[.AB19]/[.AB18]-100" office:value-type="float" office:value="0.491298044219207">
            <text:p>0.49</text:p>
          </table:table-cell>
          <table:table-cell table:style-name="ce10" table:formula="of:=[.AE18]" office:value-type="float" office:value="1">
            <text:p>1.0000</text:p>
          </table:table-cell>
          <table:table-cell table:style-name="ce17" table:formula="of:=100*[.AC19]/[.AE19]-100" office:value-type="float" office:value="5.26635651626273">
            <text:p>5.27</text:p>
          </table:table-cell>
          <table:table-cell table:style-name="ce10" table:formula="of:=[.AG18]" office:value-type="float" office:value="1">
            <text:p>1.0000</text:p>
          </table:table-cell>
          <table:table-cell table:style-name="ce17" table:formula="of:=100*[.AC19]/[.AG19]-100" office:value-type="float" office:value="5.26635651626273">
            <text:p>5.27</text:p>
          </table:table-cell>
          <table:table-cell/>
          <table:table-cell table:style-name="ce21" office:value-type="float" office:value="13323.08">
            <text:p>13323.08</text:p>
          </table:table-cell>
          <table:table-cell table:style-name="ce10" table:formula="of:=[.AK18]*(1+[.AL19]*0.01)" office:value-type="float" office:value="1.0446975429402">
            <text:p>1.0447</text:p>
          </table:table-cell>
          <table:table-cell table:style-name="ce19" table:formula="of:=100*[.AJ19]/[.AJ18]-100" office:value-type="float" office:value="0.15124453505085">
            <text:p>0.15</text:p>
          </table:table-cell>
          <table:table-cell table:style-name="ce10" table:formula="of:=[.AM18]" office:value-type="float" office:value="1">
            <text:p>1.0000</text:p>
          </table:table-cell>
          <table:table-cell table:style-name="ce17" table:formula="of:=100*[.AK19]/[.AM19]-100" office:value-type="float" office:value="4.46975429401984">
            <text:p>4.47</text:p>
          </table:table-cell>
          <table:table-cell table:style-name="ce10" table:formula="of:=[.AO18]" office:value-type="float" office:value="1">
            <text:p>1.0000</text:p>
          </table:table-cell>
          <table:table-cell table:style-name="ce17" table:formula="of:=100*[.AK19]/[.AO19]-100" office:value-type="float" office:value="4.46975429401984">
            <text:p>4.47</text:p>
          </table:table-cell>
        </table:table-row>
        <table:table-row table:style-name="ro2">
          <table:table-cell table:style-name="ce16" table:formula="of:=[.A19]+1" office:value-type="date" office:date-value="2015-09-09">
            <text:p>15年9月9日</text:p>
          </table:table-cell>
          <table:table-cell table:style-name="ce5" office:value-type="float" office:value="590000">
            <text:p>590000</text:p>
          </table:table-cell>
          <table:table-cell table:style-name="ce5" office:value-type="float" office:value="0">
            <text:p>0</text:p>
          </table:table-cell>
          <table:table-cell table:formula="of:=[.D19]*(1+[.E20]*0.01)" office:value-type="float" office:value="0.796587903475149">
            <text:p>0.7966</text:p>
          </table:table-cell>
          <table:table-cell table:style-name="ce19" table:formula="of:=100*([.B20]-[.C20])/[.B19]-100" office:value-type="float" office:value="0.934585834600725">
            <text:p>0.93</text:p>
          </table:table-cell>
          <table:table-cell table:formula="of:=[.F19]" office:value-type="float" office:value="1">
            <text:p>1.0000</text:p>
          </table:table-cell>
          <table:table-cell table:formula="of:=100*[.D20]/[.F20]-100" office:value-type="float" office:value="-20.3412096524851">
            <text:p>-20.34</text:p>
          </table:table-cell>
          <table:table-cell table:formula="of:=[.H19]" office:value-type="float" office:value="1">
            <text:p>1.0000</text:p>
          </table:table-cell>
          <table:table-cell table:formula="of:=100*[.D20]/[.H20]-100" office:value-type="float" office:value="-20.3412096524851">
            <text:p>-20.34</text:p>
          </table:table-cell>
          <table:table-cell/>
          <table:table-cell table:style-name="ce5" office:value-type="float" office:value="206500">
            <text:p>206500</text:p>
          </table:table-cell>
          <table:table-cell table:style-name="ce5" office:value-type="float" office:value="0">
            <text:p>0</text:p>
          </table:table-cell>
          <table:table-cell table:style-name="ce10" table:formula="of:=[.M19]*(1+[.N20]*0.01)" office:value-type="float" office:value="0.786362173215539">
            <text:p>0.7864</text:p>
          </table:table-cell>
          <table:table-cell table:style-name="ce19" table:formula="of:=100*([.K20]-[.L20])/[.K19]-100" office:value-type="float" office:value="1.8360070422188">
            <text:p>1.84</text:p>
          </table:table-cell>
          <table:table-cell table:style-name="ce10" table:formula="of:=[.O19]" office:value-type="float" office:value="1">
            <text:p>1.0000</text:p>
          </table:table-cell>
          <table:table-cell table:style-name="ce17" table:formula="of:=100*[.M20]/[.O20]-100" office:value-type="float" office:value="-21.3637826784461">
            <text:p>-21.36</text:p>
          </table:table-cell>
          <table:table-cell table:style-name="ce10" table:formula="of:=[.Q19]" office:value-type="float" office:value="1">
            <text:p>1.0000</text:p>
          </table:table-cell>
          <table:table-cell table:style-name="ce17" table:formula="of:=100*[.M20]/[.Q20]-100" office:value-type="float" office:value="-21.3637826784461">
            <text:p>-21.36</text:p>
          </table:table-cell>
          <table:table-cell/>
          <table:table-cell table:style-name="ce21" office:value-type="float" office:value="3886.32">
            <text:p>3886.32</text:p>
          </table:table-cell>
          <table:table-cell table:style-name="ce10" table:formula="of:=[.U19]*(1+[.V20]*0.01)" office:value-type="float" office:value="1.0379573740719">
            <text:p>1.0380</text:p>
          </table:table-cell>
          <table:table-cell table:style-name="ce19" table:formula="of:=100*[.T20]/[.T19]-100" office:value-type="float" office:value="-1.05883281439748">
            <text:p>-1.06</text:p>
          </table:table-cell>
          <table:table-cell table:style-name="ce10" table:formula="of:=[.W19]" office:value-type="float" office:value="1">
            <text:p>1.0000</text:p>
          </table:table-cell>
          <table:table-cell table:style-name="ce17" table:formula="of:=100*[.U20]/[.W20]-100" office:value-type="float" office:value="3.79573740718978">
            <text:p>3.80</text:p>
          </table:table-cell>
          <table:table-cell table:style-name="ce10" table:formula="of:=[.Y19]" office:value-type="float" office:value="1">
            <text:p>1.0000</text:p>
          </table:table-cell>
          <table:table-cell table:style-name="ce17" table:formula="of:=100*[.U20]/[.Y20]-100" office:value-type="float" office:value="3.79573740718978">
            <text:p>3.80</text:p>
          </table:table-cell>
          <table:table-cell/>
          <table:table-cell table:style-name="ce21" office:value-type="float" office:value="8336.34">
            <text:p>8336.34</text:p>
          </table:table-cell>
          <table:table-cell table:style-name="ce10" table:formula="of:=[.AC19]*(1+[.AD20]*0.01)" office:value-type="float" office:value="1.04031038321059">
            <text:p>1.0403</text:p>
          </table:table-cell>
          <table:table-cell table:style-name="ce19" table:formula="of:=100*[.AB20]/[.AB19]-100" office:value-type="float" office:value="-1.17351662590556">
            <text:p>-1.17</text:p>
          </table:table-cell>
          <table:table-cell table:style-name="ce10" table:formula="of:=[.AE19]" office:value-type="float" office:value="1">
            <text:p>1.0000</text:p>
          </table:table-cell>
          <table:table-cell table:style-name="ce17" table:formula="of:=100*[.AC20]/[.AE20]-100" office:value-type="float" office:value="4.03103832105936">
            <text:p>4.03</text:p>
          </table:table-cell>
          <table:table-cell table:style-name="ce10" table:formula="of:=[.AG19]" office:value-type="float" office:value="1">
            <text:p>1.0000</text:p>
          </table:table-cell>
          <table:table-cell table:style-name="ce17" table:formula="of:=100*[.AC20]/[.AG20]-100" office:value-type="float" office:value="4.03103832105936">
            <text:p>4.03</text:p>
          </table:table-cell>
          <table:table-cell/>
          <table:table-cell table:style-name="ce21" office:value-type="float" office:value="13117.1">
            <text:p>13117.10</text:p>
          </table:table-cell>
          <table:table-cell table:style-name="ce10" table:formula="of:=[.AK19]*(1+[.AL20]*0.01)" office:value-type="float" office:value="1.02854611249808">
            <text:p>1.0285</text:p>
          </table:table-cell>
          <table:table-cell table:style-name="ce19" table:formula="of:=100*[.AJ20]/[.AJ19]-100" office:value-type="float" office:value="-1.54603890391711">
            <text:p>-1.55</text:p>
          </table:table-cell>
          <table:table-cell table:style-name="ce10" table:formula="of:=[.AM19]" office:value-type="float" office:value="1">
            <text:p>1.0000</text:p>
          </table:table-cell>
          <table:table-cell table:style-name="ce17" table:formula="of:=100*[.AK20]/[.AM20]-100" office:value-type="float" office:value="2.85461124980766">
            <text:p>2.85</text:p>
          </table:table-cell>
          <table:table-cell table:style-name="ce10" table:formula="of:=[.AO19]" office:value-type="float" office:value="1">
            <text:p>1.0000</text:p>
          </table:table-cell>
          <table:table-cell table:style-name="ce17" table:formula="of:=100*[.AK20]/[.AO20]-100" office:value-type="float" office:value="2.85461124980766">
            <text:p>2.85</text:p>
          </table:table-cell>
        </table:table-row>
        <table:table-row table:style-name="ro2">
          <table:table-cell table:style-name="ce16" table:formula="of:=[.A20]+1" office:value-type="date" office:date-value="2015-09-10">
            <text:p>15年9月10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20]*(1+[.E21]*0.01)" office:value-type="float" office:value="0">
            <text:p>0.0000</text:p>
          </table:table-cell>
          <table:table-cell table:style-name="ce19" table:formula="of:=100*([.B21]-[.C21])/[.B20]-100" office:value-type="float" office:value="-100">
            <text:p>-100.00</text:p>
          </table:table-cell>
          <table:table-cell table:formula="of:=[.F20]" office:value-type="float" office:value="1">
            <text:p>1.0000</text:p>
          </table:table-cell>
          <table:table-cell table:formula="of:=100*[.D21]/[.F21]-100" office:value-type="float" office:value="-100">
            <text:p>-100.00</text:p>
          </table:table-cell>
          <table:table-cell table:formula="of:=[.H20]" office:value-type="float" office:value="1">
            <text:p>1.0000</text:p>
          </table:table-cell>
          <table:table-cell table:formula="of:=100*[.D21]/[.H21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0" table:formula="of:=[.M20]*(1+[.N21]*0.01)" office:value-type="float" office:value="0">
            <text:p>0.0000</text:p>
          </table:table-cell>
          <table:table-cell table:style-name="ce19" table:formula="of:=100*([.K21]-[.L21])/[.K20]-100" office:value-type="float" office:value="-100">
            <text:p>-100.00</text:p>
          </table:table-cell>
          <table:table-cell table:style-name="ce10" table:formula="of:=[.O20]" office:value-type="float" office:value="1">
            <text:p>1.0000</text:p>
          </table:table-cell>
          <table:table-cell table:style-name="ce17" table:formula="of:=100*[.M21]/[.O21]-100" office:value-type="float" office:value="-100">
            <text:p>-100.00</text:p>
          </table:table-cell>
          <table:table-cell table:style-name="ce10" table:formula="of:=[.Q20]" office:value-type="float" office:value="1">
            <text:p>1.0000</text:p>
          </table:table-cell>
          <table:table-cell table:style-name="ce17" table:formula="of:=100*[.M21]/[.Q21]-100" office:value-type="float" office:value="-100">
            <text:p>-100.00</text:p>
          </table:table-cell>
          <table:table-cell/>
          <table:table-cell table:style-name="ce21" office:value-type="float" office:value="3954.78">
            <text:p>3954.78</text:p>
          </table:table-cell>
          <table:table-cell table:style-name="ce10" table:formula="of:=[.U20]*(1+[.V21]*0.01)" office:value-type="float" office:value="1.05624165375781">
            <text:p>1.0562</text:p>
          </table:table-cell>
          <table:table-cell table:style-name="ce19" table:formula="of:=100*[.T21]/[.T20]-100" office:value-type="float" office:value="1.76156363860927">
            <text:p>1.76</text:p>
          </table:table-cell>
          <table:table-cell table:style-name="ce10" table:formula="of:=[.W20]" office:value-type="float" office:value="1">
            <text:p>1.0000</text:p>
          </table:table-cell>
          <table:table-cell table:style-name="ce17" table:formula="of:=100*[.U21]/[.W21]-100" office:value-type="float" office:value="5.62416537578119">
            <text:p>5.62</text:p>
          </table:table-cell>
          <table:table-cell table:style-name="ce10" table:formula="of:=[.Y20]" office:value-type="float" office:value="1">
            <text:p>1.0000</text:p>
          </table:table-cell>
          <table:table-cell table:style-name="ce17" table:formula="of:=100*[.U21]/[.Y21]-100" office:value-type="float" office:value="5.62416537578119">
            <text:p>5.62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20]*(1+[.AD21]*0.01)" office:value-type="float" office:value="0.000124792220951897">
            <text:p>0.0001</text:p>
          </table:table-cell>
          <table:table-cell table:style-name="ce19" table:formula="of:=100*[.AB21]/[.AB20]-100" office:value-type="float" office:value="-99.9880043280384">
            <text:p>-99.99</text:p>
          </table:table-cell>
          <table:table-cell table:style-name="ce10" table:formula="of:=[.AE20]" office:value-type="float" office:value="1">
            <text:p>1.0000</text:p>
          </table:table-cell>
          <table:table-cell table:style-name="ce17" table:formula="of:=100*[.AC21]/[.AE21]-100" office:value-type="float" office:value="-99.9875207779048">
            <text:p>-99.99</text:p>
          </table:table-cell>
          <table:table-cell table:style-name="ce10" table:formula="of:=[.AG20]" office:value-type="float" office:value="1">
            <text:p>1.0000</text:p>
          </table:table-cell>
          <table:table-cell table:style-name="ce17" table:formula="of:=100*[.AC21]/[.AG21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20]*(1+[.AL21]*0.01)" office:value-type="float" office:value="0.0000784126150214536">
            <text:p>0.0001</text:p>
          </table:table-cell>
          <table:table-cell table:style-name="ce19" table:formula="of:=100*[.AJ21]/[.AJ20]-100" office:value-type="float" office:value="-99.992376363678">
            <text:p>-99.99</text:p>
          </table:table-cell>
          <table:table-cell table:style-name="ce10" table:formula="of:=[.AM20]" office:value-type="float" office:value="1">
            <text:p>1.0000</text:p>
          </table:table-cell>
          <table:table-cell table:style-name="ce17" table:formula="of:=100*[.AK21]/[.AM21]-100" office:value-type="float" office:value="-99.9921587384979">
            <text:p>-99.99</text:p>
          </table:table-cell>
          <table:table-cell table:style-name="ce10" table:formula="of:=[.AO20]" office:value-type="float" office:value="1">
            <text:p>1.0000</text:p>
          </table:table-cell>
          <table:table-cell table:style-name="ce17" table:formula="of:=100*[.AK21]/[.AO21]-100" office:value-type="float" office:value="-99.9921587384979">
            <text:p>-99.99</text:p>
          </table:table-cell>
        </table:table-row>
        <table:table-row table:style-name="ro2">
          <table:table-cell table:style-name="ce16" table:formula="of:=[.A21]+1" office:value-type="date" office:date-value="2015-09-11">
            <text:p>15年9月1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21]*(1+[.E22]*0.01)" office:value-type="float" office:value="0">
            <text:p>#DIV/0!</text:p>
          </table:table-cell>
          <table:table-cell table:style-name="ce19" table:formula="of:=100*([.B22]-[.C22])/[.B21]-100" office:value-type="float" office:value="0">
            <text:p>#DIV/0!</text:p>
          </table:table-cell>
          <table:table-cell table:formula="of:=[.F21]" office:value-type="float" office:value="1">
            <text:p>1.0000</text:p>
          </table:table-cell>
          <table:table-cell table:formula="of:=100*[.D22]/[.F22]-100" office:value-type="float" office:value="0">
            <text:p>#DIV/0!</text:p>
          </table:table-cell>
          <table:table-cell table:formula="of:=[.H21]" office:value-type="float" office:value="1">
            <text:p>1.0000</text:p>
          </table:table-cell>
          <table:table-cell table:formula="of:=100*[.D22]/[.H22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0" table:formula="of:=[.M21]*(1+[.N22]*0.01)" office:value-type="float" office:value="0">
            <text:p>#DIV/0!</text:p>
          </table:table-cell>
          <table:table-cell table:style-name="ce19" table:formula="of:=100*([.K22]-[.L22])/[.K21]-100" office:value-type="float" office:value="0">
            <text:p>#DIV/0!</text:p>
          </table:table-cell>
          <table:table-cell table:style-name="ce10" table:formula="of:=[.O21]" office:value-type="float" office:value="1">
            <text:p>1.0000</text:p>
          </table:table-cell>
          <table:table-cell table:style-name="ce17" table:formula="of:=100*[.M22]/[.O22]-100" office:value-type="float" office:value="0">
            <text:p>#DIV/0!</text:p>
          </table:table-cell>
          <table:table-cell table:style-name="ce10" table:formula="of:=[.Q21]" office:value-type="float" office:value="1">
            <text:p>1.0000</text:p>
          </table:table-cell>
          <table:table-cell table:style-name="ce17" table:formula="of:=100*[.M22]/[.Q22]-100" office:value-type="float" office:value="0">
            <text:p>#DIV/0!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U21]*(1+[.V22]*0.01)" office:value-type="float" office:value="0.000267079750013294">
            <text:p>0.0003</text:p>
          </table:table-cell>
          <table:table-cell table:style-name="ce19" table:formula="of:=100*[.T22]/[.T21]-100" office:value-type="float" office:value="-99.974714143391">
            <text:p>-99.97</text:p>
          </table:table-cell>
          <table:table-cell table:style-name="ce10" table:formula="of:=[.W21]" office:value-type="float" office:value="1">
            <text:p>1.0000</text:p>
          </table:table-cell>
          <table:table-cell table:style-name="ce17" table:formula="of:=100*[.U22]/[.W22]-100" office:value-type="float" office:value="-99.9732920249987">
            <text:p>-99.97</text:p>
          </table:table-cell>
          <table:table-cell table:style-name="ce10" table:formula="of:=[.Y21]" office:value-type="float" office:value="1">
            <text:p>1.0000</text:p>
          </table:table-cell>
          <table:table-cell table:style-name="ce17" table:formula="of:=100*[.U22]/[.Y22]-100" office:value-type="float" office:value="-99.9732920249987">
            <text:p>-99.97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C21]*(1+[.AD22]*0.01)" office:value-type="float" office:value="0.000124792220951897">
            <text:p>0.0001</text:p>
          </table:table-cell>
          <table:table-cell table:style-name="ce19" table:formula="of:=100*[.AB22]/[.AB21]-100" office:value-type="float" office:value="0">
            <text:p>0.00</text:p>
          </table:table-cell>
          <table:table-cell table:style-name="ce10" table:formula="of:=[.AE21]" office:value-type="float" office:value="1">
            <text:p>1.0000</text:p>
          </table:table-cell>
          <table:table-cell table:style-name="ce17" table:formula="of:=100*[.AC22]/[.AE22]-100" office:value-type="float" office:value="-99.9875207779048">
            <text:p>-99.99</text:p>
          </table:table-cell>
          <table:table-cell table:style-name="ce10" table:formula="of:=[.AG21]" office:value-type="float" office:value="1">
            <text:p>1.0000</text:p>
          </table:table-cell>
          <table:table-cell table:style-name="ce17" table:formula="of:=100*[.AC22]/[.AG22]-100" office:value-type="float" office:value="-99.9875207779048">
            <text:p>-99.99</text:p>
          </table:table-cell>
          <table:table-cell/>
          <table:table-cell table:style-name="ce21" office:value-type="float" office:value="1">
            <text:p>1.00</text:p>
          </table:table-cell>
          <table:table-cell table:style-name="ce10" table:formula="of:=[.AK21]*(1+[.AL22]*0.01)" office:value-type="float" office:value="0.0000784126150214536">
            <text:p>0.0001</text:p>
          </table:table-cell>
          <table:table-cell table:style-name="ce19" table:formula="of:=100*[.AJ22]/[.AJ21]-100" office:value-type="float" office:value="0">
            <text:p>0.00</text:p>
          </table:table-cell>
          <table:table-cell table:style-name="ce10" table:formula="of:=[.AM21]" office:value-type="float" office:value="1">
            <text:p>1.0000</text:p>
          </table:table-cell>
          <table:table-cell table:style-name="ce17" table:formula="of:=100*[.AK22]/[.AM22]-100" office:value-type="float" office:value="-99.9921587384979">
            <text:p>-99.99</text:p>
          </table:table-cell>
          <table:table-cell table:style-name="ce10" table:formula="of:=[.AO21]" office:value-type="float" office:value="1">
            <text:p>1.0000</text:p>
          </table:table-cell>
          <table:table-cell table:style-name="ce17" table:formula="of:=100*[.AK22]/[.AO22]-100" office:value-type="float" office:value="-99.9921587384979">
            <text:p>-99.99</text:p>
          </table:table-cell>
        </table:table-row>
        <table:table-row table:style-name="ro1" table:number-rows-repeated="9">
          <table:table-cell table:number-columns-repeated="42"/>
        </table:table-row>
        <table:table-row table:style-name="ro1">
          <table:table-cell/>
          <table:table-cell office:value-type="float" office:value="515337">
            <text:p>515337</text:p>
          </table:table-cell>
          <table:table-cell table:number-columns-repeated="8"/>
          <table:table-cell office:value-type="float" office:value="198913">
            <text:p>198913</text:p>
          </table:table-cell>
          <table:table-cell table:number-columns-repeated="31"/>
        </table:table-row>
        <table:table-row table:style-name="ro1" table:number-rows-repeated="48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6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  <table:table-row table:style-name="ro2">
          <table:table-cell table:style-name="ce16" office:value-type="date" office:date-value="2015-09-10">
            <text:p>15年9月10日</text:p>
          </table:table-cell>
          <table:table-cell office:value-type="string">
            <text:p>..00400</text:p>
          </table:table-cell>
          <table:table-cell office:value-type="string">
            <text:p>..004开头,git不更新,作为临时板块</text:p>
          </table:table-cell>
        </table:table-row>
        <table:table-row table:style-name="ro2">
          <table:table-cell/>
          <table:table-cell office:value-type="string">
            <text:p>..00210......00229</text:p>
          </table:table-cell>
          <table:table-cell office:value-type="string">
            <text:p>成交30天最低</text:p>
          </table:table-cell>
        </table:table-row>
        <table:table-row table:style-name="ro1">
          <table:table-cell/>
          <table:table-cell office:value-type="string">
            <text:p>..00230........00239</text:p>
          </table:table-cell>
          <table:table-cell office:value-type="string">
            <text:p>开盘量最大</text:p>
          </table:table-cell>
        </table:table-row>
        <table:table-row table:style-name="ro2">
          <table:table-cell/>
          <table:table-cell office:value-type="string">
            <text:p>..00240..........00249</text:p>
          </table:table-cell>
          <table:table-cell office:value-type="string">
            <text:p>开盘最大,按涨幅排序</text:p>
          </table:table-cell>
        </table:table-row>
        <table:table-row table:style-name="ro2">
          <table:table-cell table:style-name="ce16" office:value-type="date" office:date-value="2015-12-15">
            <text:p>15年12月15日</text:p>
          </table:table-cell>
          <table:table-cell office:value-type="string">
            <text:p>..00208</text:p>
          </table:table-cell>
          <table:table-cell office:value-type="string">
            <text:p>tgb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2015／12／31</text:date>, <text:time>13:06:5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12-31T13:06:53.24</dc:date>
    <meta:editing-duration>P78DT1H23M49S</meta:editing-duration>
    <meta:editing-cycles>324</meta:editing-cycles>
    <meta:generator>OpenOffice/4.1.1$Win32 OpenOffice.org_project/411m6$Build-9775</meta:generator>
    <meta:document-statistic meta:table-count="9" meta:cell-count="5835" meta:object-count="0"/>
  </office:meta>
</office:document-meta>
</file>